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B0000008EA2FAA5E2F2E0EF4D.png" manifest:media-type="image/png"/>
  <manifest:file-entry manifest:full-path="Pictures/100071FA0000175C00000BC875E92A5312F5EBF9.svg" manifest:media-type="image/svg+xml"/>
  <manifest:file-entry manifest:full-path="Pictures/100000010000011B0000008E652DEF898FFD88CA.png" manifest:media-type="image/png"/>
  <manifest:file-entry manifest:full-path="Pictures/100000010000007C00000077444E8605DA2E1EB3.png" manifest:media-type="image/png"/>
  <manifest:file-entry manifest:full-path="Pictures/10000001000000ED000000743E6D741DE6A2C725.png" manifest:media-type="image/png"/>
  <manifest:file-entry manifest:full-path="Pictures/10000000000006D70000040677582D48ED98A072.png" manifest:media-type="image/png"/>
  <manifest:file-entry manifest:full-path="Pictures/10006D4C0000175C00000BC867F77FC176D8AF34.svg" manifest:media-type="image/svg+xml"/>
  <manifest:file-entry manifest:full-path="Pictures/100000000000034A00000553EFF70CDB79C25749.png" manifest:media-type="image/png"/>
  <manifest:file-entry manifest:full-path="Pictures/100055C500000F4C0000031AA424FA8BD41AC5D7.svg" manifest:media-type="image/svg+xml"/>
  <manifest:file-entry manifest:full-path="Pictures/10000001000004BA0000031B808C68395222342E.png" manifest:media-type="image/png"/>
  <manifest:file-entry manifest:full-path="Pictures/100000010000000C000000218837290497380680.png" manifest:media-type="image/png"/>
  <manifest:file-entry manifest:full-path="Pictures/10000001000000B90000002509A9B1F5DA35720F.png" manifest:media-type="image/png"/>
  <manifest:file-entry manifest:full-path="Pictures/100000010000003300000047A44AB12902F93334.png" manifest:media-type="image/png"/>
  <manifest:file-entry manifest:full-path="Pictures/1000AFF80000154A00000FEB08D1519C62BA1F9D.svg" manifest:media-type="image/svg+xml"/>
  <manifest:file-entry manifest:full-path="Pictures/10000000000003450000055391B9F32AD7BE0A13.png" manifest:media-type="image/png"/>
  <manifest:file-entry manifest:full-path="Pictures/1000000100000033000000478763B3687AFB065F.png" manifest:media-type="image/png"/>
  <manifest:file-entry manifest:full-path="Pictures/100014DC0000027B000002CA14F07A87E6C1A189.svg" manifest:media-type="image/svg+xml"/>
  <manifest:file-entry manifest:full-path="Pictures/10000000000006D700000404CD2F9F18E34162D6.png" manifest:media-type="image/png"/>
  <manifest:file-entry manifest:full-path="Pictures/10006FE500001266000004729C468BAEBC076208.svg" manifest:media-type="image/svg+xml"/>
  <manifest:file-entry manifest:full-path="Pictures/10000001000000DE00000036C45E3F5B2491EEF9.png" manifest:media-type="image/png"/>
  <manifest:file-entry manifest:full-path="Pictures/100044A6000013A30000099D6E8963A6514AE4DF.svg" manifest:media-type="image/svg+xml"/>
  <manifest:file-entry manifest:full-path="Pictures/1000287B0000043D000005E47ADA5F17300F13D2.svg" manifest:media-type="image/svg+xml"/>
  <manifest:file-entry manifest:full-path="Pictures/100000010000001E000000224D2D34D6428BA388.png" manifest:media-type="image/png"/>
  <manifest:file-entry manifest:full-path="Pictures/1000221E0000043D000005E4F1A0AB7E073CE84B.svg" manifest:media-type="image/svg+xml"/>
  <manifest:file-entry manifest:full-path="Pictures/1000000100000102000000C0ABA971CDB26D262A.png" manifest:media-type="image/png"/>
  <manifest:file-entry manifest:full-path="Pictures/10002B3D000002CA000008FE1107ED5986ECD846.svg" manifest:media-type="image/svg+xml"/>
  <manifest:file-entry manifest:full-path="Pictures/10000001000000220000006D5D2998DA0738A68F.png" manifest:media-type="image/png"/>
  <manifest:file-entry manifest:full-path="Pictures/10000BA200000109000002B0A08CA3564950154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503cm" fo:min-width="7.1cm" fo:padding-top="0.053cm" fo:padding-bottom="0.053cm" fo:padding-left="0.053cm" fo:padding-right="0.053cm"/>
    </style:style>
    <style:style style:name="gr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503cm" fo:min-width="5.293cm" fo:padding-top="0.053cm" fo:padding-bottom="0.053cm" fo:padding-left="0.053cm" fo:padding-right="0.053cm"/>
      <style:paragraph-properties style:writing-mode="lr-tb"/>
    </style:style>
    <style:style style:name="gr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503cm" fo:min-width="4.484cm" fo:padding-top="0.053cm" fo:padding-bottom="0.053cm" fo:padding-left="0.053cm" fo:padding-right="0.053cm"/>
      <style:paragraph-properties style:writing-mode="lr-tb"/>
    </style:style>
    <style:style style:name="gr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527cm" fo:min-width="17.093cm" fo:padding-top="0.041cm" fo:padding-bottom="0.041cm" fo:padding-left="0.041cm" fo:padding-right="0.041cm"/>
    </style:style>
    <style:style style:name="gr5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225cm" fo:min-width="12.185cm"/>
    </style:style>
    <style:style style:name="gr6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7cm" fo:min-width="5.726cm"/>
    </style:style>
    <style:style style:name="gr1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32cm" fo:min-width="5.726cm"/>
    </style:style>
    <style:style style:name="gr1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8cm" fo:min-width="5.726cm"/>
    </style:style>
    <style:style style:name="gr15" style:family="graphic" style:parent-style-name="standard">
      <style:graphic-properties svg:stroke-color="#000000" draw:fill-color="#333333" draw:textarea-vertical-align="middle"/>
    </style:style>
    <style:style style:name="gr16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424cm" fo:min-width="0cm"/>
    </style:style>
    <style:style style:name="gr18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891cm" fo:min-width="0cm"/>
    </style:style>
    <style:style style:name="gr19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37cm" fo:min-width="0.236cm" fo:padding-top="0.152cm" fo:padding-bottom="0.152cm" fo:padding-left="0.277cm" fo:padding-right="0.277cm"/>
    </style:style>
    <style:style style:name="gr20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14cm" fo:min-width="0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815cm" fo:min-width="0.236cm" fo:padding-top="0.152cm" fo:padding-bottom="0.152cm" fo:padding-left="0.277cm" fo:padding-right="0.2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26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14cm" fo:min-width="2.676cm" fo:padding-top="0.166cm" fo:padding-bottom="0.166cm" fo:padding-left="0.291cm" fo:padding-right="0.291cm"/>
    </style:style>
    <style:style style:name="gr27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14cm" fo:min-width="2.429cm" fo:padding-top="0.166cm" fo:padding-bottom="0.166cm" fo:padding-left="0.291cm" fo:padding-right="0.291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3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2cm" fo:min-width="5.866cm" fo:padding-top="0.053cm" fo:padding-bottom="0.053cm" fo:padding-left="0.053cm" fo:padding-right="0.053cm"/>
    </style:style>
    <style:style style:name="gr3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113cm" fo:min-width="5.373cm" fo:padding-top="0.053cm" fo:padding-bottom="0.053cm" fo:padding-left="0.053cm" fo:padding-right="0.053cm"/>
      <style:paragraph-properties style:writing-mode="lr-tb"/>
    </style:style>
    <style:style style:name="gr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4.879cm" fo:padding-top="0.053cm" fo:padding-bottom="0.053cm" fo:padding-left="0.053cm" fo:padding-right="0.053cm"/>
      <style:paragraph-properties style:writing-mode="lr-tb"/>
    </style:style>
    <style:style style:name="gr33" style:family="graphic" style:parent-style-name="objectwithoutfill">
      <style:graphic-properties svg:stroke-color="#b2b2b2" draw:fill="solid" draw:textarea-vertical-align="middle"/>
    </style:style>
    <style:style style:name="gr34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5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36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7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36cm" fo:min-width="0.673cm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Dash_20_equal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334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41" style:family="graphic" style:parent-style-name="objectwithoutfill">
      <style:graphic-properties draw:stroke="dash" draw:stroke-dash="Dash_20_equal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46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475cm" fo:padding-top="0.143cm" fo:padding-bottom="0.143cm" fo:padding-left="0.268cm" fo:padding-right="0.268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cm, 3.686cm, 0.777cm, 0.988cm)" draw:image-opacity="100%" style:mirror="none"/>
    </style:style>
    <style:style style:name="gr48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1cm" fo:min-width="0.969cm" fo:padding-top="0.143cm" fo:padding-bottom="0.143cm" fo:padding-left="0.268cm" fo:padding-right="0.268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51" style:family="graphic" style:parent-style-name="standard">
      <style:graphic-properties draw:stroke="none" draw:stroke-dash="Dot" svg:stroke-width="0.035cm" svg:stroke-color="#666666" draw:marker-start-width="0.253cm" draw:marker-end-width="0.253cm" svg:stroke-opacity="100%" draw:fill="solid" draw:fill-color="#fff2ff" draw:textarea-horizontal-align="justify" draw:textarea-vertical-align="middle" draw:auto-grow-height="false" fo:min-height="0.61cm" fo:min-width="0.402cm" fo:padding-top="0.143cm" fo:padding-bottom="0.143cm" fo:padding-left="0.268cm" fo:padding-right="0.268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574cm, 0.431cm, 0.082cm)" draw:image-opacity="100%" style:mirror="none"/>
    </style:style>
    <style:style style:name="gr53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165cm" fo:min-width="16.381cm" fo:padding-top="0.027cm" fo:padding-bottom="0.027cm" fo:padding-left="0.027cm" fo:padding-right="0.027cm"/>
    </style:style>
    <style:style style:name="gr54" style:family="graphic" style:parent-style-name="objectwithoutfill">
      <style:graphic-properties draw:stroke="solid" draw:stroke-dash="Dash_20_equal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55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955cm" fo:min-width="2.475cm" fo:padding-top="0.143cm" fo:padding-bottom="0.143cm" fo:padding-left="0.268cm" fo:padding-right="0.26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  <style:paragraph-properties style:writing-mode="lr-tb"/>
    </style:style>
    <style:style style:name="gr5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891cm" fo:min-width="0.29cm"/>
    </style:style>
    <style:style style:name="gr5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3cm" fo:min-width="6.656cm" fo:padding-top="0.053cm" fo:padding-bottom="0.053cm" fo:padding-left="0.053cm" fo:padding-right="0.053cm"/>
    </style:style>
    <style:style style:name="gr5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113cm" fo:min-width="5.027cm" fo:padding-top="0.053cm" fo:padding-bottom="0.053cm" fo:padding-left="0.053cm" fo:padding-right="0.053cm"/>
      <style:paragraph-properties style:writing-mode="lr-tb"/>
    </style:style>
    <style:style style:name="gr6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4.632cm" fo:padding-top="0.053cm" fo:padding-bottom="0.053cm" fo:padding-left="0.053cm" fo:padding-right="0.05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3.98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4.34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3.249cm"/>
      <style:paragraph-properties style:writing-mode="lr-tb"/>
    </style:style>
    <style:style style:name="gr64" style:family="graphic" style:parent-style-name="objectwithoutfill">
      <style:graphic-properties draw:stroke="dash" draw:stroke-dash="Dash_20_equal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draw:stroke="dash" draw:stroke-dash="Dash_20_equal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cm" fo:min-width="6.224cm"/>
      <style:paragraph-properties style:writing-mode="lr-tb"/>
    </style:style>
    <style:style style:name="gr6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cm" fo:min-width="6.224cm"/>
    </style:style>
    <style:style style:name="gr68" style:family="graphic" style:parent-style-name="standard">
      <style:graphic-properties draw:stroke="solid" svg:stroke-width="0.159cm" svg:stroke-color="#5983b0" draw:marker-start-width="0.438cm" draw:marker-end-width="0.438cm" draw:fill-color="#ffffff" draw:textarea-horizontal-align="justify" draw:textarea-vertical-align="middle" draw:auto-grow-height="false" fo:min-height="0.544cm" fo:min-width="0.285cm" fo:padding-top="0.204cm" fo:padding-bottom="0.204cm" fo:padding-left="0.329cm" fo:padding-right="0.329cm"/>
    </style:style>
    <style:style style:name="gr69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94cm" fo:min-width="2.179cm" fo:padding-top="0.143cm" fo:padding-bottom="0.143cm" fo:padding-left="0.268cm" fo:padding-right="0.268cm"/>
      <style:paragraph-properties style:writing-mode="lr-tb"/>
    </style:style>
    <style:style style:name="gr70" style:family="graphic" style:parent-style-name="objectwithoutfill">
      <style:graphic-properties draw:stroke="solid" draw:stroke-dash="Dash_20_equal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1" style:family="graphic" style:parent-style-name="standard">
      <style:graphic-properties draw:stroke="solid" svg:stroke-color="#000000" draw:fill-color="#333333" draw:opacity="100%" draw:textarea-horizontal-align="justify" draw:textarea-vertical-align="middle" draw:auto-grow-height="false" fo:min-height="0cm" fo:min-width="6.224cm"/>
      <style:paragraph-properties style:writing-mode="lr-tb"/>
    </style:style>
    <style:style style:name="gr72" style:family="graphic" style:parent-style-name="standard">
      <style:graphic-properties draw:stroke="solid" svg:stroke-color="#000000" draw:fill-color="#333333" draw:opacity="100%" draw:textarea-horizontal-align="justify" draw:textarea-vertical-align="middle" draw:auto-grow-height="false" fo:min-height="0cm" fo:min-width="6.224cm"/>
    </style:style>
    <style:style style:name="gr73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3.399cm" fo:min-width="2.179cm" fo:padding-top="0.143cm" fo:padding-bottom="0.143cm" fo:padding-left="0.268cm" fo:padding-right="0.268cm"/>
      <style:paragraph-properties style:writing-mode="lr-tb"/>
    </style:style>
    <style:style style:name="gr7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389cm" fo:min-width="0.045cm"/>
    </style:style>
    <style:style style:name="gr7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112cm" fo:min-width="6.211cm" fo:padding-top="0.053cm" fo:padding-bottom="0.053cm" fo:padding-left="0.053cm" fo:padding-right="0.053cm"/>
    </style:style>
    <style:style style:name="gr7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113cm" fo:min-width="5.274cm" fo:padding-top="0.053cm" fo:padding-bottom="0.053cm" fo:padding-left="0.053cm" fo:padding-right="0.053cm"/>
      <style:paragraph-properties style:writing-mode="lr-tb"/>
    </style:style>
    <style:style style:name="gr77" style:family="graphic" style:parent-style-name="objectwithoutfill">
      <style:graphic-properties draw:stroke="dash" svg:stroke-color="#b2b2b2" draw:fill="solid" draw:textarea-vertical-align="middle"/>
    </style:style>
    <style:style style:name="gr7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38cm"/>
    </style:style>
    <style:style style:name="gr7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38cm"/>
      <style:paragraph-properties style:writing-mode="lr-tb"/>
    </style:style>
    <style:style style:name="gr80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525cm" fo:padding-top="0.143cm" fo:padding-bottom="0.143cm" fo:padding-left="0.268cm" fo:padding-right="0.268cm"/>
      <style:paragraph-properties style:writing-mode="lr-tb"/>
    </style:style>
    <style:style style:name="gr81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806cm" fo:min-width="2.525cm" fo:padding-top="0.143cm" fo:padding-bottom="0.143cm" fo:padding-left="0.268cm" fo:padding-right="0.268cm"/>
      <style:paragraph-properties style:writing-mode="lr-tb"/>
    </style:style>
    <style:style style:name="gr82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165cm" fo:min-width="17.122cm" fo:padding-top="0.027cm" fo:padding-bottom="0.027cm" fo:padding-left="0.027cm" fo:padding-right="0.027cm"/>
    </style:style>
    <style:style style:name="gr8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116cm" fo:min-width="6.211cm" fo:padding-top="0.053cm" fo:padding-bottom="0.053cm" fo:padding-left="0.053cm" fo:padding-right="0.053cm"/>
    </style:style>
    <style:style style:name="gr8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116cm" fo:min-width="5.373cm" fo:padding-top="0.053cm" fo:padding-bottom="0.053cm" fo:padding-left="0.053cm" fo:padding-right="0.053cm"/>
      <style:paragraph-properties style:writing-mode="lr-tb"/>
    </style:style>
    <style:style style:name="gr8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116cm" fo:min-width="5.274cm" fo:padding-top="0.053cm" fo:padding-bottom="0.053cm" fo:padding-left="0.053cm" fo:padding-right="0.053cm"/>
      <style:paragraph-properties style:writing-mode="lr-tb"/>
    </style:style>
    <style:style style:name="gr86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169cm" fo:min-width="17.122cm" fo:padding-top="0.027cm" fo:padding-bottom="0.027cm" fo:padding-left="0.027cm" fo:padding-right="0.027cm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503cm" fo:min-width="6.163cm" fo:padding-top="0.053cm" fo:padding-bottom="0.053cm" fo:padding-left="0.053cm" fo:padding-right="0.053cm"/>
    </style:style>
    <style:style style:name="gr8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479cm" fo:min-width="5.373cm" fo:padding-top="0.053cm" fo:padding-bottom="0.053cm" fo:padding-left="0.053cm" fo:padding-right="0.053cm"/>
      <style:paragraph-properties style:writing-mode="lr-tb"/>
    </style:style>
    <style:style style:name="gr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503cm" fo:min-width="5.373cm" fo:padding-top="0.053cm" fo:padding-bottom="0.053cm" fo:padding-left="0.053cm" fo:padding-right="0.053cm"/>
      <style:paragraph-properties style:writing-mode="lr-tb"/>
    </style:style>
    <style:style style:name="gr90" style:family="graphic" style:parent-style-name="standard">
      <style:graphic-properties svg:stroke-color="#000000" draw:fill="gradient" draw:fill-color="#dddddd" draw:fill-gradient-name="Gradient_20_56" draw:opacity="100%" draw:textarea-horizontal-align="justify" draw:textarea-vertical-align="middle" draw:auto-grow-height="false" fo:min-height="6.225cm" fo:min-width="12.185cm"/>
    </style:style>
    <style:style style:name="gr91" style:family="graphic" style:parent-style-name="objectwithoutfill">
      <style:graphic-properties draw:stroke="solid" draw:stroke-dash="Dot" svg:stroke-width="0.035cm" svg:stroke-color="#00a933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92" style:family="graphic" style:parent-style-name="standard">
      <style:graphic-properties draw:stroke="dash" draw:stroke-dash="Long_20_Dash" svg:stroke-width="0.035cm" svg:stroke-color="#000000" draw:marker-start-width="0.253cm" draw:marker-end-width="0.253cm" draw:fill="none" draw:fill-color="#333333" draw:opacity="100%" draw:textarea-horizontal-align="justify" draw:textarea-vertical-align="middle" draw:auto-grow-height="false" fo:min-height="7.832cm" fo:min-width="0.254cm" fo:padding-top="0.143cm" fo:padding-bottom="0.143cm" fo:padding-left="0.268cm" fo:padding-right="0.268cm"/>
    </style:style>
    <style:style style:name="gr93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6cm" fo:min-width="1.192cm" fo:padding-top="0.143cm" fo:padding-bottom="0.143cm" fo:padding-left="0.268cm" fo:padding-right="0.268cm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96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6cm" fo:min-width="0.698cm" fo:padding-top="0.143cm" fo:padding-bottom="0.143cm" fo:padding-left="0.268cm" fo:padding-right="0.268cm"/>
    </style:style>
    <style:style style:name="gr97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10.556cm" fo:min-width="17.122cm" fo:padding-top="0.027cm" fo:padding-bottom="0.027cm" fo:padding-left="0.027cm" fo:padding-right="0.027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00" style:family="graphic" style:parent-style-name="standard">
      <style:graphic-properties draw:stroke="none" dr3d:vertical-segments="14" dr3d:close-front="true" dr3d:close-back="true"/>
    </style:style>
    <style:style style:name="gr101" style:family="graphic" style:parent-style-name="standard">
      <style:graphic-properties draw:stroke="none" dr3d:vertical-segments="16" dr3d:close-front="true" dr3d:close-back="tru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6cm, 0.753cm, 1.216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58cm, 0.753cm, 3.075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77cm, 0.753cm, 3.921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67cm, 0.753cm, 2.707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09cm, 0.753cm, 2.092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2.167cm, 0.302cm, 1.732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1.789cm, 0.302cm, 2.596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4cm, 3.015cm, 0.302cm, 1.216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9cm, 3.618cm, -0.006cm, 0.83cm)" draw:image-opacity="100%" style:mirror="none"/>
    </style:style>
    <style:style style:name="gr111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4.795cm" fo:min-width="2.623cm" fo:padding-top="0.143cm" fo:padding-bottom="0.143cm" fo:padding-left="0.268cm" fo:padding-right="0.268cm"/>
      <style:paragraph-properties style:writing-mode="lr-tb"/>
    </style:style>
    <style:style style:name="gr112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1cm" fo:min-width="1.488cm" fo:padding-top="0.143cm" fo:padding-bottom="0.143cm" fo:padding-left="0.268cm" fo:padding-right="0.268cm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2cm, 0.753cm, -0.021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711cm"/>
      <style:paragraph-properties style:writing-mode="lr-tb"/>
    </style:style>
    <style:style style:name="gr115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4cm" fo:min-width="2.623cm" fo:padding-top="0.143cm" fo:padding-bottom="0.143cm" fo:padding-left="0.268cm" fo:padding-right="0.268cm"/>
      <style:paragraph-properties style:writing-mode="lr-tb"/>
    </style:style>
    <style:style style:name="gr116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74cm" fo:min-width="9.141cm" fo:padding-top="0.027cm" fo:padding-bottom="0.027cm" fo:padding-left="0.027cm" fo:padding-right="0.027cm"/>
    </style:style>
    <style:style style:name="gr117" style:family="graphic" style:parent-style-name="objectwithoutfill">
      <style:graphic-properties draw:stroke="solid" svg:stroke-width="0.106cm" svg:stroke-color="#f10d0c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8" style:family="graphic" style:parent-style-name="objectwithoutfill">
      <style:graphic-properties draw:stroke="solid" svg:stroke-width="0.106cm" svg:stroke-color="#5983b0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19" style:family="graphic" style:parent-style-name="standard">
      <style:graphic-properties draw:stroke="solid" svg:stroke-width="0.106cm" svg:stroke-color="#5983b0" draw:marker-start-width="0.36cm" draw:marker-end-width="0.36cm" draw:fill-color="#ffffff" draw:textarea-horizontal-align="justify" draw:textarea-vertical-align="middle" draw:auto-grow-height="false" fo:min-height="0.354cm" fo:min-width="0.129cm" fo:padding-top="0.179cm" fo:padding-bottom="0.179cm" fo:padding-left="0.304cm" fo:padding-right="0.304cm"/>
    </style:style>
    <style:style style:name="gr120" style:family="graphic" style:parent-style-name="objectwithoutfill">
      <style:graphic-properties draw:stroke="dash" draw:stroke-dash="Dash_20_equal" svg:stroke-width="0.106cm" svg:stroke-color="#5983b0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5cm" fo:min-width="0.66cm" fo:padding-top="0.151cm" fo:padding-bottom="0.151cm" fo:padding-left="0.276cm" fo:padding-right="0.276cm"/>
    </style:style>
    <style:style style:name="gr1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5cm" fo:min-width="0.609cm" fo:padding-top="0.151cm" fo:padding-bottom="0.151cm" fo:padding-left="0.276cm" fo:padding-right="0.276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9cm"/>
      <style:paragraph-properties style:writing-mode="lr-tb"/>
    </style:style>
    <style:style style:name="gr124" style:family="graphic" style:parent-style-name="objectwithoutfill">
      <style:graphic-properties draw:stroke="dash" draw:stroke-dash="Dash_20_equal" svg:stroke-width="0.106cm" svg:stroke-color="#f10d0c" draw:marker-start="" draw:marker-start-width="0.36cm" draw:marker-end="" draw:marker-end-width="0.46cm" draw:fill="solid" draw:textarea-vertical-align="middle" fo:padding-top="0.179cm" fo:padding-bottom="0.179cm" fo:padding-left="0.304cm" fo:padding-right="0.304cm"/>
    </style:style>
    <style:style style:name="gr125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0.512cm"/>
    </style:style>
    <style:style style:name="gr126" style:family="graphic" style:parent-style-name="objectwithoutfill">
      <style:graphic-properties draw:stroke="solid" svg:stroke-width="0.106cm" svg:stroke-color="#5983b0" draw:marker-start="" draw:marker-start-width="0.36cm" draw:marker-end="Arrowheads_20_2" draw:marker-end-width="0.46cm" draw:fill="solid" draw:textarea-vertical-align="middle" fo:padding-top="0.179cm" fo:padding-bottom="0.179cm" fo:padding-left="0.304cm" fo:padding-right="0.304cm"/>
    </style:style>
    <style:style style:name="gr127" style:family="graphic" style:parent-style-name="standard">
      <style:graphic-properties svg:stroke-color="#00a933" draw:stroke-linejoin="round" draw:fill="none" draw:opacity="100%" draw:textarea-vertical-align="middle"/>
    </style:style>
    <style:style style:name="gr128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072cm" fo:min-width="0.274cm" fo:padding-top="0.143cm" fo:padding-bottom="0.143cm" fo:padding-left="0.268cm" fo:padding-right="0.268cm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87cm, 0.753cm, 0.006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22cm, 0.753cm, 0.784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7cm, 0cm, 0cm, 0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11cm, 0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8cm, 0cm, -0.013cm, 0cm)" draw:image-opacity="100%" style:mirror="none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4cm, 0cm, 0.398cm, 0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4cm, 0.1cm, 0.397cm, 0.439cm)" draw:image-opacity="100%" style:mirror="none"/>
    </style:style>
    <style:style style:name="gr136" style:family="graphic" style:parent-style-name="objectwithoutfill">
      <style:graphic-properties draw:stroke="solid" draw:stroke-dash="Ultrafine_20_Dotted_20__28_var_29_" svg:stroke-width="0.106cm" svg:stroke-color="#5983b0" draw:marker-start="" draw:marker-start-width="0.36cm" draw:marker-end="" draw:marker-end-width="0.46cm" svg:stroke-linecap="butt" draw:fill="solid" draw:textarea-vertical-align="middle" fo:padding-top="0.179cm" fo:padding-bottom="0.179cm" fo:padding-left="0.304cm" fo:padding-right="0.304cm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13cm, 0cm)" draw:image-opacity="100%" style:mirror="none"/>
    </style:style>
    <style:style style:name="gr138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652cm" fo:min-width="0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  <style:paragraph-properties style:writing-mode="lr-tb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1cm, 0cm, 0.798cm, 0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8cm, 0cm, 1.209cm, 0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83cm, 0.097cm, 0.848cm, 0.479cm)" draw:image-opacity="100%" style:mirror="none"/>
    </style:style>
    <style:style style:name="gr143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74cm" fo:min-width="10.97cm" fo:padding-top="0.027cm" fo:padding-bottom="0.027cm" fo:padding-left="0.027cm" fo:padding-right="0.027cm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2cm, 0.753cm, 2.707cm)" draw:image-opacity="100%" style:mirror="none"/>
    </style:style>
    <style:style style:name="gr145" style:family="graphic" style:parent-style-name="standard">
      <style:graphic-properties svg:stroke-color="#00a933" draw:fill="none" draw:textarea-horizontal-align="justify" draw:textarea-vertical-align="middle" draw:auto-grow-height="false" fo:min-height="2.442cm" fo:min-width="1.583cm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cm, 0.753cm, 1.231cm)" draw:image-opacity="100%" style:mirror="none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87cm, 0.753cm, 0.003cm)" draw:image-opacity="100%" style:mirror="non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32cm, 0.753cm, 0.787cm)" draw:image-opacity="100%" style:mirror="none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1.803cm, 0.345cm, 1.223cm)" draw:image-opacity="100%" style:mirror="none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1cm, 0.564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cm, 0.785cm, 0.564cm)" draw:image-opacity="100%" style:mirror="none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5cm, 0cm, 0cm, 0.612cm)" draw:image-opacity="100%" style:mirror="non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0cm, 0.433cm, 0.612cm)" draw:image-opacity="100%" style:mirror="none"/>
    </style:style>
    <style:style style:name="gr154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4.112cm" fo:min-width="7.16cm" fo:padding-top="0.027cm" fo:padding-bottom="0.027cm" fo:padding-left="0.027cm" fo:padding-right="0.027cm"/>
    </style:style>
    <style:style style:name="gr155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173cm" fo:min-width="14.013cm" fo:padding-top="0.027cm" fo:padding-bottom="0.027cm" fo:padding-left="0.027cm" fo:padding-right="0.027cm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101cm, 1.029cm, 3.724cm)" draw:image-opacity="100%" style:mirror="none"/>
    </style:style>
    <style:style style:name="gr15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9cm" fo:min-width="1.514cm" fo:padding-top="0.151cm" fo:padding-bottom="0.151cm" fo:padding-left="0.276cm" fo:padding-right="0.276cm"/>
    </style:style>
    <style:style style:name="gr15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34cm" fo:min-width="1.51cm" fo:padding-top="0.151cm" fo:padding-bottom="0.151cm" fo:padding-left="0.276cm" fo:padding-right="0.276cm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296cm, 1.747cm, 4.044cm)" draw:image-opacity="100%" style:mirror="none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336cm, 2.154cm, 4.037cm)" draw:image-opacity="100%" style:mirror="none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375cm"/>
      <style:paragraph-properties style:writing-mode="lr-tb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5cm, 1.504cm, 0.998cm, 4.182cm)" draw:image-opacity="100%" style:mirror="none"/>
    </style:style>
    <style:style style:name="gr163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5.537cm" fo:min-width="12.583cm" fo:padding-top="0.027cm" fo:padding-bottom="0.027cm" fo:padding-left="0.027cm" fo:padding-right="0.027cm"/>
    </style:style>
    <style:style style:name="gr164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35cm" fo:min-width="0.673cm" fo:padding-top="0.205cm" fo:padding-bottom="0.205cm" fo:padding-left="0.33cm" fo:padding-right="0.33cm"/>
    </style:style>
    <style:style style:name="gr16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8cm" fo:min-width="1.514cm" fo:padding-top="0.151cm" fo:padding-bottom="0.151cm" fo:padding-left="0.276cm" fo:padding-right="0.276cm"/>
    </style:style>
    <style:style style:name="gr16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33cm" fo:min-width="1.51cm" fo:padding-top="0.151cm" fo:padding-bottom="0.151cm" fo:padding-left="0.276cm" fo:padding-right="0.276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68" style:family="graphic" style:parent-style-name="Graphic">
      <style:graphic-properties draw:stroke="solid" draw:stroke-dash="Long_20_Dash" svg:stroke-width="0.053cm" svg:stroke-color="#000000" draw:marker-start-width="0.28cm" draw:marker-end-width="0.28cm" svg:stroke-opacity="100%" draw:fill="solid" draw:fill-color="#fffff2" draw:opacity="100%" draw:textarea-horizontal-align="justify" draw:textarea-vertical-align="middle" draw:auto-grow-height="false" fo:min-height="8.165cm" fo:min-width="16.381cm" fo:padding-top="0.027cm" fo:padding-bottom="0.027cm" fo:padding-left="0.027cm" fo:padding-right="0.027cm"/>
    </style:style>
    <style:style style:name="gr169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ffff2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17.6000003814697pt"/>
    </style:style>
    <style:style style:name="P3" style:family="paragraph">
      <loext:graphic-properties draw:fill="solid" draw:fill-color="#fff2ff" draw:opacity="100%"/>
      <style:paragraph-properties fo:text-align="center" style:writing-mode="lr-tb"/>
      <style:text-properties fo:font-size="17.6000003814697pt"/>
    </style:style>
    <style:style style:name="P4" style:family="paragraph">
      <loext:graphic-properties draw:fill="solid" draw:fill-color="#f2ffff" draw:opacity="100%"/>
      <style:paragraph-properties fo:text-align="center" style:writing-mode="lr-tb"/>
      <style:text-properties fo:font-size="17.6000003814697pt"/>
    </style:style>
    <style:style style:name="P5" style:family="paragraph">
      <loext:graphic-properties draw:fill="none" draw:fill-color="#b85c00" draw:opacity="10%"/>
      <style:paragraph-properties fo:text-align="center"/>
    </style:style>
    <style:style style:name="P6" style:family="paragraph">
      <loext:graphic-properties draw:fill="gradient" draw:fill-color="#dddddd" draw:fill-gradient-name="Gradient_20_54" draw:opacity="100%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margin-left="0.051cm" fo:margin-right="0.102cm" fo:text-align="center" fo:text-indent="0.178cm"/>
    </style:style>
    <style:style style:name="P9" style:family="paragraph">
      <loext:graphic-properties draw:fill-color="#333333" draw:opacity="100%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999999" draw:opacity="64%"/>
      <style:paragraph-properties fo:text-align="center"/>
    </style:style>
    <style:style style:name="P12" style:family="paragraph">
      <loext:graphic-properties draw:fill-color="#333333" draw:opacity="65%"/>
      <style:paragraph-properties fo:text-align="center"/>
    </style:style>
    <style:style style:name="P13" style:family="paragraph">
      <loext:graphic-properties draw:fill="solid" draw:fill-color="#000000" draw:opacity="100%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font-size="17.6000003814697pt"/>
    </style:style>
    <style:style style:name="P15" style:family="paragraph">
      <loext:graphic-properties draw:fill="none" draw:fill-color="#333333" draw:opacity="10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7.6000003814697pt" fo:font-weight="bold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solid" draw:opacity="35%"/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24" style:family="paragraph">
      <loext:graphic-properties draw:fill="none" draw:fill-color="#ffffff"/>
      <style:paragraph-properties fo:margin-left="0cm" fo:margin-right="0cm" fo:text-align="center" fo:text-indent="0.203cm" style:writing-mode="lr-tb"/>
    </style:style>
    <style:style style:name="P25" style:family="paragraph">
      <loext:graphic-properties draw:fill="solid" draw:fill-color="#fffff2" draw:opacity="99%"/>
      <style:paragraph-properties fo:margin-left="0cm" fo:margin-right="0cm" fo:text-align="center" fo:text-indent="0.203cm"/>
    </style:style>
    <style:style style:name="P26" style:family="paragraph">
      <loext:graphic-properties draw:fill="solid" draw:fill-color="#fff2ff"/>
      <style:paragraph-properties fo:margin-left="0cm" fo:margin-right="0cm" fo:text-align="center" fo:text-indent="0.203cm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3.6999998092651pt" fo:font-style="normal" fo:font-weight="normal" style:font-size-asian="14pt" style:font-size-complex="14pt"/>
    </style:style>
    <style:style style:name="P29" style:family="paragraph">
      <loext:graphic-properties draw:fill-color="#333333" draw:opacity="100%"/>
      <style:paragraph-properties fo:text-align="center" style:writing-mode="lr-tb"/>
    </style:style>
    <style:style style:name="P30" style:family="paragraph">
      <loext:graphic-properties draw:fill="gradient" draw:fill-color="#dddddd" draw:fill-gradient-name="Gradient_20_56" draw:opacity="100%"/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4.6999998092651pt" fo:font-style="normal" fo:font-weight="normal" style:font-size-asian="15pt" style:font-size-complex="15pt"/>
    </style:style>
    <style:style style:name="P32" style:family="paragraph">
      <loext:graphic-properties draw:fill="solid"/>
      <style:paragraph-properties fo:margin-left="0cm" fo:margin-right="0cm" fo:text-align="center" fo:text-indent="0cm"/>
    </style:style>
    <style:style style:name="P33" style:family="paragraph">
      <loext:graphic-properties draw:fill="none" draw:fill-color="#ffffff"/>
      <style:paragraph-properties style:writing-mode="lr-tb"/>
      <style:text-properties fo:color="#ffffff" loext:opacity="100%" fo:font-size="14pt" fo:font-weight="bold" style:font-size-asian="14pt" style:font-size-complex="14pt"/>
    </style:style>
    <style:style style:name="P34" style:family="paragraph">
      <loext:graphic-properties draw:fill-color="#333333" draw:opacity="100%"/>
      <style:paragraph-properties fo:margin-left="0cm" fo:margin-right="0cm" fo:text-align="center" fo:text-indent="0cm"/>
    </style:style>
    <style:style style:name="P35" style:family="paragraph">
      <loext:graphic-properties draw:fill="none" draw:opacity="100%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4.6999998092651pt" fo:font-style="normal" fo:font-weight="normal" style:font-size-asian="9pt" style:font-size-complex="9pt"/>
    </style:style>
    <style:style style:name="P37" style:family="paragraph">
      <loext:graphic-properties draw:fill="solid" draw:fill-color="#fffff2" draw:opacity="100%"/>
      <style:paragraph-properties fo:margin-left="0cm" fo:margin-right="0cm" fo:text-align="center" fo:text-indent="0cm"/>
    </style:style>
    <style:style style:name="P38" style:family="paragraph">
      <loext:graphic-properties draw:fill="none" draw:fill-color="#ffffff"/>
      <style:paragraph-properties style:writing-mode="lr-tb"/>
      <style:text-properties fo:color="#ffffff" loext:opacity="100%" fo:font-size="17.6000003814697pt" fo:font-weight="bold"/>
    </style:style>
    <style:style style:name="P39" style:family="paragraph">
      <loext:graphic-properties draw:fill="none" draw:fill-color="#ffffff"/>
      <style:paragraph-properties style:writing-mode="lr-tb"/>
      <style:text-properties fo:color="#ffffff" loext:opacity="100%" fo:font-weight="bold"/>
    </style:style>
    <style:style style:name="P40" style:family="paragraph">
      <loext:graphic-properties draw:fill-color="#333333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style="normal" fo:font-weight="normal" style:font-size-asian="14pt" style:font-size-complex="14pt"/>
    </style:style>
    <style:style style:name="T4" style:family="text">
      <style:text-properties fo:font-size="17.6000003814697pt"/>
    </style:style>
    <style:style style:name="T5" style:family="text">
      <style:text-properties fo:font-size="17.6000003814697pt" fo:font-weight="bold"/>
    </style:style>
    <style:style style:name="T6" style:family="text">
      <style:text-properties fo:color="#ffffff" loext:opacity="100%" fo:font-size="14pt" fo:font-weight="bold" style:font-size-asian="14pt" style:font-size-complex="14pt"/>
    </style:style>
    <style:style style:name="T7" style:family="text">
      <style:text-properties fo:color="#ffffff" loext:opacity="100%" style:font-name="Liberation Sans1" fo:font-size="14pt" fo:font-weight="bold" style:font-name-asian="Liberation Sans1" style:font-size-asian="14pt" style:font-name-complex="Liberation Sans1" style:font-size-complex="14pt"/>
    </style:style>
    <style:style style:name="T8" style:family="text">
      <style:text-properties fo:font-size="8pt" fo:font-style="normal" fo:font-weight="normal" style:font-size-asian="8pt" style:font-size-complex="8pt"/>
    </style:style>
    <style:style style:name="T9" style:family="text">
      <style:text-properties fo:color="#ffffff" loext:opacity="100%" fo:font-size="17.6000003814697pt" fo:font-weight="bold"/>
    </style:style>
    <style:style style:name="T10" style:family="text">
      <style:text-properties fo:color="#ffffff" loext:opacity="100%" style:font-name="Liberation Sans1" fo:font-size="17.6000003814697pt" fo:font-weight="bold" style:font-name-asian="Liberation Sans1" style:font-name-complex="Liberation Sans1"/>
    </style:style>
    <style:style style:name="T11" style:family="text">
      <style:text-properties fo:color="#ffffff" loext:opacity="100%" fo:font-weight="bold"/>
    </style:style>
    <style:style style:name="T12" style:family="text">
      <style:text-properties fo:color="#ffffff" loext:opacity="100%" style:font-name="Liberation Sans1" fo:font-weight="bold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06cm" svg:height="10.609cm" svg:x="8.049cm" svg:y="5.5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9cm" svg:height="10.609cm" svg:x="15.249cm" svg:y="5.569cm">
          <text:p text:style-name="P2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9cm" svg:height="10.609cm" svg:x="20.585cm" svg:y="5.558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5" draw:layer="layout" svg:width="17.175cm" svg:height="10.609cm" svg:x="8.049cm" svg:y="5.5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685cm" svg:height="6.475cm" svg:x="9.143cm" svg:y="9.14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4.936cm" svg:y1="8.094cm" svg:x2="14.936cm" svg:y2="14.104cm">
          <text:p/>
        </draw:line>
        <draw:line draw:style-name="gr6" draw:text-style-name="P7" draw:layer="layout" svg:x1="20.439cm" svg:y1="8.094cm" svg:x2="20.439cm" svg:y2="12.598cm">
          <text:p/>
        </draw:line>
        <draw:line draw:style-name="gr7" draw:text-style-name="P8" draw:layer="layout" svg:x1="8.241cm" svg:y1="11.713cm" svg:x2="9.811cm" svg:y2="12.29cm">
          <text:p/>
        </draw:line>
        <draw:line draw:style-name="gr8" draw:text-style-name="P8" draw:layer="layout" svg:x1="8.608cm" svg:y1="11.844cm" svg:x2="15.455cm" svg:y2="14.358cm">
          <text:p/>
        </draw:line>
        <draw:line draw:style-name="gr9" draw:text-style-name="P8" draw:layer="layout" svg:x1="10.165cm" svg:y1="12.351cm" svg:x2="15.454cm" svg:y2="10.409cm">
          <text:p/>
        </draw:line>
        <draw:line draw:style-name="gr9" draw:text-style-name="P8" draw:layer="layout" svg:x1="15.509cm" svg:y1="10.409cm" svg:x2="24.045cm" svg:y2="13.546cm">
          <text:p/>
        </draw:line>
        <draw:line draw:style-name="gr8" draw:text-style-name="P8" draw:layer="layout" svg:x1="15.458cm" svg:y1="14.36cm" svg:x2="24.043cm" svg:y2="11.206cm">
          <text:p/>
        </draw:line>
        <draw:line draw:style-name="gr10" draw:text-style-name="P8" draw:layer="layout" svg:x1="20.93cm" svg:y1="12.402cm" svg:x2="24.198cm" svg:y2="13.602cm">
          <text:p/>
        </draw:line>
        <draw:line draw:style-name="gr11" draw:text-style-name="P8" draw:layer="layout" svg:x1="20.93cm" svg:y1="12.349cm" svg:x2="24.198cm" svg:y2="11.148cm">
          <text:p/>
        </draw:line>
        <draw:g>
          <draw:custom-shape draw:style-name="gr12" draw:text-style-name="P9" draw:layer="layout" svg:width="6.226cm" svg:height="0.497cm" draw:transform="rotate (-1.5707963267949) translate (10.369cm 9.2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6.226cm" svg:height="0.482cm" draw:transform="rotate (-1.5707963267949) translate (15.707cm 9.2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.226cm" svg:height="0.498cm" draw:transform="rotate (-1.5707963267949) translate (21.101cm 9.27cm)">
            <text:p/>
            <draw:enhanced-geometry svg:viewBox="0 0 21600 21600" draw:type="rectangle" draw:enhanced-path="M 0 0 L 21600 0 21600 21600 0 21600 0 0 Z N"/>
          </draw:custom-shape>
        </draw:g>
        <draw:ellipse draw:style-name="gr15" draw:text-style-name="P10" xml:id="id1" draw:id="id1" draw:layer="layout" svg:width="1.948cm" svg:height="1.26cm" draw:transform="skewX (-0.0134390352403563) rotate (2.78938521053734) translate (24.429cm 14.355cm)" draw:kind="cut" draw:start-angle="88.96" draw:end-angle="271.12">
          <text:p/>
        </draw:ellipse>
        <draw:connector draw:style-name="gr16" draw:text-style-name="P7" draw:layer="layout" draw:type="curve" draw:line-skew="-0.444cm" svg:x1="24.639cm" svg:y1="13.761cm" svg:x2="25.385cm" svg:y2="14.903cm" draw:start-shape="id1" draw:start-glue-point="3" svg:d="M24639 13761c286 0-86 1142 746 1142" svg:viewBox="0 0 747 1143">
          <text:p/>
        </draw:connector>
        <draw:custom-shape draw:style-name="gr17" draw:text-style-name="P11" draw:layer="layout" svg:width="0.386cm" svg:height="5.674cm" draw:transform="skewX (-0.00174532925199432) rotate (-0.0883136601509132) translate (11.58cm 9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97cm" svg:height="2.141cm" svg:x="13.089cm" svg:y="10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386cm" svg:height="5.674cm" draw:transform="skewX (0.00174532925199434) rotate (0.0881391272257136) translate (19.135cm 9.6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79cm" svg:height="2.541cm" svg:x="15.977cm" svg:y="6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16.376cm" svg:y1="9.402cm" svg:x2="16.376cm" svg:y2="10.619cm">
          <text:p/>
        </draw:line>
        <draw:custom-shape draw:style-name="gr21" draw:text-style-name="P14" draw:layer="layout" svg:width="0.799cm" svg:height="0.806cm" svg:x="9.186cm" svg:y="9.21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1.13cm" svg:y="11.9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2.781cm" svg:y="10.883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5.971cm" svg:y="7.78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9.161cm" svg:y="11.981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23.728cm" svg:y="13.15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79cm" svg:height="8.119cm" svg:x="15.977cm" svg:y="7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4.486cm" svg:height="0.962cm" svg:x="9.421cm" svg:y="5.746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20.529cm" svg:y="5.74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6.127cm" svg:y="5.746cm">
          <draw:text-box>
            <text:p><text:span text:style-name="T2">Interaction</text:span></text:p>
          </draw:text-box>
        </draw:frame>
        <draw:ellipse draw:style-name="gr15" draw:text-style-name="P10" xml:id="id2" draw:id="id2" draw:layer="layout" svg:width="1.948cm" svg:height="1.258cm" draw:transform="skewX (-0.00157079632679488) rotate (-2.78938521053734) translate (24.816cm 11.588cm)" draw:kind="cut" draw:start-angle="88.96" draw:end-angle="271.12">
          <text:p/>
        </draw:ellipse>
        <draw:connector draw:style-name="gr16" draw:text-style-name="P7" draw:layer="layout" draw:type="curve" draw:line-skew="-0.157cm" svg:x1="24.598cm" svg:y1="10.998cm" svg:x2="25.222cm" svg:y2="9.476cm" draw:start-shape="id2" draw:start-glue-point="3" svg:d="M24598 10998c628 0 317-1522 624-1522" svg:viewBox="0 0 625 1523">
          <text:p/>
        </draw:connector>
        <draw:custom-shape draw:style-name="gr21" draw:text-style-name="P14" draw:layer="layout" svg:width="0.799cm" svg:height="0.806cm" svg:x="23.728cm" svg:y="10.805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3.258cm" svg:height="1.046cm" svg:x="17.181cm" svg:y="7.3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011cm" svg:height="1.046cm" svg:x="11.923cm" svg:y="7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9" draw:layer="layout" svg:width="2.757cm" svg:height="0.965cm" svg:x="12.021cm" svg:y="7.30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29" draw:text-style-name="P19" draw:layer="layout" svg:width="3.047cm" svg:height="0.925cm" svg:x="17.312cm" svg:y="7.36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</draw:page>
      <draw:page draw:name="page2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23.012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19.41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19.607cm" svg:y1="10.557cm" svg:x2="22.763cm" svg:y2="10.557cm">
          <text:p/>
        </draw:line>
        <draw:ellipse draw:style-name="gr15" draw:text-style-name="P10" xml:id="id3" draw:id="id3" draw:layer="layout" svg:width="1.945cm" svg:height="1.26cm" draw:transform="skewX (-0.00785398163397448) rotate (-3.14159265358979) translate (23.26cm 11.22cm)" draw:kind="cut" draw:start-angle="88.96" draw:end-angle="271.12">
          <text:p/>
        </draw:ellipse>
        <draw:connector draw:style-name="gr16" draw:text-style-name="P7" draw:layer="layout" draw:type="curve" draw:line-skew="-0.378cm" svg:x1="23.255cm" svg:y1="10.59cm" svg:x2="24.205cm" svg:y2="11.467cm" draw:start-shape="id3" draw:start-glue-point="3" svg:d="M23255 10590c522 0 47 877 950 877" svg:viewBox="0 0 951 878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19.885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351cm" svg:y1="8.82cm" svg:x2="22.451cm" svg:y2="8.82cm">
          <text:p/>
        </draw:line>
        <draw:line draw:style-name="gr36" draw:text-style-name="P8" draw:layer="layout" svg:x1="19.414cm" svg:y1="13.673cm" svg:x2="19.414cm" svg:y2="8.742cm">
          <text:p/>
        </draw:line>
        <draw:line draw:style-name="gr41" draw:text-style-name="P8" draw:layer="layout" svg:x1="19.414cm" svg:y1="10.38cm" svg:x2="19.414cm" svg:y2="8.671cm">
          <text:p/>
        </draw:line>
        <draw:line draw:style-name="gr41" draw:text-style-name="P8" draw:layer="layout" svg:x1="19.719cm" svg:y1="8.82cm" svg:x2="22.451cm" svg:y2="8.82cm">
          <text:p/>
        </draw:line>
        <draw:connector draw:style-name="gr16" draw:text-style-name="P7" draw:layer="layout" draw:type="curve" svg:x1="23.235cm" svg:y1="8.817cm" svg:x2="24.377cm" svg:y2="7.974cm" draw:start-shape="id4" draw:start-glue-point="3" svg:d="M23235 8817c1233 0 662-843 1142-843" svg:viewBox="0 0 1143 844">
          <text:p/>
        </draw:connector>
        <draw:ellipse draw:style-name="gr15" draw:text-style-name="P10" xml:id="id4" draw:id="id4" draw:layer="layout" svg:width="1.945cm" svg:height="1.26cm" draw:transform="skewX (-0.00785398163397448) rotate (-3.14159265358979) translate (23.24cm 9.447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55cm" svg:height="1.132cm" svg:x="15.548cm" svg:y="9.4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19.886cm" svg:y="8.94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46" draw:text-style-name="P24" draw:layer="layout" svg:width="3.011cm" svg:height="5.33cm" svg:x="15.611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18.70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969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19.41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19.414cm" svg:y1="10.557cm" svg:x2="22.57cm" svg:y2="10.557cm">
          <text:p/>
        </draw:line>
        <draw:ellipse draw:style-name="gr15" draw:text-style-name="P10" xml:id="id5" draw:id="id5" draw:layer="layout" svg:width="1.945cm" svg:height="1.26cm" draw:transform="skewX (-0.00785398163397448) rotate (-3.14159265358979) translate (23.26cm 11.22cm)" draw:kind="cut" draw:start-angle="88.96" draw:end-angle="271.12">
          <text:p/>
        </draw:ellipse>
        <draw:connector draw:style-name="gr16" draw:text-style-name="P7" draw:layer="layout" draw:type="curve" draw:line-skew="-0.378cm" svg:x1="23.255cm" svg:y1="10.59cm" svg:x2="24.205cm" svg:y2="11.467cm" draw:start-shape="id5" draw:start-glue-point="3" svg:d="M23255 10590c522 0 47 877 950 877" svg:viewBox="0 0 951 878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19.885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351cm" svg:y1="8.82cm" svg:x2="22.451cm" svg:y2="8.82cm">
          <text:p/>
        </draw:line>
        <draw:line draw:style-name="gr36" draw:text-style-name="P8" draw:layer="layout" svg:x1="19.414cm" svg:y1="13.673cm" svg:x2="19.414cm" svg:y2="8.742cm">
          <text:p/>
        </draw:line>
        <draw:connector draw:style-name="gr16" draw:text-style-name="P7" draw:layer="layout" draw:type="curve" svg:x1="23.235cm" svg:y1="8.817cm" svg:x2="24.377cm" svg:y2="7.974cm" draw:start-shape="id6" draw:start-glue-point="3" svg:d="M23235 8817c1233 0 662-843 1142-843" svg:viewBox="0 0 1143 844">
          <text:p/>
        </draw:connector>
        <draw:ellipse draw:style-name="gr15" draw:text-style-name="P10" xml:id="id6" draw:id="id6" draw:layer="layout" svg:width="1.945cm" svg:height="1.26cm" draw:transform="skewX (-0.00785398163397448) rotate (-3.14159265358979) translate (23.24cm 9.447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19.886cm" svg:y="8.94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5" draw:text-style-name="P24" draw:layer="layout" svg:width="3.011cm" svg:height="2.241cm" svg:x="15.611cm" svg:y="12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18.70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8" draw:layer="controls" svg:width="2.157cm" svg:height="0.806cm" svg:x="15.635cm" svg:y="8.758cm">
          <draw:text-box>
            <text:p text:style-name="P27"><text:span text:style-name="T3">Blocker</text:span></text:p>
          </draw:text-box>
        </draw:frame>
        <draw:custom-shape draw:style-name="gr57" draw:text-style-name="P9" draw:layer="controls" svg:width="0.79cm" svg:height="2.141cm" svg:x="16.27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58" draw:text-style-name="P1" draw:layer="layout" svg:width="6.762cm" svg:height="8.219cm" svg:x="2.671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133cm" svg:height="8.219cm" svg:x="9.407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4.738cm" svg:height="8.219cm" svg:x="14.425cm" svg:y="5.558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4.425cm" svg:y1="5.569cm" svg:x2="14.425cm" svg:y2="13.788cm">
          <text:p/>
        </draw:line>
        <draw:line draw:style-name="gr33" draw:text-style-name="P7" draw:layer="layout" svg:x1="9.407cm" svg:y1="5.569cm" svg:x2="9.407cm" svg:y2="13.788cm">
          <text:p/>
        </draw:line>
        <draw:frame draw:style-name="gr61" draw:text-style-name="P16" draw:layer="layout" svg:width="4.486cm" svg:height="0.945cm" svg:x="2.671cm" svg:y="5.569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4.425cm" svg:y="5.569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9.407cm" svg:y="5.569cm">
          <draw:text-box>
            <text:p><text:span text:style-name="T5">Interaction</text:span></text:p>
          </draw:text-box>
        </draw:frame>
        <draw:custom-shape draw:style-name="gr53" draw:text-style-name="P5" draw:layer="layout" svg:width="16.435cm" svg:height="8.219cm" svg:x="2.67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9" draw:layer="layout" svg:width="3.062cm" svg:height="1.131cm" draw:transform="skewX (0.00715584993317674) rotate (0.527438499952686) translate (4.849cm 8.55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61cm" svg:height="1.13cm" draw:transform="skewX (-0.00890117918517095) rotate (-0.527613032877886) translate (11.663cm 7.06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7" draw:text-style-name="P8" draw:layer="layout" svg:x1="2.884cm" svg:y1="9.105cm" svg:x2="4.331cm" svg:y2="9.948cm">
          <text:p/>
        </draw:line>
        <draw:line draw:style-name="gr8" draw:text-style-name="P8" draw:layer="layout" svg:x1="3.168cm" svg:y1="9.27cm" svg:x2="9.477cm" svg:y2="12.947cm">
          <text:p/>
        </draw:line>
        <draw:line draw:style-name="gr9" draw:text-style-name="P8" draw:layer="layout" svg:x1="4.512cm" svg:y1="10.069cm" svg:x2="9.479cm" svg:y2="7.176cm">
          <text:p/>
        </draw:line>
        <draw:frame draw:style-name="gr43" draw:text-style-name="P19" draw:layer="layout" svg:width="2.641cm" svg:height="1.016cm" draw:transform="skewX (0.00785398163397439) rotate (0.527613032877886) translate (11.312cm 10.74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8cm" svg:height="1.016cm" draw:transform="skewX (-0.00890117918517105) rotate (-0.527613032877886) translate (6.196cm 9.8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9" draw:text-style-name="P8" draw:layer="layout" svg:x1="9.581cm" svg:y1="7.176cm" svg:x2="17.753cm" svg:y2="11.939cm">
          <text:p/>
        </draw:line>
        <draw:line draw:style-name="gr64" draw:text-style-name="P8" draw:layer="layout" svg:x1="14.674cm" svg:y1="10.144cm" svg:x2="17.686cm" svg:y2="11.899cm">
          <text:p/>
        </draw:line>
        <draw:line draw:style-name="gr8" draw:text-style-name="P8" draw:layer="layout" svg:x1="9.58cm" svg:y1="12.946cm" svg:x2="17.677cm" svg:y2="8.23cm">
          <text:p/>
        </draw:line>
        <draw:line draw:style-name="gr65" draw:text-style-name="P8" draw:layer="layout" svg:x1="14.663cm" svg:y1="9.986cm" svg:x2="17.675cm" svg:y2="8.231cm">
          <text:p/>
        </draw:line>
        <draw:custom-shape draw:style-name="gr66" draw:text-style-name="P29" draw:layer="layout" svg:width="6.724cm" svg:height="0.247cm" draw:transform="rotate (-1.5707963267949) translate (9.655cm 6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9" draw:layer="layout" svg:width="6.724cm" svg:height="0.247cm" draw:transform="rotate (-1.5707963267949) translate (4.667cm 6.73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6.724cm" svg:height="0.247cm" draw:transform="rotate (-1.5707963267949) translate (14.673cm 6.735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1" draw:layer="controls" svg:width="1.333cm" svg:height="1.346cm" svg:x="9.854cm" svg:y="1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9" draw:layer="controls" svg:width="0.658cm" svg:height="0.902cm" svg:x="10.222cm" svg:y="11.88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69" draw:text-style-name="P24" draw:layer="controls" svg:width="2.715cm" svg:height="6.226cm" svg:x="5.198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controls" svg:width="1.505cm" svg:height="0.896cm" svg:x="5.804cm" svg:y="1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1cm" svg:height="0.866cm" svg:x="6.992cm" svg:y="12.74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controls" svg:width="1.041cm" svg:height="0.866cm" svg:x="5.939cm" svg:y="12.74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69" draw:text-style-name="P24" draw:layer="controls" svg:width="2.715cm" svg:height="6.226cm" svg:x="11.392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controls" svg:width="0.938cm" svg:height="0.896cm" svg:x="12.281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cm" svg:height="0.866cm" svg:x="12.971cm" svg:y="12.7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controls" svg:width="0.623cm" svg:height="0.866cm" svg:x="12.347cm" svg:y="12.73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ellipse draw:style-name="gr15" draw:text-style-name="P10" xml:id="id7" draw:id="id7" draw:layer="controls" svg:width="1.949cm" svg:height="1.257cm" draw:transform="skewX (0.000872664625997208) rotate (-2.61363055486151) translate (18.288cm 8.593cm)" draw:kind="cut" draw:start-angle="88.96" draw:end-angle="271.12">
          <text:p/>
        </draw:ellipse>
        <draw:connector draw:style-name="gr16" draw:text-style-name="P7" draw:layer="controls" draw:type="curve" draw:line-skew="-0.157cm" svg:x1="17.972cm" svg:y1="8.05cm" svg:x2="18.452cm" svg:y2="6.554cm" draw:start-shape="id7" draw:start-glue-point="3" svg:d="M17972 8050c601 0 362-1496 480-1496" svg:viewBox="0 0 481 1497">
          <text:p/>
        </draw:connector>
        <draw:ellipse draw:style-name="gr15" draw:text-style-name="P10" xml:id="id8" draw:id="id8" draw:layer="controls" svg:width="1.95cm" svg:height="1.257cm" draw:transform="skewX (-0.0151843644923507) rotate (2.61432868656231) translate (17.661cm 12.624cm)" draw:kind="cut" draw:start-angle="88.96" draw:end-angle="271.12">
          <text:p/>
        </draw:ellipse>
        <draw:connector draw:style-name="gr16" draw:text-style-name="P7" draw:layer="controls" draw:type="curve" draw:line-skew="-0.444cm" svg:x1="17.968cm" svg:y1="12.076cm" svg:x2="18.603cm" svg:y2="13.128cm" draw:start-shape="id8" draw:start-glue-point="3" svg:d="M17968 12076c228 0-89 1052 635 1052" svg:viewBox="0 0 636 1053">
          <text:p/>
        </draw:connector>
      </draw:page>
      <draw:page draw:name="page5" draw:style-name="dp1" draw:master-page-name="Default">
        <draw:custom-shape draw:style-name="gr58" draw:text-style-name="P1" draw:layer="layout" svg:width="6.762cm" svg:height="8.219cm" svg:x="7.528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133cm" svg:height="8.219cm" svg:x="14.265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4.738cm" svg:height="8.219cm" svg:x="19.283cm" svg:y="5.558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9.283cm" svg:y1="5.569cm" svg:x2="19.283cm" svg:y2="13.788cm">
          <text:p/>
        </draw:line>
        <draw:line draw:style-name="gr33" draw:text-style-name="P7" draw:layer="layout" svg:x1="14.265cm" svg:y1="5.569cm" svg:x2="14.265cm" svg:y2="13.788cm">
          <text:p/>
        </draw:line>
        <draw:frame draw:style-name="gr61" draw:text-style-name="P16" draw:layer="layout" svg:width="4.486cm" svg:height="0.945cm" svg:x="7.528cm" svg:y="5.569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9.283cm" svg:y="5.569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14.265cm" svg:y="5.569cm">
          <draw:text-box>
            <text:p><text:span text:style-name="T5">Interaction</text:span></text:p>
          </draw:text-box>
        </draw:frame>
        <draw:custom-shape draw:style-name="gr53" draw:text-style-name="P5" draw:layer="layout" svg:width="16.435cm" svg:height="8.219cm" svg:x="7.528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9" draw:layer="layout" svg:width="3.062cm" svg:height="1.131cm" draw:transform="skewX (0.00715584993317674) rotate (0.527438499952686) translate (9.707cm 8.55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8" draw:text-style-name="P8" draw:layer="layout" svg:x1="8.026cm" svg:y1="9.27cm" svg:x2="14.335cm" svg:y2="12.947cm">
          <text:p/>
        </draw:line>
        <draw:line draw:style-name="gr9" draw:text-style-name="P8" draw:layer="layout" svg:x1="9.37cm" svg:y1="10.069cm" svg:x2="14.337cm" svg:y2="7.176cm">
          <text:p/>
        </draw:line>
        <draw:frame draw:style-name="gr43" draw:text-style-name="P19" draw:layer="layout" svg:width="2.641cm" svg:height="1.016cm" draw:transform="skewX (0.00785398163397439) rotate (0.527613032877886) translate (16.17cm 10.74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8cm" svg:height="1.016cm" draw:transform="skewX (-0.00890117918517105) rotate (-0.527613032877886) translate (11.054cm 9.813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9" draw:text-style-name="P8" draw:layer="layout" svg:x1="14.439cm" svg:y1="7.176cm" svg:x2="15.789cm" svg:y2="7.962cm">
          <text:p/>
        </draw:line>
        <draw:line draw:style-name="gr70" draw:text-style-name="P8" draw:layer="layout" svg:x1="19.423cm" svg:y1="10.08cm" svg:x2="22.441cm" svg:y2="11.839cm">
          <text:p/>
        </draw:line>
        <draw:line draw:style-name="gr8" draw:text-style-name="P8" draw:layer="layout" svg:x1="14.438cm" svg:y1="12.946cm" svg:x2="22.535cm" svg:y2="8.23cm">
          <text:p/>
        </draw:line>
        <draw:custom-shape draw:style-name="gr71" draw:text-style-name="P29" draw:layer="layout" svg:width="6.724cm" svg:height="0.247cm" draw:transform="rotate (-1.5707963267949) translate (14.513cm 6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layout" svg:width="6.724cm" svg:height="0.247cm" draw:transform="rotate (-1.5707963267949) translate (9.525cm 6.735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6.724cm" svg:height="0.247cm" draw:transform="rotate (-1.5707963267949) translate (19.531cm 6.735cm)">
          <text:p/>
          <draw:enhanced-geometry svg:viewBox="0 0 21600 21600" draw:type="rectangle" draw:enhanced-path="M 0 0 L 21600 0 21600 21600 0 21600 0 0 Z N"/>
        </draw:custom-shape>
        <draw:ellipse draw:style-name="gr15" draw:text-style-name="P10" xml:id="id9" draw:id="id9" draw:layer="layout" svg:width="1.949cm" svg:height="1.257cm" draw:transform="skewX (0.000872664625997208) rotate (-2.61363055486151) translate (23.145cm 8.593cm)" draw:kind="cut" draw:start-angle="88.96" draw:end-angle="271.12">
          <text:p/>
        </draw:ellipse>
        <draw:connector draw:style-name="gr16" draw:text-style-name="P7" draw:layer="layout" draw:type="curve" draw:line-skew="-0.157cm" svg:x1="22.829cm" svg:y1="8.05cm" svg:x2="23.451cm" svg:y2="6.554cm" draw:start-shape="id9" draw:start-glue-point="3" svg:d="M22829 8050c649 0 339-1496 622-1496" svg:viewBox="0 0 623 1497">
          <text:p/>
        </draw:connector>
        <draw:ellipse draw:style-name="gr15" draw:text-style-name="P10" xml:id="id10" draw:id="id10" draw:layer="layout" svg:width="1.95cm" svg:height="1.257cm" draw:transform="skewX (-0.0151843644923507) rotate (2.61432868656231) translate (22.518cm 12.624cm)" draw:kind="cut" draw:start-angle="88.96" draw:end-angle="271.12">
          <text:p/>
        </draw:ellipse>
        <draw:connector draw:style-name="gr16" draw:text-style-name="P7" draw:layer="layout" draw:type="curve" draw:line-skew="-0.444cm" svg:x1="22.825cm" svg:y1="12.076cm" svg:x2="23.602cm" svg:y2="13.128cm" draw:start-shape="id10" draw:start-glue-point="3" svg:d="M22825 12076c334 0-54 1052 777 1052" svg:viewBox="0 0 778 1053">
          <text:p/>
        </draw:connector>
        <draw:custom-shape draw:style-name="gr68" draw:text-style-name="P21" draw:layer="controls" svg:width="1.333cm" svg:height="1.346cm" svg:x="14.712cm" svg:y="1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4" draw:layer="controls" svg:width="2.715cm" svg:height="6.226cm" svg:x="10.056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controls" svg:width="1.505cm" svg:height="0.896cm" svg:x="10.662cm" svg:y="1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1cm" svg:height="0.866cm" svg:x="11.85cm" svg:y="12.74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controls" svg:width="1.041cm" svg:height="0.866cm" svg:x="10.797cm" svg:y="12.74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73" draw:text-style-name="P24" draw:layer="controls" svg:width="2.715cm" svg:height="3.685cm" svg:x="16.2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controls" svg:width="0.938cm" svg:height="0.896cm" svg:x="17.139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controls" svg:width="0.18cm" svg:height="0.866cm" svg:x="17.829cm" svg:y="12.7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controls" svg:width="0.623cm" svg:height="0.866cm" svg:x="17.205cm" svg:y="12.73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8" draw:layer="controls" svg:width="2.157cm" svg:height="0.806cm" draw:transform="rotate (1.05121180847618) translate (15.399cm 8.965cm)">
          <draw:text-box>
            <text:p text:style-name="P27"><text:span text:style-name="T3">Blocker</text:span></text:p>
          </draw:text-box>
        </draw:frame>
        <draw:custom-shape draw:style-name="gr74" draw:text-style-name="P9" draw:layer="controls" svg:width="0.545cm" svg:height="1.639cm" draw:transform="skewX (-0.00977384381116816) rotate (-0.52935836212988) translate (15.929cm 7.0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9" draw:layer="controls" svg:width="0.658cm" svg:height="0.902cm" svg:x="15.08cm" svg:y="11.88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line draw:style-name="gr7" draw:text-style-name="P8" draw:layer="controls" svg:x1="7.74cm" svg:y1="9.104cm" svg:x2="9.187cm" svg:y2="9.947cm">
          <text:p/>
        </draw:line>
      </draw:page>
      <draw:page draw:name="page6" draw:style-name="dp1" draw:master-page-name="Default">
        <draw:custom-shape draw:style-name="gr75" draw:text-style-name="P1" draw:layer="layout" svg:width="6.317cm" svg:height="8.218cm" svg:x="7.528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41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" draw:layer="layout" svg:width="5.38cm" svg:height="8.219cm" svg:x="19.3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528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19cm" svg:y="6.876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41cm" svg:y="6.861cm">
          <draw:text-box>
            <text:p><text:span text:style-name="T2">Interaction</text:span></text:p>
          </draw:text-box>
        </draw:frame>
        <draw:line draw:style-name="gr77" draw:text-style-name="P7" draw:layer="layout" svg:x1="13.841cm" svg:y1="6.764cm" svg:x2="13.841cm" svg:y2="14.983cm">
          <text:p/>
        </draw:line>
        <draw:line draw:style-name="gr34" draw:text-style-name="P8" draw:layer="layout" svg:x1="10.27cm" svg:y1="10.686cm" svg:x2="16.581cm" svg:y2="10.686cm">
          <text:p/>
        </draw:line>
        <draw:line draw:style-name="gr33" draw:text-style-name="P7" draw:layer="layout" svg:x1="19.32cm" svg:y1="6.764cm" svg:x2="19.32cm" svg:y2="14.983cm">
          <text:p/>
        </draw:line>
        <draw:line draw:style-name="gr36" draw:text-style-name="P8" draw:layer="layout" svg:x1="18.775cm" svg:y1="13.786cm" svg:x2="19.629cm" svg:y2="8.885cm">
          <text:p/>
        </draw:line>
        <draw:line draw:style-name="gr34" draw:text-style-name="P8" draw:layer="layout" svg:x1="9.797cm" svg:y1="13.73cm" svg:x2="10.34cm" svg:y2="10.622cm">
          <text:p/>
        </draw:line>
        <draw:line draw:style-name="gr35" draw:text-style-name="P20" draw:layer="layout" svg:x1="7.991cm" svg:y1="13.724cm" svg:x2="9.472cm" svg:y2="13.725cm">
          <text:p/>
        </draw:line>
        <draw:line draw:style-name="gr36" draw:text-style-name="P8" draw:layer="layout" svg:x1="8.12cm" svg:y1="13.723cm" svg:x2="18.849cm" svg:y2="13.723cm">
          <text:p/>
        </draw:line>
        <draw:custom-shape draw:style-name="gr37" draw:text-style-name="P21" draw:layer="layout" svg:width="1.333cm" svg:height="1.346cm" svg:x="14.049cm" svg:y="13.042cm">
          <text:p/>
          <draw:enhanced-geometry svg:viewBox="0 0 21600 21600" draw:type="rectangle" draw:enhanced-path="M 0 0 L 21600 0 21600 21600 0 21600 0 0 Z N"/>
        </draw:custom-shape>
        <draw:line draw:style-name="gr36" draw:text-style-name="P23" draw:layer="layout" svg:x1="19.359cm" svg:y1="10.686cm" svg:x2="22.826cm" svg:y2="10.686cm">
          <text:p/>
        </draw:line>
        <draw:ellipse draw:style-name="gr15" draw:text-style-name="P10" xml:id="id11" draw:id="id11" draw:layer="layout" svg:width="1.945cm" svg:height="1.26cm" draw:transform="skewX (-0.00785398163397448) rotate (-3.14159265358979) translate (23.767cm 11.348cm)" draw:kind="cut" draw:start-angle="88.96" draw:end-angle="271.12">
          <text:p/>
        </draw:ellipse>
        <draw:connector draw:style-name="gr16" draw:text-style-name="P7" draw:layer="layout" draw:type="curve" draw:line-skew="-0.378cm" svg:x1="23.762cm" svg:y1="10.718cm" svg:x2="24.727cm" svg:y2="11.598cm" draw:start-shape="id11" draw:start-glue-point="3" svg:d="M23762 10718c532 0 50 880 965 880" svg:viewBox="0 0 966 881">
          <text:p/>
        </draw:connector>
        <draw:custom-shape draw:style-name="gr78" draw:text-style-name="P9" draw:layer="layout" svg:width="2.038cm" svg:height="0.198cm" draw:transform="skewX (-0.0101229096615672) rotate (-1.05121180847619) translate (9.372cm 12.743cm)">
          <text:p/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2.055cm" svg:height="0.899cm" svg:x="20.392cm" svg:y="9.67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553cm" svg:y1="8.948cm" svg:x2="23.02cm" svg:y2="8.948cm">
          <text:p/>
        </draw:line>
        <draw:connector draw:style-name="gr16" draw:text-style-name="P7" draw:layer="layout" draw:type="curve" svg:x1="23.742cm" svg:y1="8.945cm" svg:x2="24.899cm" svg:y2="8.105cm" draw:start-shape="id12" draw:start-glue-point="3" svg:d="M23742 8945c1243 0 665-840 1157-840" svg:viewBox="0 0 1158 841">
          <text:p/>
        </draw:connector>
        <draw:ellipse draw:style-name="gr15" draw:text-style-name="P10" xml:id="id12" draw:id="id12" draw:layer="layout" svg:width="1.945cm" svg:height="1.26cm" draw:transform="skewX (-0.00785398163397448) rotate (-3.14159265358979) translate (23.747cm 9.575cm)" draw:kind="cut" draw:start-angle="88.96" draw:end-angle="271.12">
          <text:p/>
        </draw:ellipse>
        <draw:frame draw:style-name="gr42" draw:text-style-name="P19" draw:layer="layout" svg:width="3.055cm" svg:height="1.132cm" svg:x="10.46cm" svg:y="9.55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27cm" svg:y="12.66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33cm" svg:y="13.19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16cm" svg:y="12.6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29" draw:layer="layout" svg:width="2.038cm" svg:height="0.198cm" draw:transform="skewX (-0.0101229096615672) rotate (-1.05121180847619) translate (18.916cm 9.755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3.061cm" svg:height="5.33cm" svg:x="10.54cm" svg:y="9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20.393cm" svg:y="7.99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281cm" svg:y="14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455cm" svg:y="14.03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402cm" svg:y="14.0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1" draw:text-style-name="P24" draw:layer="layout" svg:width="3.061cm" svg:height="2.092cm" svg:x="15.58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578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241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617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8" draw:layer="layout" svg:width="2.157cm" svg:height="0.806cm" svg:x="15.549cm" svg:y="8.891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185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17.176cm" svg:height="8.219cm" svg:x="7.528cm" svg:y="6.76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83" draw:text-style-name="P1" draw:layer="layout" svg:width="6.317cm" svg:height="7.222cm" svg:x="7.528cm" svg:y="7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draw:layer="layout" svg:width="5.479cm" svg:height="7.222cm" svg:x="13.841cm" svg:y="7.745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" draw:layer="layout" svg:width="5.38cm" svg:height="7.222cm" svg:x="19.32cm" svg:y="7.745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8.508cm" svg:y="7.842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658cm" svg:y="13.972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4.759cm" svg:y="7.842cm">
          <draw:text-box>
            <text:p><text:span text:style-name="T2">Interaction</text:span></text:p>
          </draw:text-box>
        </draw:frame>
        <draw:line draw:style-name="gr33" draw:text-style-name="P7" draw:layer="layout" svg:x1="13.841cm" svg:y1="7.745cm" svg:x2="13.841cm" svg:y2="14.967cm">
          <text:p/>
        </draw:line>
        <draw:line draw:style-name="gr34" draw:text-style-name="P8" draw:layer="layout" svg:x1="10.27cm" svg:y1="10.686cm" svg:x2="16.581cm" svg:y2="10.686cm">
          <text:p/>
        </draw:line>
        <draw:line draw:style-name="gr33" draw:text-style-name="P7" draw:layer="layout" svg:x1="19.32cm" svg:y1="7.745cm" svg:x2="19.32cm" svg:y2="14.967cm">
          <text:p/>
        </draw:line>
        <draw:line draw:style-name="gr36" draw:text-style-name="P8" draw:layer="layout" svg:x1="18.775cm" svg:y1="13.786cm" svg:x2="19.629cm" svg:y2="8.885cm">
          <text:p/>
        </draw:line>
        <draw:line draw:style-name="gr34" draw:text-style-name="P8" draw:layer="layout" svg:x1="9.797cm" svg:y1="13.73cm" svg:x2="10.34cm" svg:y2="10.622cm">
          <text:p/>
        </draw:line>
        <draw:line draw:style-name="gr35" draw:text-style-name="P20" draw:layer="layout" svg:x1="7.69cm" svg:y1="13.725cm" svg:x2="9.565cm" svg:y2="13.726cm">
          <text:p/>
        </draw:line>
        <draw:line draw:style-name="gr36" draw:text-style-name="P8" draw:layer="layout" svg:x1="9.106cm" svg:y1="13.721cm" svg:x2="18.85cm" svg:y2="13.721cm">
          <text:p/>
        </draw:line>
        <draw:custom-shape draw:style-name="gr37" draw:text-style-name="P21" draw:layer="layout" svg:width="1.333cm" svg:height="1.346cm" svg:x="14.049cm" svg:y="13.042cm">
          <text:p/>
          <draw:enhanced-geometry svg:viewBox="0 0 21600 21600" draw:type="rectangle" draw:enhanced-path="M 0 0 L 21600 0 21600 21600 0 21600 0 0 Z N"/>
        </draw:custom-shape>
        <draw:line draw:style-name="gr36" draw:text-style-name="P23" draw:layer="layout" svg:x1="19.359cm" svg:y1="10.686cm" svg:x2="22.826cm" svg:y2="10.686cm">
          <text:p/>
        </draw:line>
        <draw:ellipse draw:style-name="gr15" draw:text-style-name="P10" xml:id="id13" draw:id="id13" draw:layer="layout" svg:width="1.945cm" svg:height="1.26cm" draw:transform="skewX (-0.00785398163397448) rotate (-3.14159265358979) translate (23.767cm 11.348cm)" draw:kind="cut" draw:start-angle="88.96" draw:end-angle="271.12">
          <text:p/>
        </draw:ellipse>
        <draw:connector draw:style-name="gr16" draw:text-style-name="P7" draw:layer="layout" draw:type="curve" draw:line-skew="-0.378cm" svg:x1="23.762cm" svg:y1="10.718cm" svg:x2="24.727cm" svg:y2="11.598cm" draw:start-shape="id13" draw:start-glue-point="3" svg:d="M23762 10718c532 0 50 880 965 880" svg:viewBox="0 0 966 881">
          <text:p/>
        </draw:connector>
        <draw:custom-shape draw:style-name="gr78" draw:text-style-name="P9" draw:layer="layout" svg:width="2.038cm" svg:height="0.198cm" draw:transform="skewX (-0.0101229096615672) rotate (-1.05121180847619) translate (9.372cm 12.743cm)">
          <text:p/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2.055cm" svg:height="0.899cm" svg:x="20.392cm" svg:y="9.67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23" draw:layer="layout" svg:x1="19.553cm" svg:y1="8.948cm" svg:x2="23.02cm" svg:y2="8.948cm">
          <text:p/>
        </draw:line>
        <draw:connector draw:style-name="gr16" draw:text-style-name="P7" draw:layer="layout" draw:type="curve" svg:x1="23.742cm" svg:y1="8.945cm" svg:x2="24.899cm" svg:y2="8.105cm" draw:start-shape="id14" draw:start-glue-point="3" svg:d="M23742 8945c1243 0 665-840 1157-840" svg:viewBox="0 0 1158 841">
          <text:p/>
        </draw:connector>
        <draw:ellipse draw:style-name="gr15" draw:text-style-name="P10" xml:id="id14" draw:id="id14" draw:layer="layout" svg:width="1.945cm" svg:height="1.26cm" draw:transform="skewX (-0.00785398163397448) rotate (-3.14159265358979) translate (23.747cm 9.575cm)" draw:kind="cut" draw:start-angle="88.96" draw:end-angle="271.12">
          <text:p/>
        </draw:ellipse>
        <draw:frame draw:style-name="gr42" draw:text-style-name="P19" draw:layer="layout" svg:width="3.055cm" svg:height="1.132cm" svg:x="10.46cm" svg:y="9.55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27cm" svg:y="12.66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33cm" svg:y="13.19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16cm" svg:y="12.6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79" draw:text-style-name="P29" draw:layer="layout" svg:width="2.038cm" svg:height="0.198cm" draw:transform="skewX (-0.0101229096615672) rotate (-1.05121180847619) translate (18.916cm 9.755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3.061cm" svg:height="5.33cm" svg:x="10.54cm" svg:y="9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086cm" svg:height="0.852cm" svg:x="20.393cm" svg:y="7.99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281cm" svg:y="14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455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402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81" draw:text-style-name="P24" draw:layer="layout" svg:width="3.061cm" svg:height="2.092cm" svg:x="15.58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578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241cm" svg:y="14.036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617cm" svg:y="14.03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frame draw:style-name="gr56" draw:text-style-name="P28" draw:layer="layout" svg:width="2.157cm" svg:height="0.806cm" svg:x="15.549cm" svg:y="8.891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185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17.176cm" svg:height="7.223cm" svg:x="7.528cm" svg:y="7.74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87" draw:text-style-name="P1" draw:layer="layout" svg:width="6.269cm" svg:height="10.609cm" svg:x="0.537cm" svg:y="5.56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5.479cm" svg:height="10.585cm" svg:x="6.764cm" svg:y="5.569cm">
          <text:p text:style-name="P2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5.479cm" svg:height="10.609cm" svg:x="12.205cm" svg:y="5.558cm">
          <text:p text:style-name="P2"><text:span text:style-name="T4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3" draw:text-style-name="P7" draw:layer="layout" svg:x1="12.205cm" svg:y1="5.569cm" svg:x2="12.205cm" svg:y2="16.178cm">
          <text:p/>
        </draw:line>
        <draw:line draw:style-name="gr33" draw:text-style-name="P7" draw:layer="layout" svg:x1="6.764cm" svg:y1="5.569cm" svg:x2="6.764cm" svg:y2="16.178cm">
          <text:p/>
        </draw:line>
        <draw:custom-shape draw:style-name="gr90" draw:text-style-name="P30" draw:layer="layout" svg:width="12.685cm" svg:height="6.475cm" svg:x="1.631cm" svg:y="9.146cm">
          <text:p/>
          <draw:enhanced-geometry svg:viewBox="0 0 21600 21600" draw:type="rectangle" draw:enhanced-path="M 0 0 L 21600 0 21600 21600 0 21600 0 0 Z N"/>
        </draw:custom-shape>
        <draw:line draw:style-name="gr91" draw:text-style-name="P7" draw:layer="layout" svg:x1="6.16cm" svg:y1="8.094cm" svg:x2="6.16cm" svg:y2="13.698cm">
          <text:p/>
        </draw:line>
        <draw:line draw:style-name="gr91" draw:text-style-name="P7" draw:layer="layout" svg:x1="11.76cm" svg:y1="8.094cm" svg:x2="11.76cm" svg:y2="12.915cm">
          <text:p/>
        </draw:line>
        <draw:line draw:style-name="gr7" draw:text-style-name="P8" draw:layer="layout" svg:x1="0.728cm" svg:y1="11.713cm" svg:x2="2.298cm" svg:y2="12.29cm">
          <text:p/>
        </draw:line>
        <draw:line draw:style-name="gr8" draw:text-style-name="P8" draw:layer="layout" svg:x1="1.095cm" svg:y1="11.844cm" svg:x2="7.942cm" svg:y2="14.358cm">
          <text:p/>
        </draw:line>
        <draw:line draw:style-name="gr9" draw:text-style-name="P8" draw:layer="layout" svg:x1="2.653cm" svg:y1="12.351cm" svg:x2="7.942cm" svg:y2="10.409cm">
          <text:p/>
        </draw:line>
        <draw:line draw:style-name="gr9" draw:text-style-name="P8" draw:layer="layout" svg:x1="7.996cm" svg:y1="10.409cm" svg:x2="16.532cm" svg:y2="13.546cm">
          <text:p/>
        </draw:line>
        <draw:line draw:style-name="gr8" draw:text-style-name="P8" draw:layer="layout" svg:x1="7.946cm" svg:y1="14.36cm" svg:x2="16.531cm" svg:y2="11.206cm">
          <text:p/>
        </draw:line>
        <draw:line draw:style-name="gr10" draw:text-style-name="P8" draw:layer="layout" svg:x1="13.418cm" svg:y1="12.402cm" svg:x2="16.686cm" svg:y2="13.602cm">
          <text:p/>
        </draw:line>
        <draw:line draw:style-name="gr11" draw:text-style-name="P8" draw:layer="layout" svg:x1="13.418cm" svg:y1="12.349cm" svg:x2="16.686cm" svg:y2="11.148cm">
          <text:p/>
        </draw:line>
        <draw:g>
          <draw:custom-shape draw:style-name="gr12" draw:text-style-name="P9" draw:layer="layout" svg:width="6.226cm" svg:height="0.497cm" draw:transform="rotate (-1.5707963267949) translate (2.856cm 9.2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6.226cm" svg:height="0.482cm" draw:transform="rotate (-1.5707963267949) translate (8.194cm 9.2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.226cm" svg:height="0.498cm" draw:transform="rotate (-1.5707963267949) translate (13.588cm 9.27cm)">
            <text:p/>
            <draw:enhanced-geometry svg:viewBox="0 0 21600 21600" draw:type="rectangle" draw:enhanced-path="M 0 0 L 21600 0 21600 21600 0 21600 0 0 Z N"/>
          </draw:custom-shape>
        </draw:g>
        <draw:ellipse draw:style-name="gr15" draw:text-style-name="P10" xml:id="id15" draw:id="id15" draw:layer="layout" svg:width="1.948cm" svg:height="1.26cm" draw:transform="skewX (-0.0134390352403563) rotate (2.78938521053734) translate (16.917cm 14.355cm)" draw:kind="cut" draw:start-angle="88.96" draw:end-angle="271.12">
          <text:p/>
        </draw:ellipse>
        <draw:connector draw:style-name="gr16" draw:text-style-name="P7" draw:layer="layout" draw:type="curve" draw:line-skew="-0.444cm" svg:x1="17.127cm" svg:y1="13.761cm" svg:x2="17.858cm" svg:y2="14.903cm" draw:start-shape="id15" draw:start-glue-point="3" svg:d="M17127 13761c276 0-89 1142 731 1142" svg:viewBox="0 0 732 1143">
          <text:p/>
        </draw:connector>
        <draw:custom-shape draw:style-name="gr17" draw:text-style-name="P11" draw:layer="layout" svg:width="0.386cm" svg:height="5.674cm" draw:transform="skewX (-0.00174532925199432) rotate (-0.0883136601509132) translate (4.068cm 9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97cm" svg:height="2.141cm" svg:x="5.285cm" svg:y="10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386cm" svg:height="5.674cm" draw:transform="skewX (0.00174532925199434) rotate (0.0881391272257136) translate (10.262cm 9.6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79cm" svg:height="2.541cm" svg:x="8.756cm" svg:y="6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9.155cm" svg:y1="9.402cm" svg:x2="9.155cm" svg:y2="10.619cm">
          <text:p/>
        </draw:line>
        <draw:custom-shape draw:style-name="gr21" draw:text-style-name="P14" draw:layer="layout" svg:width="0.799cm" svg:height="0.806cm" svg:x="1.674cm" svg:y="9.216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3.617cm" svg:y="11.981cm">
          <text:p text:style-name="P2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4.977cm" svg:y="11.079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8.75cm" svg:y="7.785cm">
          <text:p text:style-name="P2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0.288cm" svg:y="11.981cm">
          <text:p text:style-name="P2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6.215cm" svg:y="13.158cm">
          <text:p text:style-name="P2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5" draw:layer="layout" svg:width="0.79cm" svg:height="8.118cm" svg:x="8.756cm" svg:y="7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6" draw:layer="layout" svg:width="4.486cm" svg:height="0.945cm" svg:x="1.492cm" svg:y="5.746cm">
          <draw:text-box>
            <text:p><text:span text:style-name="T5">Pre-selection</text:span></text:p>
          </draw:text-box>
        </draw:frame>
        <draw:frame draw:style-name="gr62" draw:text-style-name="P16" draw:layer="layout" svg:width="4.841cm" svg:height="0.945cm" svg:x="13.017cm" svg:y="5.746cm">
          <draw:text-box>
            <text:p><text:span text:style-name="T5">Post-selection</text:span></text:p>
          </draw:text-box>
        </draw:frame>
        <draw:frame draw:style-name="gr63" draw:text-style-name="P16" draw:layer="layout" svg:width="3.749cm" svg:height="0.945cm" svg:x="7.783cm" svg:y="5.746cm">
          <draw:text-box>
            <text:p><text:span text:style-name="T5">Interaction</text:span></text:p>
          </draw:text-box>
        </draw:frame>
        <draw:ellipse draw:style-name="gr15" draw:text-style-name="P10" xml:id="id16" draw:id="id16" draw:layer="layout" svg:width="1.948cm" svg:height="1.258cm" draw:transform="skewX (-0.00157079632679488) rotate (-2.78938521053734) translate (17.303cm 11.588cm)" draw:kind="cut" draw:start-angle="88.96" draw:end-angle="271.12">
          <text:p/>
        </draw:ellipse>
        <draw:connector draw:style-name="gr16" draw:text-style-name="P7" draw:layer="layout" draw:type="curve" draw:line-skew="-0.157cm" svg:x1="17.085cm" svg:y1="10.998cm" svg:x2="17.695cm" svg:y2="9.476cm" draw:start-shape="id16" draw:start-glue-point="3" svg:d="M17085 10998c618 0 313-1522 610-1522" svg:viewBox="0 0 611 1523">
          <text:p/>
        </draw:connector>
        <draw:custom-shape draw:style-name="gr21" draw:text-style-name="P14" draw:layer="layout" svg:width="0.799cm" svg:height="0.806cm" svg:x="16.215cm" svg:y="10.805cm">
          <text:p text:style-name="P2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8" draw:layer="layout" svg:width="1.728cm" svg:height="1.046cm" svg:x="4.43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21cm" svg:height="1.007cm" svg:x="5.851cm" svg:y="7.30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21cm" svg:height="1.007cm" svg:x="4.561cm" svg:y="7.30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g>
          <draw:frame draw:style-name="gr94" draw:text-style-name="P19" draw:layer="layout" svg:width="0.218cm" svg:height="0.925cm" svg:x="11.41cm" svg:y="7.38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95" draw:text-style-name="P19" draw:layer="layout" svg:width="0.619cm" svg:height="0.925cm" svg:x="10.736cm" svg:y="7.38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96" draw:text-style-name="P18" draw:layer="layout" svg:width="1.234cm" svg:height="1.046cm" svg:x="10.526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5" draw:layer="layout" svg:width="17.176cm" svg:height="10.61cm" svg:x="0.508cm" svg:y="5.569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98" draw:text-style-name="P22" draw:layer="layout" svg:width="20.241cm" svg:height="13.298cm" svg:x="0.38cm" svg:y="8.201cm">
          <draw:image xlink:href="Pictures/10000001000004BA0000031B808C68395222342E.png" xlink:type="simple" xlink:show="embed" xlink:actuate="onLoad" draw:mime-type="image/png">
            <text:p/>
          </draw:image>
        </draw:frame>
        <draw:custom-shape draw:style-name="gr21" draw:text-style-name="P14" draw:layer="layout" svg:width="0.799cm" svg:height="0.806cm" svg:x="5.059cm" svg:y="20.615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5.802cm" svg:y="16.48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5.493cm" svg:y="11.055cm">
          <text:p text:style-name="P2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7.935cm" svg:y="9.984cm">
          <text:p text:style-name="P2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2.473cm" svg:y="14.98cm">
          <text:p text:style-name="P2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7.1cm" svg:y="16.657cm">
          <text:p text:style-name="P2"><text:span text:style-name="T4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99cm" svg:height="0.806cm" svg:x="14.6cm" svg:y="11.204cm">
          <text:p text:style-name="P2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99" svg:width="0.589cm" svg:height="0.586cm" svg:x="1.177cm" svg:y="14.4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0" draw:layer="layout" svg:viewBox="0 -5000 2500 10000" svg:d="M0 5000l125-500 125-500 250-1000 500-2000 500-2000 500-2000 500-2000h-500-500-500-500-250-250z"/>
        </dr3d:scene>
        <dr3d:scene draw:style-name="gr99" svg:width="0.162cm" svg:height="0.811cm" svg:x="1.334cm" svg:y="14.88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1" draw:layer="layout" svg:viewBox="0 -5000 2500 10000" svg:d="M0-5000h250 250 500 500 500 250 250v10000h-250-250-500-500-500-250-250z"/>
        </dr3d:scene>
      </draw:page>
      <draw:page draw:name="page10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17" draw:id="id17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17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18" draw:start-glue-point="3" svg:d="M20772 7529c0-751 1705-574 1705-355" svg:viewBox="0 0 1706 545">
          <text:p/>
        </draw:connector>
        <draw:ellipse draw:style-name="gr15" draw:text-style-name="P10" xml:id="id18" draw:id="id18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22" draw:layer="layout" svg:width="1.801cm" svg:height="0.837cm" svg:x="10.901cm" svg:y="12.69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3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6" draw:text-style-name="P22" draw:layer="layout" svg:width="0.665cm" svg:height="0.837cm" svg:x="12.7cm" svg:y="12.69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3" draw:text-style-name="P22" draw:layer="layout" svg:width="1.679cm" svg:height="0.837cm" svg:x="16.521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8.257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5.822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7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8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9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0" draw:text-style-name="P22" draw:layer="layout" svg:width="0.975cm" svg:height="1.032cm" svg:x="14.26cm" svg:y="13.07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3.159cm" svg:height="5.081cm" svg:x="10.573cm" svg:y="9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5" draw:layer="layout" svg:width="2.024cm" svg:height="0.896cm" svg:x="11.141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22" draw:layer="layout" svg:width="1.974cm" svg:height="0.837cm" svg:x="11.165cm" svg:y="14.00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1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19" draw:id="id19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19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0" draw:start-glue-point="3" svg:d="M20772 7529c0-751 1705-574 1705-355" svg:viewBox="0 0 1706 545">
          <text:p/>
        </draw:connector>
        <draw:ellipse draw:style-name="gr15" draw:text-style-name="P10" xml:id="id20" draw:id="id20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3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6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3" draw:text-style-name="P22" draw:layer="layout" svg:width="1.679cm" svg:height="0.837cm" svg:x="16.521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8.257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5.822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7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8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9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0" draw:text-style-name="P22" draw:layer="layout" svg:width="0.975cm" svg:height="1.032cm" svg:x="14.26cm" svg:y="13.07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3.159cm" svg:height="5.081cm" svg:x="10.573cm" svg:y="9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5" draw:layer="layout" svg:width="2.024cm" svg:height="0.896cm" svg:x="11.141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22" draw:layer="layout" svg:width="1.974cm" svg:height="0.837cm" svg:x="11.165cm" svg:y="14.00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2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21" draw:id="id21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1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2" draw:start-glue-point="3" svg:d="M20772 7529c0-751 1705-574 1705-355" svg:viewBox="0 0 1706 545">
          <text:p/>
        </draw:connector>
        <draw:ellipse draw:style-name="gr15" draw:text-style-name="P10" xml:id="id22" draw:id="id22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3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4" draw:text-style-name="P31" draw:layer="layout" svg:width="2.211cm" svg:height="0.823cm" svg:x="15.635cm" svg:y="8.759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7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8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9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0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3.159cm" svg:height="5.081cm" svg:x="10.573cm" svg:y="9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5" draw:layer="layout" svg:width="2.024cm" svg:height="0.896cm" svg:x="11.141cm" svg:y="13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22" draw:layer="layout" svg:width="1.974cm" svg:height="0.837cm" svg:x="11.165cm" svg:y="14.0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2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6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  <draw:page draw:name="page13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764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6.76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764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4" draw:text-style-name="P8" draw:layer="layout" svg:x1="9.693cm" svg:y1="11.048cm" svg:x2="23.28cm" svg:y2="11.048cm">
          <text:p/>
        </draw:line>
        <draw:line draw:style-name="gr35" draw:text-style-name="P20" draw:layer="layout" svg:x1="8.164cm" svg:y1="14.087cm" svg:x2="9.645cm" svg:y2="14.088cm">
          <text:p/>
        </draw:line>
        <draw:line draw:style-name="gr36" draw:text-style-name="P8" draw:layer="layout" svg:x1="8.196cm" svg:y1="14.085cm" svg:x2="20.774cm" svg:y2="14.085cm">
          <text:p/>
        </draw:line>
        <draw:custom-shape draw:style-name="gr37" draw:text-style-name="P21" draw:layer="layout" svg:width="1.333cm" svg:height="1.346cm" svg:x="14.081cm" svg:y="13.40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1.048cm" svg:x2="23.28cm" svg:y2="11.048cm">
          <text:p/>
        </draw:line>
        <draw:ellipse draw:style-name="gr15" draw:text-style-name="P10" xml:id="id23" draw:id="id23" draw:layer="layout" svg:width="1.348cm" svg:height="0.996cm" draw:transform="skewX (-0.0101229096615671) rotate (-3.14159265358979) translate (23.752cm 11.54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1.046cm" svg:x2="23.612cm" svg:y2="9.426cm" draw:start-shape="id23" draw:start-glue-point="3" svg:d="M23747 11046c339 0 406-1620-135-1620" svg:viewBox="0 0 399 1621">
          <text:p/>
        </draw:connector>
        <draw:line draw:style-name="gr34" draw:text-style-name="P8" draw:layer="layout" svg:x1="9.77cm" svg:y1="14.086cm" svg:x2="9.77cm" svg:y2="10.976cm">
          <text:p/>
        </draw:line>
        <draw:custom-shape draw:style-name="gr39" draw:text-style-name="P9" draw:layer="layout" svg:width="1.834cm" svg:height="0.199cm" draw:transform="skewX (0.0101229096615672) rotate (0.790110552377833) translate (9.055cm 14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1.12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4.163cm" svg:x2="20.774cm" svg:y2="8.4cm">
          <text:p/>
        </draw:line>
        <draw:line draw:style-name="gr41" draw:text-style-name="P8" draw:layer="layout" svg:x1="20.774cm" svg:y1="10.87cm" svg:x2="20.774cm" svg:y2="8.4cm">
          <text:p/>
        </draw:line>
        <draw:connector draw:style-name="gr16" draw:text-style-name="P7" draw:layer="layout" draw:type="curve" draw:line-skew="0.217cm" svg:x1="20.772cm" svg:y1="8.042cm" svg:x2="22.225cm" svg:y2="8.328cm" draw:start-shape="id24" draw:start-glue-point="3" svg:d="M20772 8042c0-426 1453-569 1453 286" svg:viewBox="0 0 1454 626">
          <text:p/>
        </draw:connector>
        <draw:ellipse draw:style-name="gr15" draw:text-style-name="P10" xml:id="id24" draw:id="id24" draw:layer="layout" svg:width="1.359cm" svg:height="0.987cm" draw:transform="skewX (-0.0101229096615671) rotate (-1.5707963267949) translate (21.265cm 8.037cm)" draw:kind="cut" draw:start-angle="88.96" draw:end-angle="271.12">
          <text:p/>
        </draw:ellipse>
        <draw:custom-shape draw:style-name="gr115" draw:text-style-name="P24" draw:layer="layout" svg:width="3.159cm" svg:height="5.33cm" svg:x="10.573cm" svg:y="9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916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112" draw:text-style-name="P25" draw:layer="layout" svg:width="2.024cm" svg:height="0.896cm" svg:x="11.141cm" svg:y="8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22" draw:layer="layout" svg:width="1.801cm" svg:height="0.837cm" svg:x="10.901cm" svg:y="13.16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3" draw:text-style-name="P22" draw:layer="layout" svg:width="1.679cm" svg:height="0.837cm" svg:x="11.329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3.065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0.63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6" draw:text-style-name="P22" draw:layer="layout" svg:width="0.665cm" svg:height="0.837cm" svg:x="12.7cm" svg:y="13.16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3" draw:text-style-name="P22" draw:layer="layout" svg:width="1.679cm" svg:height="0.837cm" svg:x="16.521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8.257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5.822cm" svg:y="10.12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g>
          <draw:frame draw:style-name="gr107" draw:text-style-name="P22" draw:layer="layout" svg:width="1.749cm" svg:height="0.83cm" svg:x="16.746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8" draw:text-style-name="P22" draw:layer="layout" svg:width="0.7cm" svg:height="0.83cm" svg:x="18.517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9" draw:text-style-name="P22" draw:layer="layout" svg:width="1.033cm" svg:height="0.83cm" svg:x="15.727cm" svg:y="13.19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3" draw:text-style-name="P22" draw:layer="layout" svg:width="1.974cm" svg:height="0.837cm" svg:x="11.165cm" svg:y="8.5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10" draw:text-style-name="P22" draw:layer="layout" svg:width="0.975cm" svg:height="1.032cm" svg:x="14.26cm" svg:y="13.561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25" draw:id="id25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5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6" draw:start-glue-point="3" svg:d="M20772 7529c0-751 1705-574 1705-355" svg:viewBox="0 0 1706 545">
          <text:p/>
        </draw:connector>
        <draw:ellipse draw:style-name="gr15" draw:text-style-name="P10" xml:id="id26" draw:id="id26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custom-shape draw:style-name="gr115" draw:text-style-name="P24" draw:layer="layout" svg:width="3.159cm" svg:height="5.33cm" svg:x="10.573cm" svg:y="8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112" draw:text-style-name="P25" draw:layer="layout" svg:width="2.024cm" svg:height="0.896cm" svg:x="11.141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22" draw:layer="layout" svg:width="1.801cm" svg:height="0.837cm" svg:x="10.901cm" svg:y="12.66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3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6" draw:text-style-name="P22" draw:layer="layout" svg:width="0.665cm" svg:height="0.837cm" svg:x="12.7cm" svg:y="12.666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13" draw:text-style-name="P22" draw:layer="layout" svg:width="1.974cm" svg:height="0.837cm" svg:x="11.165cm" svg:y="8.18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14" draw:text-style-name="P31" draw:layer="layout" svg:width="2.211cm" svg:height="0.823cm" svg:x="15.635cm" svg:y="8.759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7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8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9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0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23.28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968cm" svg:y1="10.557cm" svg:x2="23.28cm" svg:y2="10.557cm">
          <text:p/>
        </draw:line>
        <draw:ellipse draw:style-name="gr15" draw:text-style-name="P10" xml:id="id27" draw:id="id27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27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line draw:style-name="gr41" draw:text-style-name="P8" draw:layer="layout" svg:x1="20.774cm" svg:y1="10.38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28" draw:start-glue-point="3" svg:d="M20772 7529c0-751 1705-574 1705-355" svg:viewBox="0 0 1706 545">
          <text:p/>
        </draw:connector>
        <draw:ellipse draw:style-name="gr15" draw:text-style-name="P10" xml:id="id28" draw:id="id28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2" draw:text-style-name="P19" draw:layer="layout" svg:width="3.055cm" svg:height="1.132cm" svg:x="15.548cm" svg:y="9.4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3.011cm" svg:height="5.33cm" svg:x="15.611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969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201cm" svg:y1="13.595cm" svg:x2="20.779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9.77cm" svg:y1="13.596cm" svg:x2="9.77cm" svg:y2="10.486cm">
          <text:p/>
        </draw:line>
        <draw:frame draw:style-name="gr42" draw:text-style-name="P19" draw:layer="layout" svg:width="3.055cm" svg:height="1.132cm" svg:x="10.535cm" svg:y="9.42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3" draw:text-style-name="P19" draw:layer="layout" svg:width="2.635cm" svg:height="1.019cm" svg:x="15.658cm" svg:y="12.535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4" draw:text-style-name="P19" draw:layer="layout" svg:width="0.658cm" svg:height="0.902cm" svg:x="14.465cm" svg:y="13.06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frame draw:style-name="gr45" draw:text-style-name="P19" draw:layer="layout" svg:width="1.674cm" svg:height="1.019cm" svg:x="10.692cm" svg:y="12.52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09A9B1F5DA35720F.png" xlink:type="simple" xlink:show="embed" xlink:actuate="onLoad" draw:mime-type="image/png"/>
        </draw:frame>
        <draw:custom-shape draw:style-name="gr46" draw:text-style-name="P24" draw:layer="layout" svg:width="3.011cm" svg:height="5.33cm" svg:x="10.616cm" svg:y="9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1.505cm" svg:height="0.896cm" svg:x="11.369cm" svg:y="1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1cm" svg:height="0.866cm" svg:x="12.557cm" svg:y="13.9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0" draw:text-style-name="P19" draw:layer="layout" svg:width="1.041cm" svg:height="0.866cm" svg:x="11.504cm" svg:y="13.9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5" draw:text-style-name="P24" draw:layer="layout" svg:width="3.011cm" svg:height="2.241cm" svg:x="15.611cm" svg:y="12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0.938cm" svg:height="0.896cm" svg:x="16.649cm" svg:y="14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19" draw:layer="layout" svg:width="0.18cm" svg:height="0.866cm" svg:x="17.339cm" svg:y="13.90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  <draw:frame draw:style-name="gr52" draw:text-style-name="P19" draw:layer="layout" svg:width="0.623cm" svg:height="0.866cm" svg:x="16.715cm" svg:y="13.90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09A9B1F5DA35720F.png" xlink:type="simple" xlink:show="embed" xlink:actuate="onLoad" draw:mime-type="image/png"/>
          </draw:frame>
        </draw:g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frame draw:style-name="gr114" draw:text-style-name="P31" draw:layer="controls" svg:width="2.211cm" svg:height="0.823cm" svg:x="15.635cm" svg:y="8.758cm">
          <draw:text-box>
            <text:p text:style-name="P27"><text:span text:style-name="T3">Blocker</text:span></text:p>
          </draw:text-box>
        </draw:frame>
        <draw:custom-shape draw:style-name="gr57" draw:text-style-name="P9" draw:layer="controls" svg:width="0.79cm" svg:height="2.141cm" svg:x="16.27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6" draw:layer="controls" svg:width="4.841cm" svg:height="0.962cm" svg:x="19.352cm" svg:y="14.04cm">
          <draw:text-box>
            <text:p><text:span text:style-name="T2">Post-selection</text:span></text:p>
          </draw:text-box>
        </draw:frame>
        <draw:line draw:style-name="gr54" draw:text-style-name="P8" draw:layer="controls" svg:x1="20.779cm" svg:y1="10.557cm" svg:x2="23.285cm" svg:y2="10.557cm">
          <text:p/>
        </draw:line>
        <draw:ellipse draw:style-name="gr15" draw:text-style-name="P10" xml:id="id29" draw:id="id29" draw:layer="controls" svg:width="1.348cm" svg:height="0.996cm" draw:transform="skewX (-0.0101229096615671) rotate (-3.14159265358979) translate (23.757cm 11.054cm)" draw:kind="cut" draw:start-angle="88.96" draw:end-angle="271.12">
          <text:p/>
        </draw:ellipse>
        <draw:connector draw:style-name="gr16" draw:text-style-name="P7" draw:layer="controls" draw:type="curve" draw:line-skew="-0.275cm" svg:x1="23.752cm" svg:y1="10.556cm" svg:x2="23.617cm" svg:y2="8.926cm" draw:start-shape="id29" draw:start-glue-point="3" svg:d="M23752 10556c339 0 406-1630-135-1630" svg:viewBox="0 0 399 1631">
          <text:p/>
        </draw:connector>
        <draw:frame draw:style-name="gr40" draw:text-style-name="P22" draw:layer="controls" svg:width="2.055cm" svg:height="0.899cm" svg:x="20.914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controls" svg:x1="20.779cm" svg:y1="13.673cm" svg:x2="20.779cm" svg:y2="7.91cm">
          <text:p/>
        </draw:line>
        <draw:connector draw:style-name="gr16" draw:text-style-name="P7" draw:layer="controls" draw:type="curve" svg:x1="20.777cm" svg:y1="7.529cm" svg:x2="22.482cm" svg:y2="7.174cm" draw:start-shape="id30" draw:start-glue-point="3" svg:d="M20777 7529c0-751 1705-574 1705-355" svg:viewBox="0 0 1706 545">
          <text:p/>
        </draw:connector>
        <draw:ellipse draw:style-name="gr15" draw:text-style-name="P10" xml:id="id30" draw:id="id30" draw:layer="controls" svg:width="1.359cm" svg:height="0.987cm" draw:transform="skewX (-0.0101229096615671) rotate (-1.5707963267949) translate (21.27cm 7.524cm)" draw:kind="cut" draw:start-angle="88.96" draw:end-angle="271.12">
          <text:p/>
        </draw:ellipse>
        <draw:frame draw:style-name="gr47" draw:text-style-name="P22" draw:layer="controls" svg:width="2.105cm" svg:height="0.844cm" draw:transform="rotate (1.5707963267949) translate (19.832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6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7" draw:style-name="dp1" draw:master-page-name="Default">
        <draw:custom-shape draw:style-name="gr116" draw:text-style-name="P1" draw:layer="layout" svg:width="9.195cm" svg:height="4.228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7" draw:text-style-name="P8" draw:layer="layout" svg:x1="2.999cm" svg:y1="3.441cm" svg:x2="8.672cm" svg:y2="3.441cm">
            <text:p/>
          </draw:line>
          <draw:line draw:style-name="gr118" draw:text-style-name="P32" draw:layer="layout" svg:x1="2.08cm" svg:y1="4.835cm" svg:x2="7.771cm" svg:y2="4.835cm">
            <text:p/>
          </draw:line>
          <draw:custom-shape draw:style-name="gr119" draw:text-style-name="P21" draw:layer="layout" svg:width="0.737cm" svg:height="0.712cm" svg:x="5.043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0" draw:text-style-name="P8" draw:layer="layout" svg:x1="7.755cm" svg:y1="3.441cm" svg:x2="8.867cm" svg:y2="3.441cm">
            <text:p/>
          </draw:line>
          <draw:ellipse draw:style-name="gr15" draw:text-style-name="P10" xml:id="id31" draw:id="id31" draw:layer="layout" svg:width="1.241cm" svg:height="0.813cm" draw:transform="skewX (-0.00855211333477221) rotate (-3.14159265358979) translate (9.301cm 3.859cm)" draw:kind="cut" draw:start-angle="88.96" draw:end-angle="271.12">
            <text:p/>
          </draw:ellipse>
          <draw:connector draw:style-name="gr16" draw:text-style-name="P7" draw:layer="layout" draw:type="curve" svg:x1="9.298cm" svg:y1="3.453cm" svg:x2="9.674cm" svg:y2="4.24cm" draw:start-shape="id31" draw:start-glue-point="3" draw:end-shape="id32" draw:end-glue-point="0" svg:d="M9298 3453c251 0 376 262 376 787" svg:viewBox="0 0 377 788">
            <text:p/>
          </draw:connector>
          <draw:connector draw:style-name="gr16" draw:text-style-name="P7" draw:layer="layout" draw:type="curve" draw:line-skew="0.173cm 2.813cm" svg:x1="7.716cm" svg:y1="1.887cm" svg:x2="9.065cm" svg:y2="2.41cm" draw:start-shape="id33" draw:start-glue-point="3" draw:end-shape="id34" draw:end-glue-point="3" svg:d="M7716 1887c0-492 953-411 1498-157s683 680-149 680" svg:viewBox="0 0 1941 883">
            <text:p/>
          </draw:connector>
          <draw:custom-shape draw:style-name="gr121" draw:text-style-name="P21" xml:id="id32" draw:id="id32" draw:layer="layout" svg:width="1.27cm" svg:height="0.61cm" svg:x="9.039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21" xml:id="id34" draw:id="id34" draw:layer="layout" svg:width="1.219cm" svg:height="0.61cm" svg:x="9.065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33" draw:layer="layout" svg:width="0.79cm" svg:height="0.806cm" svg:x="8.584cm" svg:y="3.051cm">
            <draw:text-box>
              <text:p><text:span text:style-name="T6">+</text:span></text:p>
            </draw:text-box>
          </draw:frame>
          <draw:line draw:style-name="gr117" draw:text-style-name="P8" draw:layer="layout" svg:x1="3.051cm" svg:y1="4.848cm" svg:x2="3.051cm" svg:y2="3.458cm">
            <text:p/>
          </draw:line>
          <draw:line draw:style-name="gr118" draw:text-style-name="P8" draw:layer="layout" svg:x1="7.719cm" svg:y1="4.853cm" svg:x2="7.719cm" svg:y2="2.279cm">
            <text:p/>
          </draw:line>
          <draw:line draw:style-name="gr124" draw:text-style-name="P8" draw:layer="layout" svg:x1="7.719cm" svg:y1="3.417cm" svg:x2="7.719cm" svg:y2="2.495cm">
            <text:p/>
          </draw:line>
          <draw:ellipse draw:style-name="gr15" draw:text-style-name="P10" xml:id="id33" draw:id="id33" draw:layer="layout" svg:width="1.227cm" svg:height="0.816cm" draw:transform="skewX (-0.00488692190558412) rotate (-1.5707963267949) translate (8.124cm 1.885cm)" draw:kind="cut" draw:start-angle="88.96" draw:end-angle="271.12">
            <text:p/>
          </draw:ellipse>
          <draw:frame draw:style-name="gr123" draw:text-style-name="P33" draw:layer="layout" svg:width="0.79cm" svg:height="0.806cm" svg:x="7.326cm" svg:y="1.799cm">
            <draw:text-box>
              <text:p><text:span text:style-name="T7">−</text:span></text:p>
            </draw:text-box>
          </draw:frame>
          <draw:custom-shape draw:style-name="gr125" draw:text-style-name="P34" draw:layer="layout" svg:width="1.012cm" svg:height="0.136cm" draw:transform="skewX (-0.0293215314335047) rotate (0.785398163397448) translate (2.644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6" draw:text-style-name="P32" draw:layer="layout" svg:x1="1.653cm" svg:y1="4.836cm" svg:x2="2.633cm" svg:y2="4.836cm">
            <text:p/>
          </draw:line>
          <draw:frame draw:style-name="gr110" draw:text-style-name="P22" draw:layer="layout" svg:width="0.519cm" svg:height="0.55cm" svg:x="5.152cm" svg:y="4.557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g>
            <draw:frame draw:style-name="gr103" draw:text-style-name="P22" draw:layer="layout" svg:width="0.945cm" svg:height="0.471cm" svg:x="3.952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4" draw:text-style-name="P22" draw:layer="layout" svg:width="0.378cm" svg:height="0.471cm" svg:x="4.92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5" draw:text-style-name="P22" draw:layer="layout" svg:width="0.407cm" svg:height="0.471cm" svg:x="3.55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g>
            <draw:frame draw:style-name="gr102" draw:text-style-name="P22" draw:layer="layout" svg:width="0.994cm" svg:height="0.462cm" svg:x="3.557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6" draw:text-style-name="P22" draw:layer="layout" svg:width="0.367cm" svg:height="0.462cm" svg:x="4.55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custom-shape draw:style-name="gr125" draw:text-style-name="P34" draw:layer="layout" svg:width="1.012cm" svg:height="0.136cm" draw:transform="skewX (-0.0293215314335047) rotate (0.785398163397448) translate (7.311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7" draw:text-style-name="P35" draw:layer="layout" svg:width="1.967cm" svg:height="2.718cm" svg:x="3.495cm" svg:y="2.303cm" svg:viewBox="0 0 1968 2719" draw:points="0,0 0,2719 1458,2719 1458,1245 1968,1245 1968,0 1903,0">
            <text:p/>
          </draw:polygon>
          <draw:custom-shape draw:style-name="gr128" draw:text-style-name="P25" draw:layer="layout" svg:width="0.81cm" svg:height="0.358cm" svg:x="4.079cm" svg:y="2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9" draw:text-style-name="P22" draw:layer="layout" svg:width="0.495cm" svg:height="0.462cm" svg:x="4.192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30" draw:text-style-name="P22" draw:layer="layout" svg:width="0.121cm" svg:height="0.462cm" svg:x="4.699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31" draw:text-style-name="P22" draw:layer="layout" svg:width="0.799cm" svg:height="0.472cm" svg:x="9.275cm" svg:y="2.169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  <draw:frame draw:style-name="gr132" draw:text-style-name="P22" draw:layer="layout" svg:width="0.799cm" svg:height="0.379cm" svg:x="9.276cm" svg:y="4.365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</draw:g>
        <draw:custom-shape draw:style-name="gr116" draw:text-style-name="P1" draw:layer="layout" svg:width="9.195cm" svg:height="4.228cm" svg:x="1.27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7" draw:text-style-name="P8" draw:layer="layout" svg:x1="2.999cm" svg:y1="7.669cm" svg:x2="8.672cm" svg:y2="7.669cm">
            <text:p/>
          </draw:line>
          <draw:line draw:style-name="gr118" draw:text-style-name="P32" draw:layer="layout" svg:x1="2.08cm" svg:y1="9.063cm" svg:x2="7.771cm" svg:y2="9.063cm">
            <text:p/>
          </draw:line>
          <draw:custom-shape draw:style-name="gr119" draw:text-style-name="P21" draw:layer="layout" svg:width="0.737cm" svg:height="0.712cm" svg:x="5.043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0" draw:text-style-name="P8" draw:layer="layout" svg:x1="7.755cm" svg:y1="7.669cm" svg:x2="8.867cm" svg:y2="7.669cm">
            <text:p/>
          </draw:line>
          <draw:ellipse draw:style-name="gr15" draw:text-style-name="P10" xml:id="id35" draw:id="id35" draw:layer="layout" svg:width="1.241cm" svg:height="0.813cm" draw:transform="skewX (-0.00855211333477221) rotate (-3.14159265358979) translate (9.301cm 8.087cm)" draw:kind="cut" draw:start-angle="88.96" draw:end-angle="271.12">
            <text:p/>
          </draw:ellipse>
          <draw:connector draw:style-name="gr16" draw:text-style-name="P7" draw:layer="layout" draw:type="curve" svg:x1="9.298cm" svg:y1="7.681cm" svg:x2="9.674cm" svg:y2="8.468cm" draw:start-shape="id35" draw:start-glue-point="3" draw:end-shape="id36" draw:end-glue-point="0" svg:d="M9298 7681c251 0 376 262 376 787" svg:viewBox="0 0 377 788">
            <text:p/>
          </draw:connector>
          <draw:connector draw:style-name="gr16" draw:text-style-name="P7" draw:layer="layout" draw:type="curve" draw:line-skew="0.173cm 2.813cm" svg:x1="7.716cm" svg:y1="6.115cm" svg:x2="9.065cm" svg:y2="6.638cm" draw:start-shape="id37" draw:start-glue-point="3" draw:end-shape="id38" draw:end-glue-point="3" svg:d="M7716 6115c0-492 953-411 1498-157s683 680-149 680" svg:viewBox="0 0 1941 883">
            <text:p/>
          </draw:connector>
          <draw:custom-shape draw:style-name="gr121" draw:text-style-name="P21" xml:id="id36" draw:id="id36" draw:layer="layout" svg:width="1.27cm" svg:height="0.61cm" svg:x="9.039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21" xml:id="id38" draw:id="id38" draw:layer="layout" svg:width="1.219cm" svg:height="0.61cm" svg:x="9.065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33" draw:layer="layout" svg:width="0.79cm" svg:height="0.806cm" svg:x="8.584cm" svg:y="7.279cm">
            <draw:text-box>
              <text:p><text:span text:style-name="T6">+</text:span></text:p>
            </draw:text-box>
          </draw:frame>
          <draw:line draw:style-name="gr117" draw:text-style-name="P8" draw:layer="layout" svg:x1="3.051cm" svg:y1="9.076cm" svg:x2="3.051cm" svg:y2="7.686cm">
            <text:p/>
          </draw:line>
          <draw:line draw:style-name="gr118" draw:text-style-name="P8" draw:layer="layout" svg:x1="7.719cm" svg:y1="9.081cm" svg:x2="7.719cm" svg:y2="6.507cm">
            <text:p/>
          </draw:line>
          <draw:line draw:style-name="gr124" draw:text-style-name="P8" draw:layer="layout" svg:x1="7.719cm" svg:y1="7.645cm" svg:x2="7.719cm" svg:y2="6.723cm">
            <text:p/>
          </draw:line>
          <draw:ellipse draw:style-name="gr15" draw:text-style-name="P10" xml:id="id37" draw:id="id37" draw:layer="layout" svg:width="1.227cm" svg:height="0.816cm" draw:transform="skewX (-0.00488692190558412) rotate (-1.5707963267949) translate (8.124cm 6.113cm)" draw:kind="cut" draw:start-angle="88.96" draw:end-angle="271.12">
            <text:p/>
          </draw:ellipse>
          <draw:frame draw:style-name="gr123" draw:text-style-name="P33" draw:layer="layout" svg:width="0.79cm" svg:height="0.806cm" svg:x="7.326cm" svg:y="6.027cm">
            <draw:text-box>
              <text:p><text:span text:style-name="T7">−</text:span></text:p>
            </draw:text-box>
          </draw:frame>
          <draw:custom-shape draw:style-name="gr125" draw:text-style-name="P34" draw:layer="layout" svg:width="1.012cm" svg:height="0.136cm" draw:transform="skewX (-0.0293215314335047) rotate (0.785398163397448) translate (2.644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6" draw:text-style-name="P32" draw:layer="layout" svg:x1="1.653cm" svg:y1="9.064cm" svg:x2="2.633cm" svg:y2="9.064cm">
            <text:p/>
          </draw:line>
          <draw:custom-shape draw:style-name="gr125" draw:text-style-name="P34" draw:layer="layout" svg:width="1.012cm" svg:height="0.136cm" draw:transform="skewX (-0.0293215314335047) rotate (0.785398163397448) translate (7.311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3" draw:text-style-name="P22" draw:layer="layout" svg:width="0.899cm" svg:height="0.471cm" svg:x="9.217cm" svg:y="6.42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4" draw:text-style-name="P22" draw:layer="layout" svg:width="0.899cm" svg:height="0.422cm" svg:x="9.218cm" svg:y="8.57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5" draw:text-style-name="P22" draw:layer="layout" svg:width="0.33cm" svg:height="0.61cm" svg:x="5.246cm" svg:y="8.735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  <draw:custom-shape draw:style-name="gr116" draw:text-style-name="P1" draw:layer="layout" svg:width="9.195cm" svg:height="4.228cm" svg:x="10.464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7" draw:text-style-name="P8" draw:layer="layout" svg:x1="12.193cm" svg:y1="7.662cm" svg:x2="14.586cm" svg:y2="7.662cm">
            <text:p/>
          </draw:line>
          <draw:line draw:style-name="gr118" draw:text-style-name="P32" draw:layer="layout" svg:x1="11.274cm" svg:y1="9.063cm" svg:x2="16.965cm" svg:y2="9.063cm">
            <text:p/>
          </draw:line>
          <draw:custom-shape draw:style-name="gr119" draw:text-style-name="P21" draw:layer="layout" svg:width="0.737cm" svg:height="0.712cm" svg:x="14.237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6" draw:text-style-name="P8" draw:layer="layout" svg:x1="16.949cm" svg:y1="7.669cm" svg:x2="18.061cm" svg:y2="7.669cm">
            <text:p/>
          </draw:line>
          <draw:ellipse draw:style-name="gr15" draw:text-style-name="P10" xml:id="id39" draw:id="id39" draw:layer="layout" svg:width="1.241cm" svg:height="0.813cm" draw:transform="skewX (-0.00855211333477221) rotate (-3.14159265358979) translate (18.495cm 8.087cm)" draw:kind="cut" draw:start-angle="88.96" draw:end-angle="271.12">
            <text:p/>
          </draw:ellipse>
          <draw:connector draw:style-name="gr16" draw:text-style-name="P7" draw:layer="layout" draw:type="curve" svg:x1="18.492cm" svg:y1="7.681cm" svg:x2="18.868cm" svg:y2="8.468cm" draw:start-shape="id39" draw:start-glue-point="3" draw:end-shape="id40" draw:end-glue-point="0" svg:d="M18492 7681c251 0 376 262 376 787" svg:viewBox="0 0 377 788">
            <text:p/>
          </draw:connector>
          <draw:connector draw:style-name="gr16" draw:text-style-name="P7" draw:layer="layout" draw:type="curve" draw:line-skew="0.173cm 2.813cm" svg:x1="16.91cm" svg:y1="6.115cm" svg:x2="18.259cm" svg:y2="6.638cm" draw:start-shape="id41" draw:start-glue-point="3" draw:end-shape="id42" draw:end-glue-point="3" svg:d="M16910 6115c0-492 953-411 1498-157s683 680-149 680" svg:viewBox="0 0 1941 883">
            <text:p/>
          </draw:connector>
          <draw:custom-shape draw:style-name="gr121" draw:text-style-name="P21" xml:id="id40" draw:id="id40" draw:layer="layout" svg:width="1.27cm" svg:height="0.61cm" svg:x="18.233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21" xml:id="id42" draw:id="id42" draw:layer="layout" svg:width="1.219cm" svg:height="0.61cm" svg:x="18.259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33" draw:layer="layout" svg:width="0.79cm" svg:height="0.806cm" svg:x="17.778cm" svg:y="7.279cm">
            <draw:text-box>
              <text:p><text:span text:style-name="T6">+</text:span></text:p>
            </draw:text-box>
          </draw:frame>
          <draw:line draw:style-name="gr117" draw:text-style-name="P8" draw:layer="layout" svg:x1="12.245cm" svg:y1="9.076cm" svg:x2="12.245cm" svg:y2="7.686cm">
            <text:p/>
          </draw:line>
          <draw:line draw:style-name="gr118" draw:text-style-name="P8" draw:layer="layout" svg:x1="16.913cm" svg:y1="9.081cm" svg:x2="16.913cm" svg:y2="6.507cm">
            <text:p/>
          </draw:line>
          <draw:ellipse draw:style-name="gr15" draw:text-style-name="P10" xml:id="id41" draw:id="id41" draw:layer="layout" svg:width="1.227cm" svg:height="0.816cm" draw:transform="skewX (-0.00488692190558412) rotate (-1.5707963267949) translate (17.318cm 6.113cm)" draw:kind="cut" draw:start-angle="88.96" draw:end-angle="271.12">
            <text:p/>
          </draw:ellipse>
          <draw:frame draw:style-name="gr123" draw:text-style-name="P33" draw:layer="layout" svg:width="0.79cm" svg:height="0.806cm" svg:x="16.52cm" svg:y="6.027cm">
            <draw:text-box>
              <text:p><text:span text:style-name="T7">−</text:span></text:p>
            </draw:text-box>
          </draw:frame>
          <draw:custom-shape draw:style-name="gr125" draw:text-style-name="P34" draw:layer="layout" svg:width="1.012cm" svg:height="0.136cm" draw:transform="skewX (-0.0293215314335047) rotate (0.785398163397448) translate (11.838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6" draw:text-style-name="P32" draw:layer="layout" svg:x1="10.847cm" svg:y1="9.064cm" svg:x2="11.827cm" svg:y2="9.064cm">
            <text:p/>
          </draw:line>
          <draw:frame draw:style-name="gr110" draw:text-style-name="P22" draw:layer="layout" svg:width="0.519cm" svg:height="0.55cm" svg:x="14.346cm" svg:y="8.78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custom-shape draw:style-name="gr125" draw:text-style-name="P34" draw:layer="layout" svg:width="1.012cm" svg:height="0.136cm" draw:transform="skewX (-0.0293215314335047) rotate (0.785398163397448) translate (16.505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7" draw:text-style-name="P22" draw:layer="layout" svg:width="0.331cm" svg:height="0.343cm" svg:x="18.695cm" svg:y="6.469cm">
            <draw:image xlink:href="Pictures/10000BA200000109000002B0A08CA35649501542.svg" xlink:type="simple" xlink:show="embed" xlink:actuate="onLoad" draw:mime-type="image/svg+xml">
              <text:p/>
            </draw:image>
            <draw:image xlink:href="Pictures/100000010000000C000000218837290497380680.png" xlink:type="simple" xlink:show="embed" xlink:actuate="onLoad" draw:mime-type="image/png"/>
          </draw:frame>
          <draw:frame draw:style-name="gr137" draw:text-style-name="P22" draw:layer="layout" svg:width="0.331cm" svg:height="0.343cm" svg:x="18.696cm" svg:y="8.591cm">
            <draw:image xlink:href="Pictures/10000BA200000109000002B0A08CA35649501542.svg" xlink:type="simple" xlink:show="embed" xlink:actuate="onLoad" draw:mime-type="image/svg+xml">
              <text:p/>
            </draw:image>
            <draw:image xlink:href="Pictures/100000010000000C000000218837290497380680.png" xlink:type="simple" xlink:show="embed" xlink:actuate="onLoad" draw:mime-type="image/png"/>
          </draw:frame>
          <draw:custom-shape draw:style-name="gr138" draw:text-style-name="P9" draw:layer="layout" svg:width="0.3cm" svg:height="0.902cm" svg:x="14.455cm" svg:y="7.2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9" draw:text-style-name="P36" draw:layer="layout" svg:width="1.45cm" svg:height="0.569cm" svg:x="13.888cm" svg:y="6.704cm">
            <draw:text-box>
              <text:p text:style-name="P27"><text:span text:style-name="T8">Blocker</text:span></text:p>
            </draw:text-box>
          </draw:frame>
        </draw:g>
        <draw:custom-shape draw:style-name="gr116" draw:text-style-name="P1" draw:layer="layout" svg:width="9.195cm" svg:height="4.228cm" svg:x="10.464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7" draw:text-style-name="P8" draw:layer="layout" svg:x1="12.193cm" svg:y1="3.441cm" svg:x2="17.866cm" svg:y2="3.441cm">
            <text:p/>
          </draw:line>
          <draw:line draw:style-name="gr118" draw:text-style-name="P32" draw:layer="layout" svg:x1="11.274cm" svg:y1="4.835cm" svg:x2="16.965cm" svg:y2="4.835cm">
            <text:p/>
          </draw:line>
          <draw:custom-shape draw:style-name="gr119" draw:text-style-name="P21" draw:layer="layout" svg:width="0.737cm" svg:height="0.712cm" svg:x="14.237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0" draw:text-style-name="P8" draw:layer="layout" svg:x1="16.949cm" svg:y1="3.441cm" svg:x2="18.061cm" svg:y2="3.441cm">
            <text:p/>
          </draw:line>
          <draw:ellipse draw:style-name="gr15" draw:text-style-name="P10" xml:id="id43" draw:id="id43" draw:layer="layout" svg:width="1.241cm" svg:height="0.813cm" draw:transform="skewX (-0.00855211333477221) rotate (-3.14159265358979) translate (18.495cm 3.859cm)" draw:kind="cut" draw:start-angle="88.96" draw:end-angle="271.12">
            <text:p/>
          </draw:ellipse>
          <draw:connector draw:style-name="gr16" draw:text-style-name="P7" draw:layer="layout" draw:type="curve" svg:x1="18.492cm" svg:y1="3.453cm" svg:x2="18.868cm" svg:y2="4.24cm" draw:start-shape="id43" draw:start-glue-point="3" draw:end-shape="id44" draw:end-glue-point="0" svg:d="M18492 3453c251 0 376 262 376 787" svg:viewBox="0 0 377 788">
            <text:p/>
          </draw:connector>
          <draw:connector draw:style-name="gr16" draw:text-style-name="P7" draw:layer="layout" draw:type="curve" draw:line-skew="0.173cm 2.813cm" svg:x1="16.91cm" svg:y1="1.887cm" svg:x2="18.259cm" svg:y2="2.41cm" draw:start-shape="id45" draw:start-glue-point="3" draw:end-shape="id46" draw:end-glue-point="3" svg:d="M16910 1887c0-492 953-411 1498-157s683 680-149 680" svg:viewBox="0 0 1941 883">
            <text:p/>
          </draw:connector>
          <draw:custom-shape draw:style-name="gr121" draw:text-style-name="P21" xml:id="id44" draw:id="id44" draw:layer="layout" svg:width="1.27cm" svg:height="0.61cm" svg:x="18.233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21" xml:id="id46" draw:id="id46" draw:layer="layout" svg:width="1.219cm" svg:height="0.61cm" svg:x="18.259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33" draw:layer="layout" svg:width="0.79cm" svg:height="0.806cm" svg:x="17.778cm" svg:y="3.051cm">
            <draw:text-box>
              <text:p><text:span text:style-name="T6">+</text:span></text:p>
            </draw:text-box>
          </draw:frame>
          <draw:line draw:style-name="gr117" draw:text-style-name="P8" draw:layer="layout" svg:x1="12.245cm" svg:y1="4.848cm" svg:x2="12.245cm" svg:y2="3.458cm">
            <text:p/>
          </draw:line>
          <draw:line draw:style-name="gr118" draw:text-style-name="P8" draw:layer="layout" svg:x1="16.913cm" svg:y1="4.853cm" svg:x2="16.913cm" svg:y2="2.279cm">
            <text:p/>
          </draw:line>
          <draw:line draw:style-name="gr124" draw:text-style-name="P8" draw:layer="layout" svg:x1="16.913cm" svg:y1="3.417cm" svg:x2="16.913cm" svg:y2="2.495cm">
            <text:p/>
          </draw:line>
          <draw:ellipse draw:style-name="gr15" draw:text-style-name="P10" xml:id="id45" draw:id="id45" draw:layer="layout" svg:width="1.227cm" svg:height="0.816cm" draw:transform="skewX (-0.00488692190558412) rotate (-1.5707963267949) translate (17.318cm 1.885cm)" draw:kind="cut" draw:start-angle="88.96" draw:end-angle="271.12">
            <text:p/>
          </draw:ellipse>
          <draw:frame draw:style-name="gr123" draw:text-style-name="P33" draw:layer="layout" svg:width="0.79cm" svg:height="0.806cm" svg:x="16.52cm" svg:y="1.799cm">
            <draw:text-box>
              <text:p><text:span text:style-name="T7">−</text:span></text:p>
            </draw:text-box>
          </draw:frame>
          <draw:custom-shape draw:style-name="gr125" draw:text-style-name="P34" draw:layer="layout" svg:width="1.012cm" svg:height="0.136cm" draw:transform="skewX (-0.0293215314335047) rotate (0.785398163397448) translate (11.838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6" draw:text-style-name="P32" draw:layer="layout" svg:x1="10.847cm" svg:y1="4.836cm" svg:x2="11.827cm" svg:y2="4.836cm">
            <text:p/>
          </draw:line>
          <draw:custom-shape draw:style-name="gr125" draw:text-style-name="P34" draw:layer="layout" svg:width="1.012cm" svg:height="0.136cm" draw:transform="skewX (-0.0293215314335047) rotate (0.785398163397448) translate (16.505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0" draw:text-style-name="P22" draw:layer="layout" svg:width="0.899cm" svg:height="0.429cm" svg:x="18.373cm" svg:y="2.21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41" draw:text-style-name="P22" draw:layer="layout" svg:width="0.899cm" svg:height="0.38cm" svg:x="18.374cm" svg:y="4.363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42" draw:text-style-name="P22" draw:layer="layout" svg:width="0.253cm" svg:height="0.481cm" svg:x="14.479cm" svg:y="4.59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</draw:page>
      <draw:page draw:name="page18" draw:style-name="dp1" draw:master-page-name="Default">
        <draw:custom-shape draw:style-name="gr143" draw:text-style-name="P37" draw:layer="layout" svg:width="11.024cm" svg:height="4.228cm" svg:x="5.088cm" svg:y="12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8" draw:layer="layout" svg:x1="6.717cm" svg:y1="14.907cm" svg:x2="14.385cm" svg:y2="14.907cm">
          <text:p/>
        </draw:line>
        <draw:line draw:style-name="gr118" draw:text-style-name="P32" draw:layer="layout" svg:x1="5.858cm" svg:y1="16.301cm" svg:x2="13.29cm" svg:y2="16.301cm">
          <text:p/>
        </draw:line>
        <draw:custom-shape draw:style-name="gr119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0" draw:text-style-name="P8" draw:layer="layout" svg:x1="13.273cm" svg:y1="14.907cm" svg:x2="14.385cm" svg:y2="14.907cm">
          <text:p/>
        </draw:line>
        <draw:ellipse draw:style-name="gr15" draw:text-style-name="P10" xml:id="id47" draw:id="id47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47" draw:start-glue-point="3" draw:end-shape="id48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49" draw:start-glue-point="3" draw:end-shape="id50" draw:end-glue-point="3" svg:d="M13234 13353c0-492 953-411 1498-157s683 680-149 680" svg:viewBox="0 0 1941 883">
          <text:p/>
        </draw:connector>
        <draw:custom-shape draw:style-name="gr121" draw:text-style-name="P21" xml:id="id48" draw:id="id48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21" xml:id="id50" draw:id="id50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7" draw:text-style-name="P8" draw:layer="layout" svg:x1="6.769cm" svg:y1="16.314cm" svg:x2="6.769cm" svg:y2="14.924cm">
          <text:p/>
        </draw:line>
        <draw:line draw:style-name="gr118" draw:text-style-name="P8" draw:layer="layout" svg:x1="13.237cm" svg:y1="16.301cm" svg:x2="13.237cm" svg:y2="13.745cm">
          <text:p/>
        </draw:line>
        <draw:line draw:style-name="gr124" draw:text-style-name="P8" draw:layer="layout" svg:x1="13.237cm" svg:y1="14.883cm" svg:x2="13.237cm" svg:y2="13.961cm">
          <text:p/>
        </draw:line>
        <draw:ellipse draw:style-name="gr15" draw:text-style-name="P10" xml:id="id49" draw:id="id49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custom-shape draw:style-name="gr125" draw:text-style-name="P34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6" draw:text-style-name="P32" draw:layer="layout" svg:x1="5.371cm" svg:y1="16.302cm" svg:x2="6.351cm" svg:y2="16.302cm">
          <text:p/>
        </draw:line>
        <draw:frame draw:style-name="gr110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4" draw:text-style-name="P22" draw:layer="layout" svg:width="2.038cm" svg:height="0.527cm" svg:x="7.254cm" svg:y="14.324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5" draw:text-style-name="P34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1" draw:text-style-name="P22" draw:layer="layout" svg:width="0.799cm" svg:height="0.472cm" svg:x="14.793cm" svg:y="13.635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frame draw:style-name="gr132" draw:text-style-name="P22" draw:layer="layout" svg:width="0.799cm" svg:height="0.379cm" svg:x="14.794cm" svg:y="15.831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custom-shape draw:style-name="gr145" draw:text-style-name="P22" draw:layer="layout" svg:width="2.083cm" svg:height="2.692cm" svg:x="7.232cm" svg:y="13.791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5" draw:layer="layout" svg:width="0.81cm" svg:height="0.358cm" svg:x="7.868cm" svg:y="13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22" draw:layer="layout" svg:width="1.571cm" svg:height="0.527cm" svg:x="7.488cm" svg:y="15.71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7" draw:text-style-name="P22" draw:layer="layout" svg:width="0.567cm" svg:height="0.527cm" svg:x="7.931cm" svg:y="13.50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8" draw:text-style-name="P22" draw:layer="layout" svg:width="0.12cm" svg:height="0.527cm" svg:x="8.495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4" draw:text-style-name="P22" draw:layer="layout" svg:width="2.038cm" svg:height="0.527cm" svg:x="10.651cm" svg:y="9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9" draw:text-style-name="P22" draw:layer="layout" svg:width="2.285cm" svg:height="0.469cm" svg:x="10.569cm" svg:y="10.73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50" draw:text-style-name="P22" draw:layer="layout" svg:width="0.712cm" svg:height="0.445cm" svg:x="13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51" draw:text-style-name="P22" draw:layer="layout" svg:width="0.712cm" svg:height="0.471cm" draw:transform="rotate (1.5707963267949) translate (12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19" draw:style-name="dp1" draw:master-page-name="Default">
        <draw:custom-shape draw:style-name="gr143" draw:text-style-name="P37" draw:layer="layout" svg:width="11.024cm" svg:height="4.228cm" svg:x="4.988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8" draw:layer="layout" svg:x1="6.717cm" svg:y1="14.907cm" svg:x2="10.051cm" svg:y2="14.907cm">
          <text:p/>
        </draw:line>
        <draw:line draw:style-name="gr118" draw:text-style-name="P32" draw:layer="layout" svg:x1="5.858cm" svg:y1="16.301cm" svg:x2="13.29cm" svg:y2="16.301cm">
          <text:p/>
        </draw:line>
        <draw:custom-shape draw:style-name="gr119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8" draw:layer="layout" svg:x1="13.273cm" svg:y1="14.907cm" svg:x2="14.385cm" svg:y2="14.907cm">
          <text:p/>
        </draw:line>
        <draw:ellipse draw:style-name="gr15" draw:text-style-name="P10" xml:id="id51" draw:id="id51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51" draw:start-glue-point="3" draw:end-shape="id52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53" draw:start-glue-point="3" draw:end-shape="id54" draw:end-glue-point="3" svg:d="M13234 13353c0-492 953-411 1498-157s683 680-149 680" svg:viewBox="0 0 1941 883">
          <text:p/>
        </draw:connector>
        <draw:custom-shape draw:style-name="gr121" draw:text-style-name="P21" xml:id="id52" draw:id="id52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21" xml:id="id54" draw:id="id54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7" draw:text-style-name="P8" draw:layer="layout" svg:x1="6.769cm" svg:y1="16.314cm" svg:x2="6.769cm" svg:y2="14.924cm">
          <text:p/>
        </draw:line>
        <draw:line draw:style-name="gr118" draw:text-style-name="P8" draw:layer="layout" svg:x1="13.237cm" svg:y1="16.301cm" svg:x2="13.237cm" svg:y2="13.745cm">
          <text:p/>
        </draw:line>
        <draw:ellipse draw:style-name="gr15" draw:text-style-name="P10" xml:id="id53" draw:id="id53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custom-shape draw:style-name="gr125" draw:text-style-name="P34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6" draw:text-style-name="P32" draw:layer="layout" svg:x1="5.371cm" svg:y1="16.302cm" svg:x2="6.351cm" svg:y2="16.302cm">
          <text:p/>
        </draw:line>
        <draw:frame draw:style-name="gr110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5" draw:text-style-name="P34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9" draw:layer="layout" svg:width="0.3cm" svg:height="0.902cm" svg:x="9.907cm" svg:y="1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9" draw:text-style-name="P36" draw:layer="layout" svg:width="1.45cm" svg:height="0.569cm" svg:x="9.34cm" svg:y="13.962cm">
          <draw:text-box>
            <text:p text:style-name="P27"><text:span text:style-name="T8">Blocker</text:span></text:p>
          </draw:text-box>
        </draw:frame>
        <draw:frame draw:style-name="gr144" draw:text-style-name="P22" draw:layer="layout" svg:width="2.038cm" svg:height="0.527cm" svg:x="7.253cm" svg:y="14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45" draw:text-style-name="P22" draw:layer="layout" svg:width="2.083cm" svg:height="2.692cm" svg:x="7.231cm" svg:y="13.792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5" draw:layer="layout" svg:width="0.81cm" svg:height="0.358cm" svg:x="7.867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22" draw:layer="layout" svg:width="1.571cm" svg:height="0.527cm" svg:x="7.487cm" svg:y="15.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7" draw:text-style-name="P22" draw:layer="layout" svg:width="0.567cm" svg:height="0.527cm" svg:x="7.93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8" draw:text-style-name="P22" draw:layer="layout" svg:width="0.12cm" svg:height="0.527cm" svg:x="8.494cm" svg:y="13.50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9" draw:text-style-name="P22" draw:layer="layout" svg:width="2.285cm" svg:height="0.469cm" svg:x="10.568cm" svg:y="19.73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52" draw:text-style-name="P22" draw:layer="layout" svg:width="0.588cm" svg:height="0.439cm" svg:x="14.898cm" svg:y="13.657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53" draw:text-style-name="P22" draw:layer="layout" svg:width="0.588cm" svg:height="0.369cm" svg:x="14.898cm" svg:y="15.826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50" draw:text-style-name="P22" draw:layer="layout" svg:width="0.712cm" svg:height="0.445cm" svg:x="13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51" draw:text-style-name="P22" draw:layer="layout" svg:width="0.712cm" svg:height="0.471cm" draw:transform="rotate (1.5707963267949) translate (12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0" draw:style-name="dp1" draw:master-page-name="Default">
        <draw:custom-shape draw:style-name="gr143" draw:text-style-name="P37" draw:layer="layout" svg:width="11.024cm" svg:height="4.228cm" svg:x="5.088cm" svg:y="12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8" draw:layer="layout" svg:x1="6.717cm" svg:y1="14.907cm" svg:x2="12.482cm" svg:y2="14.907cm">
          <text:p/>
        </draw:line>
        <draw:line draw:style-name="gr118" draw:text-style-name="P32" draw:layer="layout" svg:x1="5.858cm" svg:y1="16.301cm" svg:x2="11.296cm" svg:y2="16.301cm">
          <text:p/>
        </draw:line>
        <draw:custom-shape draw:style-name="gr119" draw:text-style-name="P21" draw:layer="layout" svg:width="0.737cm" svg:height="0.712cm" svg:x="9.3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0" draw:text-style-name="P8" draw:layer="layout" svg:x1="11.273cm" svg:y1="14.907cm" svg:x2="12.385cm" svg:y2="14.907cm">
          <text:p/>
        </draw:line>
        <draw:ellipse draw:style-name="gr15" draw:text-style-name="P10" xml:id="id55" draw:id="id55" draw:layer="layout" svg:width="1.241cm" svg:height="0.813cm" draw:transform="skewX (-0.00855211333477221) rotate (-3.14159265358979) translate (12.819cm 15.325cm)" draw:kind="cut" draw:start-angle="88.96" draw:end-angle="271.12">
          <text:p/>
        </draw:ellipse>
        <draw:connector draw:style-name="gr16" draw:text-style-name="P7" draw:layer="layout" draw:type="curve" svg:x1="12.816cm" svg:y1="14.919cm" svg:x2="13.192cm" svg:y2="15.706cm" draw:start-shape="id55" draw:start-glue-point="3" draw:end-shape="id56" draw:end-glue-point="0" svg:d="M12816 14919c251 0 376 262 376 787" svg:viewBox="0 0 377 788">
          <text:p/>
        </draw:connector>
        <draw:connector draw:style-name="gr16" draw:text-style-name="P7" draw:layer="layout" draw:type="curve" draw:line-skew="0.173cm 2.813cm" svg:x1="11.234cm" svg:y1="13.353cm" svg:x2="12.583cm" svg:y2="13.876cm" draw:start-shape="id57" draw:start-glue-point="3" draw:end-shape="id58" draw:end-glue-point="3" svg:d="M11234 13353c0-492 953-411 1498-157s683 680-149 680" svg:viewBox="0 0 1941 883">
          <text:p/>
        </draw:connector>
        <draw:custom-shape draw:style-name="gr121" draw:text-style-name="P21" xml:id="id56" draw:id="id56" draw:layer="layout" svg:width="1.27cm" svg:height="0.61cm" svg:x="12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21" xml:id="id58" draw:id="id58" draw:layer="layout" svg:width="1.219cm" svg:height="0.61cm" svg:x="12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7" draw:text-style-name="P8" draw:layer="layout" svg:x1="6.769cm" svg:y1="16.314cm" svg:x2="6.769cm" svg:y2="14.924cm">
          <text:p/>
        </draw:line>
        <draw:line draw:style-name="gr118" draw:text-style-name="P8" draw:layer="layout" svg:x1="11.237cm" svg:y1="16.301cm" svg:x2="11.237cm" svg:y2="13.745cm">
          <text:p/>
        </draw:line>
        <draw:line draw:style-name="gr124" draw:text-style-name="P8" draw:layer="layout" svg:x1="11.237cm" svg:y1="14.883cm" svg:x2="11.237cm" svg:y2="13.961cm">
          <text:p/>
        </draw:line>
        <draw:ellipse draw:style-name="gr15" draw:text-style-name="P10" xml:id="id57" draw:id="id57" draw:layer="layout" svg:width="1.227cm" svg:height="0.816cm" draw:transform="skewX (-0.00488692190558412) rotate (-1.5707963267949) translate (11.642cm 13.351cm)" draw:kind="cut" draw:start-angle="88.96" draw:end-angle="271.12">
          <text:p/>
        </draw:ellipse>
        <draw:custom-shape draw:style-name="gr125" draw:text-style-name="P34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6" draw:text-style-name="P32" draw:layer="layout" svg:x1="5.371cm" svg:y1="16.302cm" svg:x2="6.351cm" svg:y2="16.302cm">
          <text:p/>
        </draw:line>
        <draw:frame draw:style-name="gr110" draw:text-style-name="P22" draw:layer="layout" svg:width="0.519cm" svg:height="0.55cm" svg:x="9.4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4" draw:text-style-name="P22" draw:layer="layout" svg:width="2.038cm" svg:height="0.527cm" svg:x="7.254cm" svg:y="14.324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5" draw:text-style-name="P34" draw:layer="layout" svg:width="1.012cm" svg:height="0.136cm" draw:transform="skewX (-0.0293215314335047) rotate (0.785398163397448) translate (10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1" draw:text-style-name="P22" draw:layer="layout" svg:width="0.799cm" svg:height="0.472cm" svg:x="12.793cm" svg:y="13.635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frame draw:style-name="gr132" draw:text-style-name="P22" draw:layer="layout" svg:width="0.799cm" svg:height="0.379cm" svg:x="12.794cm" svg:y="15.831cm">
          <draw:image xlink:href="Pictures/100014DC0000027B000002CA14F07A87E6C1A189.svg" xlink:type="simple" xlink:show="embed" xlink:actuate="onLoad" draw:mime-type="image/svg+xml">
            <text:p/>
          </draw:image>
          <draw:image xlink:href="Pictures/100000010000001E000000224D2D34D6428BA388.png" xlink:type="simple" xlink:show="embed" xlink:actuate="onLoad" draw:mime-type="image/png"/>
        </draw:frame>
        <draw:custom-shape draw:style-name="gr145" draw:text-style-name="P22" draw:layer="layout" svg:width="2.083cm" svg:height="2.692cm" svg:x="7.232cm" svg:y="13.791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5" draw:layer="layout" svg:width="0.81cm" svg:height="0.358cm" svg:x="7.868cm" svg:y="13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22" draw:layer="layout" svg:width="1.571cm" svg:height="0.527cm" svg:x="7.488cm" svg:y="15.71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7" draw:text-style-name="P22" draw:layer="layout" svg:width="0.567cm" svg:height="0.527cm" svg:x="7.931cm" svg:y="13.501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8" draw:text-style-name="P22" draw:layer="layout" svg:width="0.12cm" svg:height="0.527cm" svg:x="8.495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4" draw:text-style-name="P22" draw:layer="layout" svg:width="2.038cm" svg:height="0.527cm" svg:x="10.651cm" svg:y="9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49" draw:text-style-name="P22" draw:layer="layout" svg:width="2.285cm" svg:height="0.469cm" svg:x="10.569cm" svg:y="10.738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50" draw:text-style-name="P22" draw:layer="layout" svg:width="0.712cm" svg:height="0.445cm" svg:x="11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51" draw:text-style-name="P22" draw:layer="layout" svg:width="0.712cm" svg:height="0.471cm" draw:transform="rotate (1.5707963267949) translate (10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1" draw:style-name="dp1" draw:master-page-name="Default">
        <draw:custom-shape draw:style-name="gr143" draw:text-style-name="P37" draw:layer="layout" svg:width="11.024cm" svg:height="4.228cm" svg:x="4.988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8" draw:layer="layout" svg:x1="6.717cm" svg:y1="14.907cm" svg:x2="10.051cm" svg:y2="14.907cm">
          <text:p/>
        </draw:line>
        <draw:line draw:style-name="gr118" draw:text-style-name="P32" draw:layer="layout" svg:x1="5.858cm" svg:y1="16.301cm" svg:x2="13.29cm" svg:y2="16.301cm">
          <text:p/>
        </draw:line>
        <draw:custom-shape draw:style-name="gr119" draw:text-style-name="P21" draw:layer="layout" svg:width="0.737cm" svg:height="0.712cm" svg:x="9.69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8" draw:layer="layout" svg:x1="13.273cm" svg:y1="14.907cm" svg:x2="14.385cm" svg:y2="14.907cm">
          <text:p/>
        </draw:line>
        <draw:ellipse draw:style-name="gr15" draw:text-style-name="P10" xml:id="id59" draw:id="id59" draw:layer="layout" svg:width="1.241cm" svg:height="0.813cm" draw:transform="skewX (-0.00855211333477221) rotate (-3.14159265358979) translate (14.819cm 15.325cm)" draw:kind="cut" draw:start-angle="88.96" draw:end-angle="271.12">
          <text:p/>
        </draw:ellipse>
        <draw:connector draw:style-name="gr16" draw:text-style-name="P7" draw:layer="layout" draw:type="curve" svg:x1="14.816cm" svg:y1="14.919cm" svg:x2="15.192cm" svg:y2="15.706cm" draw:start-shape="id59" draw:start-glue-point="3" draw:end-shape="id60" draw:end-glue-point="0" svg:d="M14816 14919c251 0 376 262 376 787" svg:viewBox="0 0 377 788">
          <text:p/>
        </draw:connector>
        <draw:connector draw:style-name="gr16" draw:text-style-name="P7" draw:layer="layout" draw:type="curve" draw:line-skew="0.173cm 2.813cm" svg:x1="13.234cm" svg:y1="13.353cm" svg:x2="14.583cm" svg:y2="13.876cm" draw:start-shape="id61" draw:start-glue-point="3" draw:end-shape="id62" draw:end-glue-point="3" svg:d="M13234 13353c0-492 953-411 1498-157s683 680-149 680" svg:viewBox="0 0 1941 883">
          <text:p/>
        </draw:connector>
        <draw:custom-shape draw:style-name="gr121" draw:text-style-name="P21" xml:id="id60" draw:id="id60" draw:layer="layout" svg:width="1.27cm" svg:height="0.61cm" svg:x="14.557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21" xml:id="id62" draw:id="id62" draw:layer="layout" svg:width="1.219cm" svg:height="0.61cm" svg:x="14.583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7" draw:text-style-name="P8" draw:layer="layout" svg:x1="6.769cm" svg:y1="16.314cm" svg:x2="6.769cm" svg:y2="14.924cm">
          <text:p/>
        </draw:line>
        <draw:line draw:style-name="gr118" draw:text-style-name="P8" draw:layer="layout" svg:x1="13.237cm" svg:y1="16.301cm" svg:x2="13.237cm" svg:y2="13.745cm">
          <text:p/>
        </draw:line>
        <draw:ellipse draw:style-name="gr15" draw:text-style-name="P10" xml:id="id61" draw:id="id61" draw:layer="layout" svg:width="1.227cm" svg:height="0.816cm" draw:transform="skewX (-0.00488692190558412) rotate (-1.5707963267949) translate (13.642cm 13.351cm)" draw:kind="cut" draw:start-angle="88.96" draw:end-angle="271.12">
          <text:p/>
        </draw:ellipse>
        <draw:custom-shape draw:style-name="gr125" draw:text-style-name="P34" draw:layer="layout" svg:width="1.012cm" svg:height="0.136cm" draw:transform="skewX (-0.0293215314335047) rotate (0.785398163397448) translate (6.362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6" draw:text-style-name="P32" draw:layer="layout" svg:x1="5.371cm" svg:y1="16.302cm" svg:x2="6.351cm" svg:y2="16.302cm">
          <text:p/>
        </draw:line>
        <draw:frame draw:style-name="gr110" draw:text-style-name="P22" draw:layer="layout" svg:width="0.519cm" svg:height="0.55cm" svg:x="9.799cm" svg:y="16.02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5" draw:text-style-name="P34" draw:layer="layout" svg:width="1.012cm" svg:height="0.136cm" draw:transform="skewX (-0.0293215314335047) rotate (0.785398163397448) translate (12.829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9" draw:layer="layout" svg:width="0.3cm" svg:height="0.902cm" svg:x="9.907cm" svg:y="1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9" draw:text-style-name="P36" draw:layer="layout" svg:width="1.45cm" svg:height="0.569cm" svg:x="9.34cm" svg:y="13.962cm">
          <draw:text-box>
            <text:p text:style-name="P27"><text:span text:style-name="T8">Blocker</text:span></text:p>
          </draw:text-box>
        </draw:frame>
        <draw:frame draw:style-name="gr144" draw:text-style-name="P22" draw:layer="layout" svg:width="2.038cm" svg:height="0.527cm" svg:x="7.253cm" svg:y="14.325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45" draw:text-style-name="P22" draw:layer="layout" svg:width="2.083cm" svg:height="2.692cm" svg:x="7.231cm" svg:y="13.792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5" draw:layer="layout" svg:width="0.81cm" svg:height="0.358cm" svg:x="7.867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22" draw:layer="layout" svg:width="1.571cm" svg:height="0.527cm" svg:x="7.487cm" svg:y="15.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47" draw:text-style-name="P22" draw:layer="layout" svg:width="0.567cm" svg:height="0.527cm" svg:x="7.93cm" svg:y="13.50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48" draw:text-style-name="P22" draw:layer="layout" svg:width="0.12cm" svg:height="0.527cm" svg:x="8.494cm" svg:y="13.503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49" draw:text-style-name="P22" draw:layer="layout" svg:width="2.285cm" svg:height="0.469cm" svg:x="10.568cm" svg:y="19.73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52" draw:text-style-name="P22" draw:layer="layout" svg:width="0.588cm" svg:height="0.439cm" svg:x="14.898cm" svg:y="13.657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53" draw:text-style-name="P22" draw:layer="layout" svg:width="0.588cm" svg:height="0.369cm" svg:x="14.898cm" svg:y="15.836cm">
          <draw:image xlink:href="Pictures/1000221E0000043D000005E4F1A0AB7E073CE84B.svg" xlink:type="simple" xlink:show="embed" xlink:actuate="onLoad" draw:mime-type="image/svg+xml">
            <text:p/>
          </draw:image>
          <draw:image xlink:href="Pictures/100000010000003300000047A44AB12902F93334.png" xlink:type="simple" xlink:show="embed" xlink:actuate="onLoad" draw:mime-type="image/png"/>
        </draw:frame>
        <draw:frame draw:style-name="gr150" draw:text-style-name="P22" draw:layer="layout" svg:width="0.712cm" svg:height="0.445cm" svg:x="13.417cm" svg:y="14.982cm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  <draw:frame draw:style-name="gr151" draw:text-style-name="P22" draw:layer="layout" svg:width="0.712cm" svg:height="0.471cm" draw:transform="rotate (1.5707963267949) translate (12.717cm 14.745cm)">
          <draw:image xlink:href="Pictures/1000287B0000043D000005E47ADA5F17300F13D2.svg" xlink:type="simple" xlink:show="embed" xlink:actuate="onLoad" draw:mime-type="image/svg+xml">
            <text:p/>
          </draw:image>
          <draw:image xlink:href="Pictures/1000000100000033000000478763B3687AFB065F.png" xlink:type="simple" xlink:show="embed" xlink:actuate="onLoad" draw:mime-type="image/png"/>
        </draw:frame>
      </draw:page>
      <draw:page draw:name="page22" draw:style-name="dp1" draw:master-page-name="Default">
        <draw:custom-shape draw:style-name="gr154" draw:text-style-name="P1" draw:layer="layout" svg:width="7.214cm" svg:height="4.166cm" svg:x="6.893cm" svg:y="12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8" draw:layer="layout" svg:x1="8.468cm" svg:y1="14.906cm" svg:x2="12.414cm" svg:y2="14.906cm">
          <text:p/>
        </draw:line>
        <draw:line draw:style-name="gr118" draw:text-style-name="P32" draw:layer="layout" svg:x1="7.564cm" svg:y1="16.301cm" svg:x2="11.241cm" svg:y2="16.301cm">
          <text:p/>
        </draw:line>
        <draw:custom-shape draw:style-name="gr119" draw:text-style-name="P21" draw:layer="layout" svg:width="0.737cm" svg:height="0.712cm" svg:x="9.512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0" draw:text-style-name="P8" draw:layer="layout" svg:x1="11.224cm" svg:y1="14.907cm" svg:x2="12.336cm" svg:y2="14.907cm">
          <text:p/>
        </draw:line>
        <draw:ellipse draw:style-name="gr15" draw:text-style-name="P10" xml:id="id63" draw:id="id63" draw:layer="layout" svg:width="1.241cm" svg:height="0.813cm" draw:transform="skewX (-0.00855211333477221) rotate (-3.14159265358979) translate (12.77cm 15.313cm)" draw:kind="cut" draw:start-angle="88.96" draw:end-angle="271.12">
          <text:p/>
        </draw:ellipse>
        <draw:connector draw:style-name="gr16" draw:text-style-name="P7" draw:layer="layout" draw:type="curve" svg:x1="12.767cm" svg:y1="14.907cm" svg:x2="13.143cm" svg:y2="15.706cm" draw:start-shape="id63" draw:start-glue-point="3" draw:end-shape="id64" draw:end-glue-point="0" svg:d="M12767 14907c251 0 376 266 376 799" svg:viewBox="0 0 377 800">
          <text:p/>
        </draw:connector>
        <draw:connector draw:style-name="gr16" draw:text-style-name="P7" draw:layer="layout" draw:type="curve" draw:line-skew="0.173cm 2.813cm" svg:x1="11.185cm" svg:y1="13.353cm" svg:x2="12.534cm" svg:y2="13.876cm" draw:start-shape="id65" draw:start-glue-point="3" draw:end-shape="id66" draw:end-glue-point="3" svg:d="M11185 13353c0-492 953-411 1498-157s683 680-149 680" svg:viewBox="0 0 1941 883">
          <text:p/>
        </draw:connector>
        <draw:custom-shape draw:style-name="gr121" draw:text-style-name="P21" xml:id="id64" draw:id="id64" draw:layer="layout" svg:width="1.27cm" svg:height="0.61cm" svg:x="12.508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21" xml:id="id66" draw:id="id66" draw:layer="layout" svg:width="1.219cm" svg:height="0.61cm" svg:x="12.534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7" draw:text-style-name="P8" draw:layer="layout" svg:x1="8.52cm" svg:y1="16.314cm" svg:x2="8.52cm" svg:y2="14.924cm">
          <text:p/>
        </draw:line>
        <draw:line draw:style-name="gr118" draw:text-style-name="P8" draw:layer="layout" svg:x1="11.188cm" svg:y1="16.319cm" svg:x2="11.188cm" svg:y2="13.745cm">
          <text:p/>
        </draw:line>
        <draw:line draw:style-name="gr124" draw:text-style-name="P8" draw:layer="layout" svg:x1="11.188cm" svg:y1="14.883cm" svg:x2="11.188cm" svg:y2="13.961cm">
          <text:p/>
        </draw:line>
        <draw:ellipse draw:style-name="gr15" draw:text-style-name="P10" xml:id="id65" draw:id="id65" draw:layer="layout" svg:width="1.227cm" svg:height="0.816cm" draw:transform="skewX (-0.00488692190558412) rotate (-1.5707963267949) translate (11.593cm 13.351cm)" draw:kind="cut" draw:start-angle="88.96" draw:end-angle="271.12">
          <text:p/>
        </draw:ellipse>
        <draw:custom-shape draw:style-name="gr125" draw:text-style-name="P34" draw:layer="layout" svg:width="1.012cm" svg:height="0.136cm" draw:transform="skewX (-0.0293215314335047) rotate (0.785398163397448) translate (8.113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6" draw:text-style-name="P32" draw:layer="layout" svg:x1="7.222cm" svg:y1="16.302cm" svg:x2="8.202cm" svg:y2="16.302cm">
          <text:p/>
        </draw:line>
        <draw:custom-shape draw:style-name="gr125" draw:text-style-name="P34" draw:layer="layout" svg:width="1.012cm" svg:height="0.136cm" draw:transform="skewX (-0.0293215314335047) rotate (0.785398163397448) translate (10.78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0" draw:text-style-name="P22" draw:layer="layout" svg:width="0.899cm" svg:height="0.429cm" svg:x="12.648cm" svg:y="13.678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  <draw:frame draw:style-name="gr141" draw:text-style-name="P22" draw:layer="layout" svg:width="0.899cm" svg:height="0.38cm" svg:x="12.649cm" svg:y="15.829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  <draw:frame draw:style-name="gr142" draw:text-style-name="P22" draw:layer="layout" svg:width="0.253cm" svg:height="0.481cm" svg:x="9.754cm" svg:y="16.058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</draw:page>
      <draw:page draw:name="page23" draw:style-name="dp1" draw:master-page-name="Default">
        <draw:custom-shape draw:style-name="gr154" draw:text-style-name="P1" draw:layer="layout" svg:width="7.214cm" svg:height="4.166cm" svg:x="6.893cm" svg:y="12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7" draw:text-style-name="P8" draw:layer="layout" svg:x1="8.468cm" svg:y1="14.906cm" svg:x2="12.414cm" svg:y2="14.906cm">
            <text:p/>
          </draw:line>
          <draw:line draw:style-name="gr118" draw:text-style-name="P32" draw:layer="layout" svg:x1="7.564cm" svg:y1="16.301cm" svg:x2="11.241cm" svg:y2="16.301cm">
            <text:p/>
          </draw:line>
          <draw:custom-shape draw:style-name="gr119" draw:text-style-name="P21" draw:layer="layout" svg:width="0.737cm" svg:height="0.712cm" svg:x="9.512cm" svg:y="15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0" draw:text-style-name="P8" draw:layer="layout" svg:x1="11.224cm" svg:y1="14.907cm" svg:x2="12.336cm" svg:y2="14.907cm">
            <text:p/>
          </draw:line>
          <draw:ellipse draw:style-name="gr15" draw:text-style-name="P10" xml:id="id67" draw:id="id67" draw:layer="layout" svg:width="1.241cm" svg:height="0.813cm" draw:transform="skewX (-0.00855211333477221) rotate (-3.14159265358979) translate (12.77cm 15.313cm)" draw:kind="cut" draw:start-angle="88.96" draw:end-angle="271.12">
            <text:p/>
          </draw:ellipse>
          <draw:connector draw:style-name="gr16" draw:text-style-name="P7" draw:layer="layout" draw:type="curve" svg:x1="12.767cm" svg:y1="14.907cm" svg:x2="13.143cm" svg:y2="15.706cm" draw:start-shape="id67" draw:start-glue-point="3" draw:end-shape="id68" draw:end-glue-point="0" svg:d="M12767 14907c251 0 376 266 376 799" svg:viewBox="0 0 377 800">
            <text:p/>
          </draw:connector>
          <draw:connector draw:style-name="gr16" draw:text-style-name="P7" draw:layer="layout" draw:type="curve" draw:line-skew="0.173cm 2.813cm" svg:x1="11.185cm" svg:y1="13.353cm" svg:x2="12.534cm" svg:y2="13.876cm" draw:start-shape="id69" draw:start-glue-point="3" draw:end-shape="id70" draw:end-glue-point="3" svg:d="M11185 13353c0-492 953-411 1498-157s683 680-149 680" svg:viewBox="0 0 1941 883">
            <text:p/>
          </draw:connector>
          <draw:custom-shape draw:style-name="gr121" draw:text-style-name="P21" xml:id="id68" draw:id="id68" draw:layer="layout" svg:width="1.27cm" svg:height="0.61cm" svg:x="12.508cm" svg:y="15.7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21" xml:id="id70" draw:id="id70" draw:layer="layout" svg:width="1.219cm" svg:height="0.61cm" svg:x="12.534cm" svg:y="13.5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7" draw:text-style-name="P8" draw:layer="layout" svg:x1="8.52cm" svg:y1="16.314cm" svg:x2="8.52cm" svg:y2="14.924cm">
            <text:p/>
          </draw:line>
          <draw:line draw:style-name="gr118" draw:text-style-name="P8" draw:layer="layout" svg:x1="11.188cm" svg:y1="16.319cm" svg:x2="11.188cm" svg:y2="13.745cm">
            <text:p/>
          </draw:line>
          <draw:line draw:style-name="gr124" draw:text-style-name="P8" draw:layer="layout" svg:x1="11.188cm" svg:y1="14.883cm" svg:x2="11.188cm" svg:y2="13.961cm">
            <text:p/>
          </draw:line>
          <draw:ellipse draw:style-name="gr15" draw:text-style-name="P10" xml:id="id69" draw:id="id69" draw:layer="layout" svg:width="1.227cm" svg:height="0.816cm" draw:transform="skewX (-0.00488692190558412) rotate (-1.5707963267949) translate (11.593cm 13.351cm)" draw:kind="cut" draw:start-angle="88.96" draw:end-angle="271.12">
            <text:p/>
          </draw:ellipse>
          <draw:custom-shape draw:style-name="gr125" draw:text-style-name="P34" draw:layer="layout" svg:width="1.012cm" svg:height="0.136cm" draw:transform="skewX (-0.0293215314335047) rotate (0.785398163397448) translate (8.113cm 16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6" draw:text-style-name="P32" draw:layer="layout" svg:x1="7.222cm" svg:y1="16.302cm" svg:x2="8.202cm" svg:y2="16.302cm">
            <text:p/>
          </draw:line>
          <draw:custom-shape draw:style-name="gr125" draw:text-style-name="P34" draw:layer="layout" svg:width="1.012cm" svg:height="0.136cm" draw:transform="skewX (-0.0293215314335047) rotate (0.785398163397448) translate (10.78cm 15.2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3" draw:text-style-name="P22" draw:layer="layout" svg:width="0.899cm" svg:height="0.471cm" svg:x="12.689cm" svg:y="13.647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4" draw:text-style-name="P22" draw:layer="layout" svg:width="0.899cm" svg:height="0.422cm" svg:x="12.69cm" svg:y="15.797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5" draw:text-style-name="P22" draw:layer="layout" svg:width="0.33cm" svg:height="0.61cm" svg:x="9.73cm" svg:y="15.988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</draw:page>
      <draw:page draw:name="page24" draw:style-name="dp1" draw:master-page-name="Default">
        <draw:g>
          <draw:custom-shape draw:style-name="gr154" draw:text-style-name="P1" draw:layer="layout" svg:width="7.214cm" svg:height="4.166cm" svg:x="6.893cm" svg:y="1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7" draw:text-style-name="P8" draw:layer="layout" svg:x1="8.468cm" svg:y1="14.906cm" svg:x2="12.414cm" svg:y2="14.906cm">
              <text:p/>
            </draw:line>
            <draw:line draw:style-name="gr118" draw:text-style-name="P32" draw:layer="layout" svg:x1="7.564cm" svg:y1="16.301cm" svg:x2="11.241cm" svg:y2="16.301cm">
              <text:p/>
            </draw:line>
            <draw:custom-shape draw:style-name="gr119" draw:text-style-name="P21" draw:layer="layout" svg:width="0.737cm" svg:height="0.712cm" svg:x="9.512cm" svg:y="15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0" draw:text-style-name="P8" draw:layer="layout" svg:x1="11.224cm" svg:y1="14.907cm" svg:x2="12.336cm" svg:y2="14.907cm">
              <text:p/>
            </draw:line>
            <draw:ellipse draw:style-name="gr15" draw:text-style-name="P10" xml:id="id71" draw:id="id71" draw:layer="layout" svg:width="1.241cm" svg:height="0.813cm" draw:transform="skewX (-0.00855211333477221) rotate (-3.14159265358979) translate (12.77cm 15.313cm)" draw:kind="cut" draw:start-angle="88.96" draw:end-angle="271.12">
              <text:p/>
            </draw:ellipse>
            <draw:connector draw:style-name="gr16" draw:text-style-name="P7" draw:layer="layout" draw:type="curve" svg:x1="12.767cm" svg:y1="14.907cm" svg:x2="13.143cm" svg:y2="15.706cm" draw:start-shape="id71" draw:start-glue-point="3" draw:end-shape="id72" draw:end-glue-point="0" svg:d="M12767 14907c251 0 376 266 376 799" svg:viewBox="0 0 377 800">
              <text:p/>
            </draw:connector>
            <draw:connector draw:style-name="gr16" draw:text-style-name="P7" draw:layer="layout" draw:type="curve" draw:line-skew="0.173cm 2.813cm" svg:x1="11.185cm" svg:y1="13.353cm" svg:x2="12.534cm" svg:y2="13.876cm" draw:start-shape="id73" draw:start-glue-point="3" draw:end-shape="id74" draw:end-glue-point="3" svg:d="M11185 13353c0-492 953-411 1498-157s683 680-149 680" svg:viewBox="0 0 1941 883">
              <text:p/>
            </draw:connector>
            <draw:custom-shape draw:style-name="gr121" draw:text-style-name="P21" xml:id="id72" draw:id="id72" draw:layer="layout" svg:width="1.27cm" svg:height="0.61cm" svg:x="12.508cm" svg:y="15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2" draw:text-style-name="P21" xml:id="id74" draw:id="id74" draw:layer="layout" svg:width="1.219cm" svg:height="0.61cm" svg:x="12.534cm" svg:y="13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3" draw:text-style-name="P33" draw:layer="layout" svg:width="0.79cm" svg:height="0.806cm" svg:x="12.053cm" svg:y="14.503cm">
              <draw:text-box>
                <text:p><text:span text:style-name="T6">+</text:span></text:p>
              </draw:text-box>
            </draw:frame>
            <draw:line draw:style-name="gr117" draw:text-style-name="P8" draw:layer="layout" svg:x1="8.52cm" svg:y1="16.314cm" svg:x2="8.52cm" svg:y2="14.924cm">
              <text:p/>
            </draw:line>
            <draw:line draw:style-name="gr118" draw:text-style-name="P8" draw:layer="layout" svg:x1="11.188cm" svg:y1="16.319cm" svg:x2="11.188cm" svg:y2="13.745cm">
              <text:p/>
            </draw:line>
            <draw:line draw:style-name="gr124" draw:text-style-name="P8" draw:layer="layout" svg:x1="11.188cm" svg:y1="14.883cm" svg:x2="11.188cm" svg:y2="13.961cm">
              <text:p/>
            </draw:line>
            <draw:ellipse draw:style-name="gr15" draw:text-style-name="P10" xml:id="id73" draw:id="id73" draw:layer="layout" svg:width="1.227cm" svg:height="0.816cm" draw:transform="skewX (-0.00488692190558412) rotate (-1.5707963267949) translate (11.593cm 13.351cm)" draw:kind="cut" draw:start-angle="88.96" draw:end-angle="271.12">
              <text:p/>
            </draw:ellipse>
            <draw:frame draw:style-name="gr123" draw:text-style-name="P33" draw:layer="layout" svg:width="0.79cm" svg:height="0.806cm" svg:x="10.795cm" svg:y="13.265cm">
              <draw:text-box>
                <text:p><text:span text:style-name="T7">−</text:span></text:p>
              </draw:text-box>
            </draw:frame>
            <draw:custom-shape draw:style-name="gr125" draw:text-style-name="P34" draw:layer="layout" svg:width="1.012cm" svg:height="0.136cm" draw:transform="skewX (-0.0293215314335047) rotate (0.785398163397448) translate (8.113cm 16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6" draw:text-style-name="P32" draw:layer="layout" svg:x1="7.222cm" svg:y1="16.302cm" svg:x2="8.202cm" svg:y2="16.302cm">
              <text:p/>
            </draw:line>
            <draw:custom-shape draw:style-name="gr125" draw:text-style-name="P34" draw:layer="layout" svg:width="1.012cm" svg:height="0.136cm" draw:transform="skewX (-0.0293215314335047) rotate (0.785398163397448) translate (10.78cm 15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0" draw:text-style-name="P22" draw:layer="layout" svg:width="0.899cm" svg:height="0.429cm" svg:x="12.648cm" svg:y="13.67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41" draw:text-style-name="P22" draw:layer="layout" svg:width="0.899cm" svg:height="0.38cm" svg:x="12.649cm" svg:y="15.8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42" draw:text-style-name="P22" draw:layer="layout" svg:width="0.253cm" svg:height="0.481cm" svg:x="9.754cm" svg:y="16.05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</draw:page>
      <draw:page draw:name="page25" draw:style-name="dp1" draw:master-page-name="Default">
        <draw:g>
          <draw:custom-shape draw:style-name="gr154" draw:text-style-name="P1" draw:layer="layout" svg:width="7.214cm" svg:height="4.166cm" svg:x="6.893cm" svg:y="1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7" draw:text-style-name="P8" draw:layer="layout" svg:x1="8.468cm" svg:y1="14.906cm" svg:x2="12.414cm" svg:y2="14.906cm">
              <text:p/>
            </draw:line>
            <draw:line draw:style-name="gr118" draw:text-style-name="P32" draw:layer="layout" svg:x1="7.564cm" svg:y1="16.301cm" svg:x2="11.241cm" svg:y2="16.301cm">
              <text:p/>
            </draw:line>
            <draw:custom-shape draw:style-name="gr119" draw:text-style-name="P21" draw:layer="layout" svg:width="0.737cm" svg:height="0.712cm" svg:x="9.512cm" svg:y="15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0" draw:text-style-name="P8" draw:layer="layout" svg:x1="11.224cm" svg:y1="14.907cm" svg:x2="12.336cm" svg:y2="14.907cm">
              <text:p/>
            </draw:line>
            <draw:ellipse draw:style-name="gr15" draw:text-style-name="P10" xml:id="id75" draw:id="id75" draw:layer="layout" svg:width="1.241cm" svg:height="0.813cm" draw:transform="skewX (-0.00855211333477221) rotate (-3.14159265358979) translate (12.77cm 15.313cm)" draw:kind="cut" draw:start-angle="88.96" draw:end-angle="271.12">
              <text:p/>
            </draw:ellipse>
            <draw:connector draw:style-name="gr16" draw:text-style-name="P7" draw:layer="layout" draw:type="curve" svg:x1="12.767cm" svg:y1="14.907cm" svg:x2="13.143cm" svg:y2="15.706cm" draw:start-shape="id75" draw:start-glue-point="3" draw:end-shape="id76" draw:end-glue-point="0" svg:d="M12767 14907c251 0 376 266 376 799" svg:viewBox="0 0 377 800">
              <text:p/>
            </draw:connector>
            <draw:connector draw:style-name="gr16" draw:text-style-name="P7" draw:layer="layout" draw:type="curve" draw:line-skew="0.173cm 2.813cm" svg:x1="11.185cm" svg:y1="13.353cm" svg:x2="12.534cm" svg:y2="13.876cm" draw:start-shape="id77" draw:start-glue-point="3" draw:end-shape="id78" draw:end-glue-point="3" svg:d="M11185 13353c0-492 953-411 1498-157s683 680-149 680" svg:viewBox="0 0 1941 883">
              <text:p/>
            </draw:connector>
            <draw:custom-shape draw:style-name="gr121" draw:text-style-name="P21" xml:id="id76" draw:id="id76" draw:layer="layout" svg:width="1.27cm" svg:height="0.61cm" svg:x="12.508cm" svg:y="15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2" draw:text-style-name="P21" xml:id="id78" draw:id="id78" draw:layer="layout" svg:width="1.219cm" svg:height="0.61cm" svg:x="12.534cm" svg:y="13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3" draw:text-style-name="P33" draw:layer="layout" svg:width="0.79cm" svg:height="0.806cm" svg:x="12.053cm" svg:y="14.503cm">
              <draw:text-box>
                <text:p><text:span text:style-name="T6">+</text:span></text:p>
              </draw:text-box>
            </draw:frame>
            <draw:line draw:style-name="gr117" draw:text-style-name="P8" draw:layer="layout" svg:x1="8.52cm" svg:y1="16.314cm" svg:x2="8.52cm" svg:y2="14.924cm">
              <text:p/>
            </draw:line>
            <draw:line draw:style-name="gr118" draw:text-style-name="P8" draw:layer="layout" svg:x1="11.188cm" svg:y1="16.319cm" svg:x2="11.188cm" svg:y2="13.745cm">
              <text:p/>
            </draw:line>
            <draw:line draw:style-name="gr124" draw:text-style-name="P8" draw:layer="layout" svg:x1="11.188cm" svg:y1="14.883cm" svg:x2="11.188cm" svg:y2="13.961cm">
              <text:p/>
            </draw:line>
            <draw:ellipse draw:style-name="gr15" draw:text-style-name="P10" xml:id="id77" draw:id="id77" draw:layer="layout" svg:width="1.227cm" svg:height="0.816cm" draw:transform="skewX (-0.00488692190558412) rotate (-1.5707963267949) translate (11.593cm 13.351cm)" draw:kind="cut" draw:start-angle="88.96" draw:end-angle="271.12">
              <text:p/>
            </draw:ellipse>
            <draw:frame draw:style-name="gr123" draw:text-style-name="P33" draw:layer="layout" svg:width="0.79cm" svg:height="0.806cm" svg:x="10.795cm" svg:y="13.265cm">
              <draw:text-box>
                <text:p><text:span text:style-name="T7">−</text:span></text:p>
              </draw:text-box>
            </draw:frame>
            <draw:custom-shape draw:style-name="gr125" draw:text-style-name="P34" draw:layer="layout" svg:width="1.012cm" svg:height="0.136cm" draw:transform="skewX (-0.0293215314335047) rotate (0.785398163397448) translate (8.113cm 16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6" draw:text-style-name="P32" draw:layer="layout" svg:x1="7.222cm" svg:y1="16.302cm" svg:x2="8.202cm" svg:y2="16.302cm">
              <text:p/>
            </draw:line>
            <draw:custom-shape draw:style-name="gr125" draw:text-style-name="P34" draw:layer="layout" svg:width="1.012cm" svg:height="0.136cm" draw:transform="skewX (-0.0293215314335047) rotate (0.785398163397448) translate (10.78cm 15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3" draw:text-style-name="P22" draw:layer="layout" svg:width="0.899cm" svg:height="0.471cm" svg:x="12.689cm" svg:y="13.64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4" draw:text-style-name="P22" draw:layer="layout" svg:width="0.899cm" svg:height="0.422cm" svg:x="12.69cm" svg:y="15.79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5" draw:text-style-name="P22" draw:layer="layout" svg:width="0.33cm" svg:height="0.61cm" svg:x="9.73cm" svg:y="15.98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</draw:page>
      <draw:page draw:name="page26" draw:style-name="dp1" draw:master-page-name="Default">
        <draw:g>
          <draw:custom-shape draw:style-name="gr154" draw:text-style-name="P1" draw:layer="layout" svg:width="7.214cm" svg:height="4.166cm" svg:x="2.593cm" svg:y="1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7" draw:text-style-name="P8" draw:layer="layout" svg:x1="4.168cm" svg:y1="3.906cm" svg:x2="8.114cm" svg:y2="3.906cm">
              <text:p/>
            </draw:line>
            <draw:line draw:style-name="gr118" draw:text-style-name="P32" draw:layer="layout" svg:x1="3.264cm" svg:y1="5.301cm" svg:x2="6.941cm" svg:y2="5.301cm">
              <text:p/>
            </draw:line>
            <draw:custom-shape draw:style-name="gr119" draw:text-style-name="P21" draw:layer="layout" svg:width="0.737cm" svg:height="0.712cm" svg:x="5.212cm" svg:y="4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0" draw:text-style-name="P8" draw:layer="layout" svg:x1="6.924cm" svg:y1="3.907cm" svg:x2="8.036cm" svg:y2="3.907cm">
              <text:p/>
            </draw:line>
            <draw:ellipse draw:style-name="gr15" draw:text-style-name="P10" xml:id="id79" draw:id="id79" draw:layer="layout" svg:width="1.241cm" svg:height="0.813cm" draw:transform="skewX (-0.00855211333477221) rotate (-3.14159265358979) translate (8.47cm 4.313cm)" draw:kind="cut" draw:start-angle="88.96" draw:end-angle="271.12">
              <text:p/>
            </draw:ellipse>
            <draw:connector draw:style-name="gr16" draw:text-style-name="P7" draw:layer="layout" draw:type="curve" svg:x1="8.467cm" svg:y1="3.907cm" svg:x2="8.843cm" svg:y2="4.706cm" draw:start-shape="id79" draw:start-glue-point="3" draw:end-shape="id80" draw:end-glue-point="0" svg:d="M8467 3907c251 0 376 266 376 799" svg:viewBox="0 0 377 800">
              <text:p/>
            </draw:connector>
            <draw:connector draw:style-name="gr16" draw:text-style-name="P7" draw:layer="layout" draw:type="curve" draw:line-skew="0.173cm 2.813cm" svg:x1="6.885cm" svg:y1="2.353cm" svg:x2="8.234cm" svg:y2="2.876cm" draw:start-shape="id81" draw:start-glue-point="3" draw:end-shape="id82" draw:end-glue-point="3" svg:d="M6885 2353c0-492 953-411 1498-157s683 680-149 680" svg:viewBox="0 0 1941 883">
              <text:p/>
            </draw:connector>
            <draw:custom-shape draw:style-name="gr121" draw:text-style-name="P21" xml:id="id80" draw:id="id80" draw:layer="layout" svg:width="1.27cm" svg:height="0.61cm" svg:x="8.208cm" svg:y="4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2" draw:text-style-name="P21" xml:id="id82" draw:id="id82" draw:layer="layout" svg:width="1.219cm" svg:height="0.61cm" svg:x="8.234cm" svg:y="2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3" draw:text-style-name="P33" draw:layer="layout" svg:width="0.79cm" svg:height="0.806cm" svg:x="7.753cm" svg:y="3.503cm">
              <draw:text-box>
                <text:p><text:span text:style-name="T6">+</text:span></text:p>
              </draw:text-box>
            </draw:frame>
            <draw:line draw:style-name="gr117" draw:text-style-name="P8" draw:layer="layout" svg:x1="4.22cm" svg:y1="5.314cm" svg:x2="4.22cm" svg:y2="3.924cm">
              <text:p/>
            </draw:line>
            <draw:line draw:style-name="gr118" draw:text-style-name="P8" draw:layer="layout" svg:x1="6.888cm" svg:y1="5.319cm" svg:x2="6.888cm" svg:y2="2.745cm">
              <text:p/>
            </draw:line>
            <draw:line draw:style-name="gr124" draw:text-style-name="P8" draw:layer="layout" svg:x1="6.888cm" svg:y1="3.883cm" svg:x2="6.888cm" svg:y2="2.961cm">
              <text:p/>
            </draw:line>
            <draw:ellipse draw:style-name="gr15" draw:text-style-name="P10" xml:id="id81" draw:id="id81" draw:layer="layout" svg:width="1.227cm" svg:height="0.816cm" draw:transform="skewX (-0.00488692190558412) rotate (-1.5707963267949) translate (7.293cm 2.351cm)" draw:kind="cut" draw:start-angle="88.96" draw:end-angle="271.12">
              <text:p/>
            </draw:ellipse>
            <draw:frame draw:style-name="gr123" draw:text-style-name="P33" draw:layer="layout" svg:width="0.79cm" svg:height="0.806cm" svg:x="6.495cm" svg:y="2.265cm">
              <draw:text-box>
                <text:p><text:span text:style-name="T7">−</text:span></text:p>
              </draw:text-box>
            </draw:frame>
            <draw:custom-shape draw:style-name="gr125" draw:text-style-name="P34" draw:layer="layout" svg:width="1.012cm" svg:height="0.136cm" draw:transform="skewX (-0.0293215314335047) rotate (0.785398163397448) translate (3.813cm 5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6" draw:text-style-name="P32" draw:layer="layout" svg:x1="2.922cm" svg:y1="5.302cm" svg:x2="3.902cm" svg:y2="5.302cm">
              <text:p/>
            </draw:line>
            <draw:custom-shape draw:style-name="gr125" draw:text-style-name="P34" draw:layer="layout" svg:width="1.012cm" svg:height="0.136cm" draw:transform="skewX (-0.0293215314335047) rotate (0.785398163397448) translate (6.48cm 4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0" draw:text-style-name="P22" draw:layer="layout" svg:width="0.899cm" svg:height="0.429cm" svg:x="8.348cm" svg:y="2.67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41" draw:text-style-name="P22" draw:layer="layout" svg:width="0.899cm" svg:height="0.38cm" svg:x="8.349cm" svg:y="4.8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42" draw:text-style-name="P22" draw:layer="layout" svg:width="0.253cm" svg:height="0.481cm" svg:x="5.454cm" svg:y="5.05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frame draw:style-name="gr98" draw:text-style-name="P22" draw:layer="layout" svg:width="7.005cm" svg:height="11.34cm" svg:x="2.279cm" svg:y="6.297cm">
          <draw:image xlink:href="Pictures/100000000000034A00000553EFF70CDB79C25749.png" xlink:type="simple" xlink:show="embed" xlink:actuate="onLoad" draw:mime-type="image/png">
            <text:p/>
          </draw:image>
        </draw:frame>
        <draw:g>
          <draw:custom-shape draw:style-name="gr154" draw:text-style-name="P1" draw:layer="layout" svg:width="7.214cm" svg:height="4.166cm" svg:x="10.47cm" svg:y="1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7" draw:text-style-name="P8" draw:layer="layout" svg:x1="12.045cm" svg:y1="3.906cm" svg:x2="15.991cm" svg:y2="3.906cm">
              <text:p/>
            </draw:line>
            <draw:line draw:style-name="gr118" draw:text-style-name="P32" draw:layer="layout" svg:x1="11.141cm" svg:y1="5.301cm" svg:x2="14.818cm" svg:y2="5.301cm">
              <text:p/>
            </draw:line>
            <draw:custom-shape draw:style-name="gr119" draw:text-style-name="P21" draw:layer="layout" svg:width="0.737cm" svg:height="0.712cm" svg:x="13.089cm" svg:y="4.9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0" draw:text-style-name="P8" draw:layer="layout" svg:x1="14.801cm" svg:y1="3.907cm" svg:x2="15.913cm" svg:y2="3.907cm">
              <text:p/>
            </draw:line>
            <draw:ellipse draw:style-name="gr15" draw:text-style-name="P10" xml:id="id83" draw:id="id83" draw:layer="layout" svg:width="1.241cm" svg:height="0.813cm" draw:transform="skewX (-0.00855211333477221) rotate (-3.14159265358979) translate (16.347cm 4.313cm)" draw:kind="cut" draw:start-angle="88.96" draw:end-angle="271.12">
              <text:p/>
            </draw:ellipse>
            <draw:connector draw:style-name="gr16" draw:text-style-name="P7" draw:layer="layout" draw:type="curve" svg:x1="16.344cm" svg:y1="3.907cm" svg:x2="16.72cm" svg:y2="4.706cm" draw:start-shape="id83" draw:start-glue-point="3" draw:end-shape="id84" draw:end-glue-point="0" svg:d="M16344 3907c251 0 376 266 376 799" svg:viewBox="0 0 377 800">
              <text:p/>
            </draw:connector>
            <draw:connector draw:style-name="gr16" draw:text-style-name="P7" draw:layer="layout" draw:type="curve" draw:line-skew="0.173cm 2.813cm" svg:x1="14.762cm" svg:y1="2.353cm" svg:x2="16.111cm" svg:y2="2.876cm" draw:start-shape="id85" draw:start-glue-point="3" draw:end-shape="id86" draw:end-glue-point="3" svg:d="M14762 2353c0-492 953-411 1498-157s683 680-149 680" svg:viewBox="0 0 1941 883">
              <text:p/>
            </draw:connector>
            <draw:custom-shape draw:style-name="gr121" draw:text-style-name="P21" xml:id="id84" draw:id="id84" draw:layer="layout" svg:width="1.27cm" svg:height="0.61cm" svg:x="16.085cm" svg:y="4.7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2" draw:text-style-name="P21" xml:id="id86" draw:id="id86" draw:layer="layout" svg:width="1.219cm" svg:height="0.61cm" svg:x="16.111cm" svg:y="2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3" draw:text-style-name="P33" draw:layer="layout" svg:width="0.79cm" svg:height="0.806cm" svg:x="15.63cm" svg:y="3.503cm">
              <draw:text-box>
                <text:p><text:span text:style-name="T6">+</text:span></text:p>
              </draw:text-box>
            </draw:frame>
            <draw:line draw:style-name="gr117" draw:text-style-name="P8" draw:layer="layout" svg:x1="12.097cm" svg:y1="5.314cm" svg:x2="12.097cm" svg:y2="3.924cm">
              <text:p/>
            </draw:line>
            <draw:line draw:style-name="gr118" draw:text-style-name="P8" draw:layer="layout" svg:x1="14.765cm" svg:y1="5.319cm" svg:x2="14.765cm" svg:y2="2.745cm">
              <text:p/>
            </draw:line>
            <draw:line draw:style-name="gr124" draw:text-style-name="P8" draw:layer="layout" svg:x1="14.765cm" svg:y1="3.883cm" svg:x2="14.765cm" svg:y2="2.961cm">
              <text:p/>
            </draw:line>
            <draw:ellipse draw:style-name="gr15" draw:text-style-name="P10" xml:id="id85" draw:id="id85" draw:layer="layout" svg:width="1.227cm" svg:height="0.816cm" draw:transform="skewX (-0.00488692190558412) rotate (-1.5707963267949) translate (15.17cm 2.351cm)" draw:kind="cut" draw:start-angle="88.96" draw:end-angle="271.12">
              <text:p/>
            </draw:ellipse>
            <draw:frame draw:style-name="gr123" draw:text-style-name="P33" draw:layer="layout" svg:width="0.79cm" svg:height="0.806cm" svg:x="14.372cm" svg:y="2.265cm">
              <draw:text-box>
                <text:p><text:span text:style-name="T7">−</text:span></text:p>
              </draw:text-box>
            </draw:frame>
            <draw:custom-shape draw:style-name="gr125" draw:text-style-name="P34" draw:layer="layout" svg:width="1.012cm" svg:height="0.136cm" draw:transform="skewX (-0.0293215314335047) rotate (0.785398163397448) translate (11.69cm 5.6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6" draw:text-style-name="P32" draw:layer="layout" svg:x1="10.799cm" svg:y1="5.302cm" svg:x2="11.779cm" svg:y2="5.302cm">
              <text:p/>
            </draw:line>
            <draw:custom-shape draw:style-name="gr125" draw:text-style-name="P34" draw:layer="layout" svg:width="1.012cm" svg:height="0.136cm" draw:transform="skewX (-0.0293215314335047) rotate (0.785398163397448) translate (14.357cm 4.2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3" draw:text-style-name="P22" draw:layer="layout" svg:width="0.899cm" svg:height="0.471cm" svg:x="16.266cm" svg:y="2.64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4" draw:text-style-name="P22" draw:layer="layout" svg:width="0.899cm" svg:height="0.422cm" svg:x="16.267cm" svg:y="4.797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5" draw:text-style-name="P22" draw:layer="layout" svg:width="0.33cm" svg:height="0.61cm" svg:x="13.307cm" svg:y="4.988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frame draw:style-name="gr98" draw:text-style-name="P22" draw:layer="layout" svg:width="7.01cm" svg:height="11.405cm" svg:x="10.47cm" svg:y="6.297cm">
          <draw:image xlink:href="Pictures/10000000000003450000055391B9F32AD7BE0A13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g>
          <draw:custom-shape draw:style-name="gr154" draw:text-style-name="P1" draw:layer="layout" svg:width="7.214cm" svg:height="4.166cm" svg:x="1.27cm" svg:y="2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7" draw:text-style-name="P8" draw:layer="layout" svg:x1="2.845cm" svg:y1="4.577cm" svg:x2="6.791cm" svg:y2="4.577cm">
              <text:p/>
            </draw:line>
            <draw:line draw:style-name="gr118" draw:text-style-name="P32" draw:layer="layout" svg:x1="1.941cm" svg:y1="5.972cm" svg:x2="5.618cm" svg:y2="5.972cm">
              <text:p/>
            </draw:line>
            <draw:custom-shape draw:style-name="gr119" draw:text-style-name="P21" draw:layer="layout" svg:width="0.737cm" svg:height="0.712cm" svg:x="3.889cm" svg:y="5.6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0" draw:text-style-name="P8" draw:layer="layout" svg:x1="5.601cm" svg:y1="4.578cm" svg:x2="6.713cm" svg:y2="4.578cm">
              <text:p/>
            </draw:line>
            <draw:ellipse draw:style-name="gr15" draw:text-style-name="P10" xml:id="id87" draw:id="id87" draw:layer="layout" svg:width="1.241cm" svg:height="0.813cm" draw:transform="skewX (-0.00855211333477221) rotate (-3.14159265358979) translate (7.147cm 4.984cm)" draw:kind="cut" draw:start-angle="88.96" draw:end-angle="271.12">
              <text:p/>
            </draw:ellipse>
            <draw:connector draw:style-name="gr16" draw:text-style-name="P7" draw:layer="layout" draw:type="curve" svg:x1="7.144cm" svg:y1="4.578cm" svg:x2="7.52cm" svg:y2="5.377cm" draw:start-shape="id87" draw:start-glue-point="3" draw:end-shape="id88" draw:end-glue-point="0" svg:d="M7144 4578c251 0 376 266 376 799" svg:viewBox="0 0 377 800">
              <text:p/>
            </draw:connector>
            <draw:connector draw:style-name="gr16" draw:text-style-name="P7" draw:layer="layout" draw:type="curve" draw:line-skew="0.173cm 2.813cm" svg:x1="5.562cm" svg:y1="3.024cm" svg:x2="6.911cm" svg:y2="3.547cm" draw:start-shape="id89" draw:start-glue-point="3" draw:end-shape="id90" draw:end-glue-point="3" svg:d="M5562 3024c0-492 953-411 1498-157s683 680-149 680" svg:viewBox="0 0 1941 883">
              <text:p/>
            </draw:connector>
            <draw:custom-shape draw:style-name="gr121" draw:text-style-name="P21" xml:id="id88" draw:id="id88" draw:layer="layout" svg:width="1.27cm" svg:height="0.61cm" svg:x="6.885cm" svg:y="5.3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2" draw:text-style-name="P21" xml:id="id90" draw:id="id90" draw:layer="layout" svg:width="1.219cm" svg:height="0.61cm" svg:x="6.911cm" svg:y="3.24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3" draw:text-style-name="P33" draw:layer="layout" svg:width="0.79cm" svg:height="0.806cm" svg:x="6.43cm" svg:y="4.174cm">
              <draw:text-box>
                <text:p><text:span text:style-name="T6">+</text:span></text:p>
              </draw:text-box>
            </draw:frame>
            <draw:line draw:style-name="gr117" draw:text-style-name="P8" draw:layer="layout" svg:x1="2.897cm" svg:y1="5.985cm" svg:x2="2.897cm" svg:y2="4.595cm">
              <text:p/>
            </draw:line>
            <draw:line draw:style-name="gr118" draw:text-style-name="P8" draw:layer="layout" svg:x1="5.565cm" svg:y1="5.99cm" svg:x2="5.565cm" svg:y2="3.416cm">
              <text:p/>
            </draw:line>
            <draw:line draw:style-name="gr124" draw:text-style-name="P8" draw:layer="layout" svg:x1="5.565cm" svg:y1="4.554cm" svg:x2="5.565cm" svg:y2="3.632cm">
              <text:p/>
            </draw:line>
            <draw:ellipse draw:style-name="gr15" draw:text-style-name="P10" xml:id="id89" draw:id="id89" draw:layer="layout" svg:width="1.227cm" svg:height="0.816cm" draw:transform="skewX (-0.00488692190558412) rotate (-1.5707963267949) translate (5.97cm 3.022cm)" draw:kind="cut" draw:start-angle="88.96" draw:end-angle="271.12">
              <text:p/>
            </draw:ellipse>
            <draw:frame draw:style-name="gr123" draw:text-style-name="P33" draw:layer="layout" svg:width="0.79cm" svg:height="0.806cm" svg:x="5.172cm" svg:y="2.936cm">
              <draw:text-box>
                <text:p><text:span text:style-name="T7">−</text:span></text:p>
              </draw:text-box>
            </draw:frame>
            <draw:custom-shape draw:style-name="gr125" draw:text-style-name="P34" draw:layer="layout" svg:width="1.012cm" svg:height="0.136cm" draw:transform="skewX (-0.0293215314335047) rotate (0.785398163397448) translate (2.49cm 6.2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6" draw:text-style-name="P32" draw:layer="layout" svg:x1="1.599cm" svg:y1="5.973cm" svg:x2="2.579cm" svg:y2="5.973cm">
              <text:p/>
            </draw:line>
            <draw:custom-shape draw:style-name="gr125" draw:text-style-name="P34" draw:layer="layout" svg:width="1.012cm" svg:height="0.136cm" draw:transform="skewX (-0.0293215314335047) rotate (0.785398163397448) translate (5.157cm 4.8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0" draw:text-style-name="P22" draw:layer="layout" svg:width="0.899cm" svg:height="0.429cm" svg:x="7.025cm" svg:y="3.34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41" draw:text-style-name="P22" draw:layer="layout" svg:width="0.899cm" svg:height="0.38cm" svg:x="7.026cm" svg:y="5.5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42" draw:text-style-name="P22" draw:layer="layout" svg:width="0.253cm" svg:height="0.481cm" svg:x="4.131cm" svg:y="5.729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g>
          <draw:custom-shape draw:style-name="gr154" draw:text-style-name="P1" draw:layer="layout" svg:width="7.214cm" svg:height="4.166cm" svg:x="1.27cm" svg:y="10.6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7" draw:text-style-name="P8" draw:layer="layout" svg:x1="2.845cm" svg:y1="12.77cm" svg:x2="6.791cm" svg:y2="12.77cm">
              <text:p/>
            </draw:line>
            <draw:line draw:style-name="gr118" draw:text-style-name="P32" draw:layer="layout" svg:x1="1.941cm" svg:y1="14.165cm" svg:x2="5.618cm" svg:y2="14.165cm">
              <text:p/>
            </draw:line>
            <draw:custom-shape draw:style-name="gr119" draw:text-style-name="P21" draw:layer="layout" svg:width="0.737cm" svg:height="0.712cm" svg:x="3.889cm" svg:y="13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0" draw:text-style-name="P8" draw:layer="layout" svg:x1="5.601cm" svg:y1="12.771cm" svg:x2="6.713cm" svg:y2="12.771cm">
              <text:p/>
            </draw:line>
            <draw:ellipse draw:style-name="gr15" draw:text-style-name="P10" xml:id="id91" draw:id="id91" draw:layer="layout" svg:width="1.241cm" svg:height="0.813cm" draw:transform="skewX (-0.00855211333477221) rotate (-3.14159265358979) translate (7.147cm 13.177cm)" draw:kind="cut" draw:start-angle="88.96" draw:end-angle="271.12">
              <text:p/>
            </draw:ellipse>
            <draw:connector draw:style-name="gr16" draw:text-style-name="P7" draw:layer="layout" draw:type="curve" svg:x1="7.144cm" svg:y1="12.771cm" svg:x2="7.52cm" svg:y2="13.57cm" draw:start-shape="id91" draw:start-glue-point="3" draw:end-shape="id92" draw:end-glue-point="0" svg:d="M7144 12771c251 0 376 266 376 799" svg:viewBox="0 0 377 800">
              <text:p/>
            </draw:connector>
            <draw:connector draw:style-name="gr16" draw:text-style-name="P7" draw:layer="layout" draw:type="curve" draw:line-skew="0.173cm 2.813cm" svg:x1="5.562cm" svg:y1="11.217cm" svg:x2="6.911cm" svg:y2="11.74cm" draw:start-shape="id93" draw:start-glue-point="3" draw:end-shape="id94" draw:end-glue-point="3" svg:d="M5562 11217c0-492 953-411 1498-157s683 680-149 680" svg:viewBox="0 0 1941 883">
              <text:p/>
            </draw:connector>
            <draw:custom-shape draw:style-name="gr121" draw:text-style-name="P21" xml:id="id92" draw:id="id92" draw:layer="layout" svg:width="1.27cm" svg:height="0.61cm" svg:x="6.885cm" svg:y="13.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2" draw:text-style-name="P21" xml:id="id94" draw:id="id94" draw:layer="layout" svg:width="1.219cm" svg:height="0.61cm" svg:x="6.911cm" svg:y="11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3" draw:text-style-name="P33" draw:layer="layout" svg:width="0.79cm" svg:height="0.806cm" svg:x="6.43cm" svg:y="12.367cm">
              <draw:text-box>
                <text:p><text:span text:style-name="T6">+</text:span></text:p>
              </draw:text-box>
            </draw:frame>
            <draw:line draw:style-name="gr117" draw:text-style-name="P8" draw:layer="layout" svg:x1="2.897cm" svg:y1="14.178cm" svg:x2="2.897cm" svg:y2="12.788cm">
              <text:p/>
            </draw:line>
            <draw:line draw:style-name="gr118" draw:text-style-name="P8" draw:layer="layout" svg:x1="5.565cm" svg:y1="14.183cm" svg:x2="5.565cm" svg:y2="11.609cm">
              <text:p/>
            </draw:line>
            <draw:line draw:style-name="gr124" draw:text-style-name="P8" draw:layer="layout" svg:x1="5.565cm" svg:y1="12.747cm" svg:x2="5.565cm" svg:y2="11.825cm">
              <text:p/>
            </draw:line>
            <draw:ellipse draw:style-name="gr15" draw:text-style-name="P10" xml:id="id93" draw:id="id93" draw:layer="layout" svg:width="1.227cm" svg:height="0.816cm" draw:transform="skewX (-0.00488692190558412) rotate (-1.5707963267949) translate (5.97cm 11.215cm)" draw:kind="cut" draw:start-angle="88.96" draw:end-angle="271.12">
              <text:p/>
            </draw:ellipse>
            <draw:frame draw:style-name="gr123" draw:text-style-name="P33" draw:layer="layout" svg:width="0.79cm" svg:height="0.806cm" svg:x="5.172cm" svg:y="11.129cm">
              <draw:text-box>
                <text:p><text:span text:style-name="T7">−</text:span></text:p>
              </draw:text-box>
            </draw:frame>
            <draw:custom-shape draw:style-name="gr125" draw:text-style-name="P34" draw:layer="layout" svg:width="1.012cm" svg:height="0.136cm" draw:transform="skewX (-0.0293215314335047) rotate (0.785398163397448) translate (2.49cm 14.4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6" draw:text-style-name="P32" draw:layer="layout" svg:x1="1.599cm" svg:y1="14.166cm" svg:x2="2.579cm" svg:y2="14.166cm">
              <text:p/>
            </draw:line>
            <draw:custom-shape draw:style-name="gr125" draw:text-style-name="P34" draw:layer="layout" svg:width="1.012cm" svg:height="0.136cm" draw:transform="skewX (-0.0293215314335047) rotate (0.785398163397448) translate (5.157cm 13.0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3" draw:text-style-name="P22" draw:layer="layout" svg:width="0.899cm" svg:height="0.471cm" svg:x="7.066cm" svg:y="11.511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4" draw:text-style-name="P22" draw:layer="layout" svg:width="0.899cm" svg:height="0.422cm" svg:x="7.067cm" svg:y="13.661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  <draw:frame draw:style-name="gr135" draw:text-style-name="P22" draw:layer="layout" svg:width="0.33cm" svg:height="0.61cm" svg:x="4.107cm" svg:y="13.852cm">
              <draw:image xlink:href="Pictures/10002B3D000002CA000008FE1107ED5986ECD846.svg" xlink:type="simple" xlink:show="embed" xlink:actuate="onLoad" draw:mime-type="image/svg+xml">
                <text:p/>
              </draw:image>
              <draw:image xlink:href="Pictures/10000001000000220000006D5D2998DA0738A68F.png" xlink:type="simple" xlink:show="embed" xlink:actuate="onLoad" draw:mime-type="image/png"/>
            </draw:frame>
          </draw:g>
        </draw:g>
        <draw:frame draw:style-name="gr98" draw:text-style-name="P22" draw:layer="layout" svg:width="11.054cm" svg:height="6.502cm" svg:x="8.676cm" svg:y="1.27cm">
          <draw:image xlink:href="Pictures/10000000000006D70000040677582D48ED98A072.png" xlink:type="simple" xlink:show="embed" xlink:actuate="onLoad" draw:mime-type="image/png">
            <text:p/>
          </draw:image>
        </draw:frame>
        <draw:frame draw:style-name="gr98" draw:text-style-name="P22" draw:layer="layout" svg:width="11.049cm" svg:height="6.477cm" svg:x="8.681cm" svg:y="9.476cm">
          <draw:image xlink:href="Pictures/10000000000006D700000404CD2F9F18E34162D6.png" xlink:type="simple" xlink:show="embed" xlink:actuate="onLoad" draw:mime-type="image/png">
            <text:p/>
          </draw:image>
        </draw:frame>
      </draw:page>
      <draw:page draw:name="page28" draw:style-name="dp1" draw:master-page-name="Default">
        <draw:custom-shape draw:style-name="gr116" draw:text-style-name="P1" draw:layer="layout" svg:width="9.195cm" svg:height="4.228cm" svg:x="5.903cm" svg:y="1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8" draw:layer="layout" svg:x1="7.632cm" svg:y1="14.907cm" svg:x2="13.305cm" svg:y2="14.907cm">
          <text:p/>
        </draw:line>
        <draw:line draw:style-name="gr118" draw:text-style-name="P32" draw:layer="layout" svg:x1="6.713cm" svg:y1="16.301cm" svg:x2="12.404cm" svg:y2="16.301cm">
          <text:p/>
        </draw:line>
        <draw:custom-shape draw:style-name="gr119" draw:text-style-name="P21" draw:layer="layout" svg:width="0.737cm" svg:height="0.712cm" svg:x="9.676cm" svg:y="1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0" draw:text-style-name="P8" draw:layer="layout" svg:x1="12.388cm" svg:y1="14.907cm" svg:x2="13.5cm" svg:y2="14.907cm">
          <text:p/>
        </draw:line>
        <draw:ellipse draw:style-name="gr15" draw:text-style-name="P10" xml:id="id95" draw:id="id95" draw:layer="layout" svg:width="1.241cm" svg:height="0.813cm" draw:transform="skewX (-0.00855211333477221) rotate (-3.14159265358979) translate (13.934cm 15.325cm)" draw:kind="cut" draw:start-angle="88.96" draw:end-angle="271.12">
          <text:p/>
        </draw:ellipse>
        <draw:connector draw:style-name="gr16" draw:text-style-name="P7" draw:layer="layout" draw:type="curve" svg:x1="13.931cm" svg:y1="14.919cm" svg:x2="14.307cm" svg:y2="15.706cm" draw:start-shape="id95" draw:start-glue-point="3" draw:end-shape="id96" draw:end-glue-point="0" svg:d="M13931 14919c251 0 376 262 376 787" svg:viewBox="0 0 377 788">
          <text:p/>
        </draw:connector>
        <draw:connector draw:style-name="gr16" draw:text-style-name="P7" draw:layer="layout" draw:type="curve" draw:line-skew="0.173cm 2.813cm" svg:x1="12.349cm" svg:y1="13.353cm" svg:x2="13.698cm" svg:y2="13.876cm" draw:start-shape="id97" draw:start-glue-point="3" draw:end-shape="id98" draw:end-glue-point="3" svg:d="M12349 13353c0-492 953-411 1498-157s683 680-149 680" svg:viewBox="0 0 1941 883">
          <text:p/>
        </draw:connector>
        <draw:custom-shape draw:style-name="gr121" draw:text-style-name="P21" xml:id="id96" draw:id="id96" draw:layer="layout" svg:width="1.27cm" svg:height="0.61cm" svg:x="13.672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21" xml:id="id98" draw:id="id98" draw:layer="layout" svg:width="1.219cm" svg:height="0.61cm" svg:x="13.698cm" svg:y="13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33" draw:layer="layout" svg:width="0.79cm" svg:height="0.806cm" svg:x="13.217cm" svg:y="14.517cm">
          <draw:text-box>
            <text:p><text:span text:style-name="T6">+</text:span></text:p>
          </draw:text-box>
        </draw:frame>
        <draw:line draw:style-name="gr117" draw:text-style-name="P8" draw:layer="layout" svg:x1="7.684cm" svg:y1="16.314cm" svg:x2="7.684cm" svg:y2="14.924cm">
          <text:p/>
        </draw:line>
        <draw:line draw:style-name="gr118" draw:text-style-name="P8" draw:layer="layout" svg:x1="12.352cm" svg:y1="16.319cm" svg:x2="12.352cm" svg:y2="13.745cm">
          <text:p/>
        </draw:line>
        <draw:line draw:style-name="gr124" draw:text-style-name="P8" draw:layer="layout" svg:x1="12.352cm" svg:y1="14.883cm" svg:x2="12.352cm" svg:y2="13.961cm">
          <text:p/>
        </draw:line>
        <draw:ellipse draw:style-name="gr15" draw:text-style-name="P10" xml:id="id97" draw:id="id97" draw:layer="layout" svg:width="1.227cm" svg:height="0.816cm" draw:transform="skewX (-0.00488692190558412) rotate (-1.5707963267949) translate (12.757cm 13.351cm)" draw:kind="cut" draw:start-angle="88.96" draw:end-angle="271.12">
          <text:p/>
        </draw:ellipse>
        <draw:frame draw:style-name="gr123" draw:text-style-name="P33" draw:layer="layout" svg:width="0.79cm" svg:height="0.806cm" svg:x="11.959cm" svg:y="13.265cm">
          <draw:text-box>
            <text:p><text:span text:style-name="T7">−</text:span></text:p>
          </draw:text-box>
        </draw:frame>
        <draw:custom-shape draw:style-name="gr125" draw:text-style-name="P34" draw:layer="layout" svg:width="1.012cm" svg:height="0.136cm" draw:transform="skewX (-0.0293215314335047) rotate (0.785398163397448) translate (7.277cm 1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6" draw:text-style-name="P32" draw:layer="layout" svg:x1="6.286cm" svg:y1="16.302cm" svg:x2="7.266cm" svg:y2="16.302cm">
          <text:p/>
        </draw:line>
        <draw:custom-shape draw:style-name="gr125" draw:text-style-name="P34" draw:layer="layout" svg:width="1.012cm" svg:height="0.136cm" draw:transform="skewX (-0.0293215314335047) rotate (0.785398163397448) translate (11.944cm 15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3" draw:text-style-name="P22" draw:layer="layout" svg:width="0.899cm" svg:height="0.471cm" svg:x="13.85cm" svg:y="13.66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  <draw:frame draw:style-name="gr134" draw:text-style-name="P22" draw:layer="layout" svg:width="0.899cm" svg:height="0.422cm" svg:x="13.851cm" svg:y="15.81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  <draw:frame draw:style-name="gr135" draw:text-style-name="P22" draw:layer="layout" svg:width="0.33cm" svg:height="0.61cm" svg:x="9.879cm" svg:y="15.973cm">
          <draw:image xlink:href="Pictures/10002B3D000002CA000008FE1107ED5986ECD846.svg" xlink:type="simple" xlink:show="embed" xlink:actuate="onLoad" draw:mime-type="image/svg+xml">
            <text:p/>
          </draw:image>
          <draw:image xlink:href="Pictures/10000001000000220000006D5D2998DA0738A68F.png" xlink:type="simple" xlink:show="embed" xlink:actuate="onLoad" draw:mime-type="image/png"/>
        </draw:frame>
      </draw:page>
      <draw:page draw:name="page29" draw:style-name="dp1" draw:master-page-name="Default">
        <draw:custom-shape draw:style-name="gr116" draw:text-style-name="P1" draw:layer="layout" svg:width="9.195cm" svg:height="4.228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7" draw:text-style-name="P8" draw:layer="layout" svg:x1="2.999cm" svg:y1="3.441cm" svg:x2="8.672cm" svg:y2="3.441cm">
            <text:p/>
          </draw:line>
          <draw:line draw:style-name="gr118" draw:text-style-name="P32" draw:layer="layout" svg:x1="2.08cm" svg:y1="4.835cm" svg:x2="7.771cm" svg:y2="4.835cm">
            <text:p/>
          </draw:line>
          <draw:custom-shape draw:style-name="gr119" draw:text-style-name="P21" draw:layer="layout" svg:width="0.737cm" svg:height="0.712cm" svg:x="5.043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0" draw:text-style-name="P8" draw:layer="layout" svg:x1="7.755cm" svg:y1="3.441cm" svg:x2="8.867cm" svg:y2="3.441cm">
            <text:p/>
          </draw:line>
          <draw:ellipse draw:style-name="gr15" draw:text-style-name="P10" xml:id="id99" draw:id="id99" draw:layer="layout" svg:width="1.241cm" svg:height="0.813cm" draw:transform="skewX (-0.00855211333477221) rotate (-3.14159265358979) translate (9.301cm 3.859cm)" draw:kind="cut" draw:start-angle="88.96" draw:end-angle="271.12">
            <text:p/>
          </draw:ellipse>
          <draw:connector draw:style-name="gr16" draw:text-style-name="P7" draw:layer="layout" draw:type="curve" svg:x1="9.298cm" svg:y1="3.453cm" svg:x2="9.674cm" svg:y2="4.24cm" draw:start-shape="id99" draw:start-glue-point="3" draw:end-shape="id100" draw:end-glue-point="0" svg:d="M9298 3453c251 0 376 262 376 787" svg:viewBox="0 0 377 788">
            <text:p/>
          </draw:connector>
          <draw:connector draw:style-name="gr16" draw:text-style-name="P7" draw:layer="layout" draw:type="curve" draw:line-skew="0.173cm 2.813cm" svg:x1="7.716cm" svg:y1="1.887cm" svg:x2="9.065cm" svg:y2="2.41cm" draw:start-shape="id101" draw:start-glue-point="3" draw:end-shape="id102" draw:end-glue-point="3" svg:d="M7716 1887c0-492 953-411 1498-157s683 680-149 680" svg:viewBox="0 0 1941 883">
            <text:p/>
          </draw:connector>
          <draw:custom-shape draw:style-name="gr121" draw:text-style-name="P21" xml:id="id100" draw:id="id100" draw:layer="layout" svg:width="1.27cm" svg:height="0.61cm" svg:x="9.039cm" svg:y="4.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21" xml:id="id102" draw:id="id102" draw:layer="layout" svg:width="1.219cm" svg:height="0.61cm" svg:x="9.065cm" svg:y="2.1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33" draw:layer="layout" svg:width="0.79cm" svg:height="0.806cm" svg:x="8.584cm" svg:y="3.051cm">
            <draw:text-box>
              <text:p><text:span text:style-name="T6">+</text:span></text:p>
            </draw:text-box>
          </draw:frame>
          <draw:line draw:style-name="gr117" draw:text-style-name="P8" draw:layer="layout" svg:x1="3.051cm" svg:y1="4.848cm" svg:x2="3.051cm" svg:y2="3.458cm">
            <text:p/>
          </draw:line>
          <draw:line draw:style-name="gr118" draw:text-style-name="P8" draw:layer="layout" svg:x1="7.719cm" svg:y1="4.853cm" svg:x2="7.719cm" svg:y2="2.279cm">
            <text:p/>
          </draw:line>
          <draw:line draw:style-name="gr124" draw:text-style-name="P8" draw:layer="layout" svg:x1="7.719cm" svg:y1="3.417cm" svg:x2="7.719cm" svg:y2="2.495cm">
            <text:p/>
          </draw:line>
          <draw:ellipse draw:style-name="gr15" draw:text-style-name="P10" xml:id="id101" draw:id="id101" draw:layer="layout" svg:width="1.227cm" svg:height="0.816cm" draw:transform="skewX (-0.00488692190558412) rotate (-1.5707963267949) translate (8.124cm 1.885cm)" draw:kind="cut" draw:start-angle="88.96" draw:end-angle="271.12">
            <text:p/>
          </draw:ellipse>
          <draw:frame draw:style-name="gr123" draw:text-style-name="P33" draw:layer="layout" svg:width="0.79cm" svg:height="0.806cm" svg:x="7.326cm" svg:y="1.799cm">
            <draw:text-box>
              <text:p><text:span text:style-name="T7">−</text:span></text:p>
            </draw:text-box>
          </draw:frame>
          <draw:custom-shape draw:style-name="gr125" draw:text-style-name="P34" draw:layer="layout" svg:width="1.012cm" svg:height="0.136cm" draw:transform="skewX (-0.0293215314335047) rotate (0.785398163397448) translate (2.644cm 5.1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6" draw:text-style-name="P32" draw:layer="layout" svg:x1="1.653cm" svg:y1="4.836cm" svg:x2="2.633cm" svg:y2="4.836cm">
            <text:p/>
          </draw:line>
          <draw:frame draw:style-name="gr110" draw:text-style-name="P22" draw:layer="layout" svg:width="0.519cm" svg:height="0.55cm" svg:x="5.152cm" svg:y="4.557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g>
            <draw:frame draw:style-name="gr103" draw:text-style-name="P22" draw:layer="layout" svg:width="0.945cm" svg:height="0.471cm" svg:x="3.952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4" draw:text-style-name="P22" draw:layer="layout" svg:width="0.378cm" svg:height="0.471cm" svg:x="4.92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5" draw:text-style-name="P22" draw:layer="layout" svg:width="0.407cm" svg:height="0.471cm" svg:x="3.559cm" svg:y="2.91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g>
            <draw:frame draw:style-name="gr102" draw:text-style-name="P22" draw:layer="layout" svg:width="0.994cm" svg:height="0.462cm" svg:x="3.557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  <draw:frame draw:style-name="gr106" draw:text-style-name="P22" draw:layer="layout" svg:width="0.367cm" svg:height="0.462cm" svg:x="4.55cm" svg:y="4.324cm">
              <draw:image xlink:href="Pictures/10006FE500001266000004729C468BAEBC076208.svg" xlink:type="simple" xlink:show="embed" xlink:actuate="onLoad" draw:mime-type="image/svg+xml">
                <text:p/>
              </draw:image>
              <draw:image xlink:href="Pictures/10000001000000DE00000036C45E3F5B2491EEF9.png" xlink:type="simple" xlink:show="embed" xlink:actuate="onLoad" draw:mime-type="image/png"/>
            </draw:frame>
          </draw:g>
          <draw:custom-shape draw:style-name="gr125" draw:text-style-name="P34" draw:layer="layout" svg:width="1.012cm" svg:height="0.136cm" draw:transform="skewX (-0.0293215314335047) rotate (0.785398163397448) translate (7.311cm 3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7" draw:text-style-name="P35" draw:layer="layout" svg:width="1.967cm" svg:height="2.718cm" svg:x="3.495cm" svg:y="2.303cm" svg:viewBox="0 0 1968 2719" draw:points="0,0 0,2719 1458,2719 1458,1245 1968,1245 1968,0 1903,0">
            <text:p/>
          </draw:polygon>
          <draw:custom-shape draw:style-name="gr128" draw:text-style-name="P25" draw:layer="layout" svg:width="0.81cm" svg:height="0.358cm" svg:x="4.079cm" svg:y="2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9" draw:text-style-name="P22" draw:layer="layout" svg:width="0.495cm" svg:height="0.462cm" svg:x="4.192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30" draw:text-style-name="P22" draw:layer="layout" svg:width="0.121cm" svg:height="0.462cm" svg:x="4.699cm" svg:y="2.06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31" draw:text-style-name="P22" draw:layer="layout" svg:width="0.799cm" svg:height="0.472cm" svg:x="9.275cm" svg:y="2.169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  <draw:frame draw:style-name="gr132" draw:text-style-name="P22" draw:layer="layout" svg:width="0.799cm" svg:height="0.379cm" svg:x="9.276cm" svg:y="4.365cm">
            <draw:image xlink:href="Pictures/100014DC0000027B000002CA14F07A87E6C1A189.svg" xlink:type="simple" xlink:show="embed" xlink:actuate="onLoad" draw:mime-type="image/svg+xml">
              <text:p/>
            </draw:image>
            <draw:image xlink:href="Pictures/100000010000001E000000224D2D34D6428BA388.png" xlink:type="simple" xlink:show="embed" xlink:actuate="onLoad" draw:mime-type="image/png"/>
          </draw:frame>
        </draw:g>
        <draw:custom-shape draw:style-name="gr116" draw:text-style-name="P1" draw:layer="layout" svg:width="9.195cm" svg:height="4.228cm" svg:x="1.27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7" draw:text-style-name="P8" draw:layer="layout" svg:x1="2.999cm" svg:y1="7.669cm" svg:x2="8.672cm" svg:y2="7.669cm">
            <text:p/>
          </draw:line>
          <draw:line draw:style-name="gr118" draw:text-style-name="P32" draw:layer="layout" svg:x1="2.08cm" svg:y1="9.063cm" svg:x2="7.771cm" svg:y2="9.063cm">
            <text:p/>
          </draw:line>
          <draw:custom-shape draw:style-name="gr119" draw:text-style-name="P21" draw:layer="layout" svg:width="0.737cm" svg:height="0.712cm" svg:x="5.043cm" svg:y="8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0" draw:text-style-name="P8" draw:layer="layout" svg:x1="7.755cm" svg:y1="7.669cm" svg:x2="8.867cm" svg:y2="7.669cm">
            <text:p/>
          </draw:line>
          <draw:ellipse draw:style-name="gr15" draw:text-style-name="P10" xml:id="id103" draw:id="id103" draw:layer="layout" svg:width="1.241cm" svg:height="0.813cm" draw:transform="skewX (-0.00855211333477221) rotate (-3.14159265358979) translate (9.301cm 8.087cm)" draw:kind="cut" draw:start-angle="88.96" draw:end-angle="271.12">
            <text:p/>
          </draw:ellipse>
          <draw:connector draw:style-name="gr16" draw:text-style-name="P7" draw:layer="layout" draw:type="curve" svg:x1="9.298cm" svg:y1="7.681cm" svg:x2="9.674cm" svg:y2="8.468cm" draw:start-shape="id103" draw:start-glue-point="3" draw:end-shape="id104" draw:end-glue-point="0" svg:d="M9298 7681c251 0 376 262 376 787" svg:viewBox="0 0 377 788">
            <text:p/>
          </draw:connector>
          <draw:connector draw:style-name="gr16" draw:text-style-name="P7" draw:layer="layout" draw:type="curve" draw:line-skew="0.173cm 2.813cm" svg:x1="7.716cm" svg:y1="6.115cm" svg:x2="9.065cm" svg:y2="6.638cm" draw:start-shape="id105" draw:start-glue-point="3" draw:end-shape="id106" draw:end-glue-point="3" svg:d="M7716 6115c0-492 953-411 1498-157s683 680-149 680" svg:viewBox="0 0 1941 883">
            <text:p/>
          </draw:connector>
          <draw:custom-shape draw:style-name="gr121" draw:text-style-name="P21" xml:id="id104" draw:id="id104" draw:layer="layout" svg:width="1.27cm" svg:height="0.61cm" svg:x="9.039cm" svg:y="8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21" xml:id="id106" draw:id="id106" draw:layer="layout" svg:width="1.219cm" svg:height="0.61cm" svg:x="9.065cm" svg:y="6.3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33" draw:layer="layout" svg:width="0.79cm" svg:height="0.806cm" svg:x="8.584cm" svg:y="7.279cm">
            <draw:text-box>
              <text:p><text:span text:style-name="T6">+</text:span></text:p>
            </draw:text-box>
          </draw:frame>
          <draw:line draw:style-name="gr117" draw:text-style-name="P8" draw:layer="layout" svg:x1="3.051cm" svg:y1="9.076cm" svg:x2="3.051cm" svg:y2="7.686cm">
            <text:p/>
          </draw:line>
          <draw:line draw:style-name="gr118" draw:text-style-name="P8" draw:layer="layout" svg:x1="7.719cm" svg:y1="9.081cm" svg:x2="7.719cm" svg:y2="6.507cm">
            <text:p/>
          </draw:line>
          <draw:line draw:style-name="gr124" draw:text-style-name="P8" draw:layer="layout" svg:x1="7.719cm" svg:y1="7.645cm" svg:x2="7.719cm" svg:y2="6.723cm">
            <text:p/>
          </draw:line>
          <draw:ellipse draw:style-name="gr15" draw:text-style-name="P10" xml:id="id105" draw:id="id105" draw:layer="layout" svg:width="1.227cm" svg:height="0.816cm" draw:transform="skewX (-0.00488692190558412) rotate (-1.5707963267949) translate (8.124cm 6.113cm)" draw:kind="cut" draw:start-angle="88.96" draw:end-angle="271.12">
            <text:p/>
          </draw:ellipse>
          <draw:frame draw:style-name="gr123" draw:text-style-name="P33" draw:layer="layout" svg:width="0.79cm" svg:height="0.806cm" svg:x="7.326cm" svg:y="6.027cm">
            <draw:text-box>
              <text:p><text:span text:style-name="T7">−</text:span></text:p>
            </draw:text-box>
          </draw:frame>
          <draw:custom-shape draw:style-name="gr125" draw:text-style-name="P34" draw:layer="layout" svg:width="1.012cm" svg:height="0.136cm" draw:transform="skewX (-0.0293215314335047) rotate (0.785398163397448) translate (2.644cm 9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6" draw:text-style-name="P32" draw:layer="layout" svg:x1="1.653cm" svg:y1="9.064cm" svg:x2="2.633cm" svg:y2="9.064cm">
            <text:p/>
          </draw:line>
          <draw:custom-shape draw:style-name="gr125" draw:text-style-name="P34" draw:layer="layout" svg:width="1.012cm" svg:height="0.136cm" draw:transform="skewX (-0.0293215314335047) rotate (0.785398163397448) translate (7.311cm 7.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3" draw:text-style-name="P22" draw:layer="layout" svg:width="0.899cm" svg:height="0.471cm" svg:x="9.217cm" svg:y="6.42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4" draw:text-style-name="P22" draw:layer="layout" svg:width="0.899cm" svg:height="0.422cm" svg:x="9.218cm" svg:y="8.57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35" draw:text-style-name="P22" draw:layer="layout" svg:width="0.33cm" svg:height="0.61cm" svg:x="5.246cm" svg:y="8.735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  <draw:custom-shape draw:style-name="gr116" draw:text-style-name="P1" draw:layer="layout" svg:width="9.195cm" svg:height="4.228cm" svg:x="1.27cm" svg:y="13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8" draw:layer="layout" svg:x1="2.999cm" svg:y1="16.119cm" svg:x2="5.392cm" svg:y2="16.119cm">
          <text:p/>
        </draw:line>
        <draw:line draw:style-name="gr118" draw:text-style-name="P32" draw:layer="layout" svg:x1="2.08cm" svg:y1="17.52cm" svg:x2="7.771cm" svg:y2="17.52cm">
          <text:p/>
        </draw:line>
        <draw:custom-shape draw:style-name="gr119" draw:text-style-name="P21" draw:layer="layout" svg:width="0.737cm" svg:height="0.712cm" svg:x="5.043cm" svg:y="1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8" draw:layer="layout" svg:x1="7.755cm" svg:y1="16.126cm" svg:x2="8.867cm" svg:y2="16.126cm">
          <text:p/>
        </draw:line>
        <draw:ellipse draw:style-name="gr15" draw:text-style-name="P10" xml:id="id107" draw:id="id107" draw:layer="layout" svg:width="1.241cm" svg:height="0.813cm" draw:transform="skewX (-0.00855211333477221) rotate (-3.14159265358979) translate (9.301cm 16.544cm)" draw:kind="cut" draw:start-angle="88.96" draw:end-angle="271.12">
          <text:p/>
        </draw:ellipse>
        <draw:connector draw:style-name="gr16" draw:text-style-name="P7" draw:layer="layout" draw:type="curve" svg:x1="9.298cm" svg:y1="16.138cm" svg:x2="9.674cm" svg:y2="16.925cm" draw:start-shape="id107" draw:start-glue-point="3" draw:end-shape="id108" draw:end-glue-point="0" svg:d="M9298 16138c251 0 376 262 376 787" svg:viewBox="0 0 377 788">
          <text:p/>
        </draw:connector>
        <draw:connector draw:style-name="gr16" draw:text-style-name="P7" draw:layer="layout" draw:type="curve" draw:line-skew="0.173cm 2.813cm" svg:x1="7.716cm" svg:y1="14.572cm" svg:x2="9.065cm" svg:y2="15.095cm" draw:start-shape="id109" draw:start-glue-point="3" draw:end-shape="id110" draw:end-glue-point="3" svg:d="M7716 14572c0-492 953-411 1498-157s683 680-149 680" svg:viewBox="0 0 1941 883">
          <text:p/>
        </draw:connector>
        <draw:custom-shape draw:style-name="gr121" draw:text-style-name="P21" xml:id="id108" draw:id="id108" draw:layer="layout" svg:width="1.27cm" svg:height="0.61cm" svg:x="9.039cm" svg:y="16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21" xml:id="id110" draw:id="id110" draw:layer="layout" svg:width="1.219cm" svg:height="0.61cm" svg:x="9.065cm" svg:y="14.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33" draw:layer="layout" svg:width="0.79cm" svg:height="0.806cm" svg:x="8.584cm" svg:y="15.736cm">
          <draw:text-box>
            <text:p><text:span text:style-name="T6">+</text:span></text:p>
          </draw:text-box>
        </draw:frame>
        <draw:line draw:style-name="gr117" draw:text-style-name="P8" draw:layer="layout" svg:x1="3.051cm" svg:y1="17.533cm" svg:x2="3.051cm" svg:y2="16.143cm">
          <text:p/>
        </draw:line>
        <draw:line draw:style-name="gr118" draw:text-style-name="P8" draw:layer="layout" svg:x1="7.719cm" svg:y1="17.538cm" svg:x2="7.719cm" svg:y2="14.964cm">
          <text:p/>
        </draw:line>
        <draw:ellipse draw:style-name="gr15" draw:text-style-name="P10" xml:id="id109" draw:id="id109" draw:layer="layout" svg:width="1.227cm" svg:height="0.816cm" draw:transform="skewX (-0.00488692190558412) rotate (-1.5707963267949) translate (8.124cm 14.57cm)" draw:kind="cut" draw:start-angle="88.96" draw:end-angle="271.12">
          <text:p/>
        </draw:ellipse>
        <draw:frame draw:style-name="gr123" draw:text-style-name="P33" draw:layer="layout" svg:width="0.79cm" svg:height="0.806cm" svg:x="7.326cm" svg:y="14.484cm">
          <draw:text-box>
            <text:p><text:span text:style-name="T7">−</text:span></text:p>
          </draw:text-box>
        </draw:frame>
        <draw:custom-shape draw:style-name="gr125" draw:text-style-name="P34" draw:layer="layout" svg:width="1.012cm" svg:height="0.136cm" draw:transform="skewX (-0.0293215314335047) rotate (0.785398163397448) translate (2.644cm 17.8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6" draw:text-style-name="P32" draw:layer="layout" svg:x1="1.653cm" svg:y1="17.521cm" svg:x2="2.633cm" svg:y2="17.521cm">
          <text:p/>
        </draw:line>
        <draw:frame draw:style-name="gr110" draw:text-style-name="P22" draw:layer="layout" svg:width="0.519cm" svg:height="0.55cm" svg:x="5.152cm" svg:y="17.24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25" draw:text-style-name="P34" draw:layer="layout" svg:width="1.012cm" svg:height="0.136cm" draw:transform="skewX (-0.0293215314335047) rotate (0.785398163397448) translate (7.311cm 16.4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22" draw:layer="layout" svg:width="0.331cm" svg:height="0.343cm" svg:x="9.501cm" svg:y="14.926cm">
          <draw:image xlink:href="Pictures/10000BA200000109000002B0A08CA35649501542.svg" xlink:type="simple" xlink:show="embed" xlink:actuate="onLoad" draw:mime-type="image/svg+xml">
            <text:p/>
          </draw:image>
          <draw:image xlink:href="Pictures/100000010000000C000000218837290497380680.png" xlink:type="simple" xlink:show="embed" xlink:actuate="onLoad" draw:mime-type="image/png"/>
        </draw:frame>
        <draw:frame draw:style-name="gr137" draw:text-style-name="P22" draw:layer="layout" svg:width="0.331cm" svg:height="0.343cm" svg:x="9.502cm" svg:y="17.048cm">
          <draw:image xlink:href="Pictures/10000BA200000109000002B0A08CA35649501542.svg" xlink:type="simple" xlink:show="embed" xlink:actuate="onLoad" draw:mime-type="image/svg+xml">
            <text:p/>
          </draw:image>
          <draw:image xlink:href="Pictures/100000010000000C000000218837290497380680.png" xlink:type="simple" xlink:show="embed" xlink:actuate="onLoad" draw:mime-type="image/png"/>
        </draw:frame>
        <draw:custom-shape draw:style-name="gr138" draw:text-style-name="P9" draw:layer="layout" svg:width="0.3cm" svg:height="0.902cm" svg:x="5.261cm" svg:y="15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9" draw:text-style-name="P36" draw:layer="layout" svg:width="1.45cm" svg:height="0.569cm" svg:x="4.694cm" svg:y="15.161cm">
          <draw:text-box>
            <text:p text:style-name="P27"><text:span text:style-name="T8">Blocker</text:span></text:p>
          </draw:text-box>
        </draw:frame>
        <draw:custom-shape draw:style-name="gr116" draw:text-style-name="P1" draw:layer="layout" svg:width="9.195cm" svg:height="4.228cm" svg:x="1.27cm" svg:y="9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7" draw:text-style-name="P8" draw:layer="layout" svg:x1="2.999cm" svg:y1="11.898cm" svg:x2="8.672cm" svg:y2="11.898cm">
            <text:p/>
          </draw:line>
          <draw:line draw:style-name="gr118" draw:text-style-name="P32" draw:layer="layout" svg:x1="2.08cm" svg:y1="13.292cm" svg:x2="7.771cm" svg:y2="13.292cm">
            <text:p/>
          </draw:line>
          <draw:custom-shape draw:style-name="gr119" draw:text-style-name="P21" draw:layer="layout" svg:width="0.737cm" svg:height="0.712cm" svg:x="5.043cm" svg:y="12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0" draw:text-style-name="P8" draw:layer="layout" svg:x1="7.755cm" svg:y1="11.898cm" svg:x2="8.867cm" svg:y2="11.898cm">
            <text:p/>
          </draw:line>
          <draw:ellipse draw:style-name="gr15" draw:text-style-name="P10" xml:id="id111" draw:id="id111" draw:layer="layout" svg:width="1.241cm" svg:height="0.813cm" draw:transform="skewX (-0.00855211333477221) rotate (-3.14159265358979) translate (9.301cm 12.316cm)" draw:kind="cut" draw:start-angle="88.96" draw:end-angle="271.12">
            <text:p/>
          </draw:ellipse>
          <draw:connector draw:style-name="gr16" draw:text-style-name="P7" draw:layer="layout" draw:type="curve" svg:x1="9.298cm" svg:y1="11.91cm" svg:x2="9.674cm" svg:y2="12.697cm" draw:start-shape="id111" draw:start-glue-point="3" draw:end-shape="id112" draw:end-glue-point="0" svg:d="M9298 11910c251 0 376 262 376 787" svg:viewBox="0 0 377 788">
            <text:p/>
          </draw:connector>
          <draw:connector draw:style-name="gr16" draw:text-style-name="P7" draw:layer="layout" draw:type="curve" draw:line-skew="0.173cm 2.813cm" svg:x1="7.716cm" svg:y1="10.344cm" svg:x2="9.065cm" svg:y2="10.867cm" draw:start-shape="id113" draw:start-glue-point="3" draw:end-shape="id114" draw:end-glue-point="3" svg:d="M7716 10344c0-492 953-411 1498-157s683 680-149 680" svg:viewBox="0 0 1941 883">
            <text:p/>
          </draw:connector>
          <draw:custom-shape draw:style-name="gr121" draw:text-style-name="P21" xml:id="id112" draw:id="id112" draw:layer="layout" svg:width="1.27cm" svg:height="0.61cm" svg:x="9.039cm" svg:y="12.6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21" xml:id="id114" draw:id="id114" draw:layer="layout" svg:width="1.219cm" svg:height="0.61cm" svg:x="9.065cm" svg:y="10.5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33" draw:layer="layout" svg:width="0.79cm" svg:height="0.806cm" svg:x="8.584cm" svg:y="11.508cm">
            <draw:text-box>
              <text:p><text:span text:style-name="T6">+</text:span></text:p>
            </draw:text-box>
          </draw:frame>
          <draw:line draw:style-name="gr117" draw:text-style-name="P8" draw:layer="layout" svg:x1="3.051cm" svg:y1="13.305cm" svg:x2="3.051cm" svg:y2="11.915cm">
            <text:p/>
          </draw:line>
          <draw:line draw:style-name="gr118" draw:text-style-name="P8" draw:layer="layout" svg:x1="7.719cm" svg:y1="13.31cm" svg:x2="7.719cm" svg:y2="10.736cm">
            <text:p/>
          </draw:line>
          <draw:line draw:style-name="gr124" draw:text-style-name="P8" draw:layer="layout" svg:x1="7.719cm" svg:y1="11.874cm" svg:x2="7.719cm" svg:y2="10.952cm">
            <text:p/>
          </draw:line>
          <draw:ellipse draw:style-name="gr15" draw:text-style-name="P10" xml:id="id113" draw:id="id113" draw:layer="layout" svg:width="1.227cm" svg:height="0.816cm" draw:transform="skewX (-0.00488692190558412) rotate (-1.5707963267949) translate (8.124cm 10.342cm)" draw:kind="cut" draw:start-angle="88.96" draw:end-angle="271.12">
            <text:p/>
          </draw:ellipse>
          <draw:frame draw:style-name="gr123" draw:text-style-name="P33" draw:layer="layout" svg:width="0.79cm" svg:height="0.806cm" svg:x="7.326cm" svg:y="10.256cm">
            <draw:text-box>
              <text:p><text:span text:style-name="T7">−</text:span></text:p>
            </draw:text-box>
          </draw:frame>
          <draw:custom-shape draw:style-name="gr125" draw:text-style-name="P34" draw:layer="layout" svg:width="1.012cm" svg:height="0.136cm" draw:transform="skewX (-0.0293215314335047) rotate (0.785398163397448) translate (2.644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6" draw:text-style-name="P32" draw:layer="layout" svg:x1="1.653cm" svg:y1="13.293cm" svg:x2="2.633cm" svg:y2="13.293cm">
            <text:p/>
          </draw:line>
          <draw:custom-shape draw:style-name="gr125" draw:text-style-name="P34" draw:layer="layout" svg:width="1.012cm" svg:height="0.136cm" draw:transform="skewX (-0.0293215314335047) rotate (0.785398163397448) translate (7.311cm 12.2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0" draw:text-style-name="P22" draw:layer="layout" svg:width="0.899cm" svg:height="0.429cm" svg:x="9.179cm" svg:y="10.669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41" draw:text-style-name="P22" draw:layer="layout" svg:width="0.899cm" svg:height="0.38cm" svg:x="9.18cm" svg:y="12.82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  <draw:frame draw:style-name="gr142" draw:text-style-name="P22" draw:layer="layout" svg:width="0.253cm" svg:height="0.481cm" svg:x="5.285cm" svg:y="13.049cm">
            <draw:image xlink:href="Pictures/10002B3D000002CA000008FE1107ED5986ECD846.svg" xlink:type="simple" xlink:show="embed" xlink:actuate="onLoad" draw:mime-type="image/svg+xml">
              <text:p/>
            </draw:image>
            <draw:image xlink:href="Pictures/10000001000000220000006D5D2998DA0738A68F.png" xlink:type="simple" xlink:show="embed" xlink:actuate="onLoad" draw:mime-type="image/png"/>
          </draw:frame>
        </draw:g>
      </draw:page>
      <draw:page draw:name="page30" draw:style-name="dp1" draw:master-page-name="Default">
        <draw:custom-shape draw:style-name="gr155" draw:text-style-name="P1" draw:layer="layout" svg:width="14.067cm" svg:height="6.227cm" svg:x="16.116cm" svg:y="4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18.512cm" svg:y1="7.082cm" svg:x2="26.575cm" svg:y2="7.082cm">
          <text:p/>
        </draw:line>
        <draw:line draw:style-name="gr35" draw:text-style-name="P20" draw:layer="layout" svg:x1="16.472cm" svg:y1="9.135cm" svg:x2="18.347cm" svg:y2="9.136cm">
          <text:p/>
        </draw:line>
        <draw:line draw:style-name="gr36" draw:text-style-name="P32" draw:layer="layout" svg:x1="17.514cm" svg:y1="9.135cm" svg:x2="25.035cm" svg:y2="9.135cm">
          <text:p/>
        </draw:line>
        <draw:custom-shape draw:style-name="gr37" draw:text-style-name="P21" draw:layer="layout" svg:width="1.333cm" svg:height="1.346cm" svg:x="21.146cm" svg:y="8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22" draw:layer="layout" svg:width="0.515cm" svg:height="1.066cm" svg:x="21.555cm" svg:y="8.66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24.952cm" svg:y1="7.082cm" svg:x2="26.52cm" svg:y2="7.082cm">
          <text:p/>
        </draw:line>
        <draw:ellipse draw:style-name="gr15" draw:text-style-name="P10" xml:id="id115" draw:id="id115" draw:layer="layout" svg:width="1.945cm" svg:height="1.26cm" draw:transform="skewX (-0.00785398163397448) rotate (-3.14159265358979) translate (27.398cm 7.715cm)" draw:kind="cut" draw:start-angle="88.96" draw:end-angle="271.12">
          <text:p/>
        </draw:ellipse>
        <draw:connector draw:style-name="gr16" draw:text-style-name="P7" draw:layer="layout" draw:type="curve" svg:x1="27.393cm" svg:y1="7.085cm" svg:x2="28.682cm" svg:y2="8.142cm" draw:start-shape="id115" draw:start-glue-point="3" draw:end-shape="id116" draw:end-glue-point="0" svg:d="M27393 7085c860 0 1289 352 1289 1057" svg:viewBox="0 0 1290 1058">
          <text:p/>
        </draw:connector>
        <draw:connector draw:style-name="gr16" draw:text-style-name="P7" draw:layer="layout" draw:type="curve" draw:line-skew="0.333cm 0.087cm" svg:x1="24.96cm" svg:y1="4.81cm" svg:x2="27.596cm" svg:y2="5.578cm" draw:start-shape="id117" draw:start-glue-point="3" draw:end-shape="id118" draw:end-glue-point="3" svg:d="M24960 4810c0-252 852-210 1162 45s76 723 1474 723" svg:viewBox="0 0 2637 938">
          <text:p/>
        </draw:connector>
        <draw:custom-shape draw:style-name="gr157" draw:text-style-name="P21" xml:id="id116" draw:id="id116" draw:layer="layout" svg:width="2.172cm" svg:height="1.097cm" svg:x="27.596cm" svg:y="8.1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1" xml:id="id118" draw:id="id118" draw:layer="layout" svg:width="2.172cm" svg:height="1.146cm" svg:x="27.596cm" svg:y="5.0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22" draw:layer="layout" svg:width="1.434cm" svg:height="0.77cm" svg:x="28.013cm" svg:y="5.214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0" draw:text-style-name="P22" draw:layer="layout" svg:width="1.365cm" svg:height="0.652cm" svg:x="28.06cm" svg:y="8.39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1" draw:text-style-name="P38" draw:layer="layout" svg:width="0.875cm" svg:height="0.945cm" svg:x="26.377cm" svg:y="6.606cm">
          <draw:text-box>
            <text:p><text:span text:style-name="T9">+</text:span></text:p>
          </draw:text-box>
        </draw:frame>
        <draw:line draw:style-name="gr34" draw:text-style-name="P8" draw:layer="layout" svg:x1="18.59cm" svg:y1="9.155cm" svg:x2="18.59cm" svg:y2="7.108cm">
          <text:p/>
        </draw:line>
        <draw:line draw:style-name="gr36" draw:text-style-name="P8" draw:layer="layout" svg:x1="24.957cm" svg:y1="9.163cm" svg:x2="24.957cm" svg:y2="5.371cm">
          <text:p/>
        </draw:line>
        <draw:line draw:style-name="gr41" draw:text-style-name="P8" draw:layer="layout" svg:x1="24.957cm" svg:y1="7.047cm" svg:x2="24.957cm" svg:y2="5.689cm">
          <text:p/>
        </draw:line>
        <draw:ellipse draw:style-name="gr15" draw:text-style-name="P10" xml:id="id117" draw:id="id117" draw:layer="layout" svg:width="1.963cm" svg:height="1.248cm" draw:transform="skewX (-0.00802851455917391) rotate (-1.5707963267949) translate (25.584cm 4.805cm)" draw:kind="cut" draw:start-angle="88.96" draw:end-angle="271.12">
          <text:p/>
        </draw:ellipse>
        <draw:frame draw:style-name="gr161" draw:text-style-name="P38" draw:layer="layout" svg:width="0.875cm" svg:height="0.945cm" svg:x="24.535cm" svg:y="4.92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24.243cm 7.6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17.875cm 9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" draw:layer="layout" svg:width="14.067cm" svg:height="6.227cm" svg:x="2.052cm" svg:y="4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7.082cm" svg:x2="12.512cm" svg:y2="7.082cm">
          <text:p/>
        </draw:line>
        <draw:line draw:style-name="gr35" draw:text-style-name="P20" draw:layer="layout" svg:x1="2.408cm" svg:y1="9.135cm" svg:x2="4.283cm" svg:y2="9.136cm">
          <text:p/>
        </draw:line>
        <draw:line draw:style-name="gr36" draw:text-style-name="P32" draw:layer="layout" svg:x1="3.45cm" svg:y1="9.135cm" svg:x2="10.971cm" svg:y2="9.135cm">
          <text:p/>
        </draw:line>
        <draw:custom-shape draw:style-name="gr37" draw:text-style-name="P21" draw:layer="layout" svg:width="1.333cm" svg:height="1.346cm" svg:x="7.083cm" svg:y="8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22" draw:layer="layout" svg:width="0.515cm" svg:height="1.066cm" svg:x="7.491cm" svg:y="8.66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10.888cm" svg:y1="7.082cm" svg:x2="12.456cm" svg:y2="7.082cm">
          <text:p/>
        </draw:line>
        <draw:ellipse draw:style-name="gr15" draw:text-style-name="P10" xml:id="id119" draw:id="id119" draw:layer="layout" svg:width="1.945cm" svg:height="1.26cm" draw:transform="skewX (-0.00785398163397448) rotate (-3.14159265358979) translate (13.334cm 7.715cm)" draw:kind="cut" draw:start-angle="88.96" draw:end-angle="271.12">
          <text:p/>
        </draw:ellipse>
        <draw:connector draw:style-name="gr16" draw:text-style-name="P7" draw:layer="layout" draw:type="curve" svg:x1="13.329cm" svg:y1="7.085cm" svg:x2="14.619cm" svg:y2="8.142cm" draw:start-shape="id119" draw:start-glue-point="3" draw:end-shape="id120" draw:end-glue-point="0" svg:d="M13329 7085c860 0 1290 352 1290 1057" svg:viewBox="0 0 1291 1058">
          <text:p/>
        </draw:connector>
        <draw:connector draw:style-name="gr16" draw:text-style-name="P7" draw:layer="layout" draw:type="curve" draw:line-skew="0.333cm 0.087cm" svg:x1="10.896cm" svg:y1="4.81cm" svg:x2="13.533cm" svg:y2="5.578cm" draw:start-shape="id121" draw:start-glue-point="3" draw:end-shape="id122" draw:end-glue-point="3" svg:d="M10896 4810c0-252 853-210 1163 45s76 723 1474 723" svg:viewBox="0 0 2638 938">
          <text:p/>
        </draw:connector>
        <draw:custom-shape draw:style-name="gr157" draw:text-style-name="P21" xml:id="id120" draw:id="id120" draw:layer="layout" svg:width="2.172cm" svg:height="1.097cm" svg:x="13.533cm" svg:y="8.1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1" xml:id="id122" draw:id="id122" draw:layer="layout" svg:width="2.172cm" svg:height="1.146cm" svg:x="13.533cm" svg:y="5.0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22" draw:layer="layout" svg:width="1.434cm" svg:height="0.77cm" svg:x="13.95cm" svg:y="5.214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0" draw:text-style-name="P22" draw:layer="layout" svg:width="1.365cm" svg:height="0.652cm" svg:x="13.996cm" svg:y="8.39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1" draw:text-style-name="P38" draw:layer="layout" svg:width="0.875cm" svg:height="0.945cm" svg:x="12.313cm" svg:y="6.606cm">
          <draw:text-box>
            <text:p><text:span text:style-name="T9">+</text:span></text:p>
          </draw:text-box>
        </draw:frame>
        <draw:line draw:style-name="gr34" draw:text-style-name="P8" draw:layer="layout" svg:x1="4.527cm" svg:y1="9.155cm" svg:x2="4.527cm" svg:y2="7.108cm">
          <text:p/>
        </draw:line>
        <draw:line draw:style-name="gr36" draw:text-style-name="P8" draw:layer="layout" svg:x1="10.893cm" svg:y1="9.163cm" svg:x2="10.893cm" svg:y2="5.371cm">
          <text:p/>
        </draw:line>
        <draw:line draw:style-name="gr41" draw:text-style-name="P8" draw:layer="layout" svg:x1="10.893cm" svg:y1="7.047cm" svg:x2="10.893cm" svg:y2="5.689cm">
          <text:p/>
        </draw:line>
        <draw:ellipse draw:style-name="gr15" draw:text-style-name="P10" xml:id="id121" draw:id="id121" draw:layer="layout" svg:width="1.963cm" svg:height="1.248cm" draw:transform="skewX (-0.00802851455917391) rotate (-1.5707963267949) translate (11.52cm 4.805cm)" draw:kind="cut" draw:start-angle="88.96" draw:end-angle="271.12">
          <text:p/>
        </draw:ellipse>
        <draw:frame draw:style-name="gr161" draw:text-style-name="P38" draw:layer="layout" svg:width="0.875cm" svg:height="0.945cm" svg:x="10.471cm" svg:y="4.92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10.179cm 7.6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3.811cm 9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" draw:layer="layout" svg:width="14.067cm" svg:height="6.227cm" svg:x="2.052cm" svg:y="10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13.307cm" svg:x2="12.512cm" svg:y2="13.307cm">
          <text:p/>
        </draw:line>
        <draw:line draw:style-name="gr35" draw:text-style-name="P20" draw:layer="layout" svg:x1="2.408cm" svg:y1="15.359cm" svg:x2="4.283cm" svg:y2="15.36cm">
          <text:p/>
        </draw:line>
        <draw:line draw:style-name="gr36" draw:text-style-name="P32" draw:layer="layout" svg:x1="3.45cm" svg:y1="15.359cm" svg:x2="10.971cm" svg:y2="15.359cm">
          <text:p/>
        </draw:line>
        <draw:custom-shape draw:style-name="gr37" draw:text-style-name="P21" draw:layer="layout" svg:width="1.333cm" svg:height="1.346cm" svg:x="7.083cm" svg:y="1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8" draw:layer="layout" svg:x1="10.888cm" svg:y1="13.307cm" svg:x2="12.456cm" svg:y2="13.307cm">
          <text:p/>
        </draw:line>
        <draw:ellipse draw:style-name="gr15" draw:text-style-name="P10" xml:id="id123" draw:id="id123" draw:layer="layout" svg:width="1.945cm" svg:height="1.26cm" draw:transform="skewX (-0.00785398163397448) rotate (-3.14159265358979) translate (13.334cm 13.94cm)" draw:kind="cut" draw:start-angle="88.96" draw:end-angle="271.12">
          <text:p/>
        </draw:ellipse>
        <draw:connector draw:style-name="gr16" draw:text-style-name="P7" draw:layer="layout" draw:type="curve" svg:x1="13.329cm" svg:y1="13.31cm" svg:x2="14.619cm" svg:y2="14.367cm" draw:start-shape="id123" draw:start-glue-point="3" draw:end-shape="id124" draw:end-glue-point="0" svg:d="M13329 13310c860 0 1290 352 1290 1057" svg:viewBox="0 0 1291 1058">
          <text:p/>
        </draw:connector>
        <draw:connector draw:style-name="gr16" draw:text-style-name="P7" draw:layer="layout" draw:type="curve" draw:line-skew="0.333cm 0.087cm" svg:x1="10.896cm" svg:y1="11.034cm" svg:x2="13.533cm" svg:y2="11.802cm" draw:start-shape="id125" draw:start-glue-point="3" draw:end-shape="id126" draw:end-glue-point="3" svg:d="M10896 11034c0-252 853-210 1163 45s76 723 1474 723" svg:viewBox="0 0 2638 938">
          <text:p/>
        </draw:connector>
        <draw:custom-shape draw:style-name="gr157" draw:text-style-name="P21" xml:id="id124" draw:id="id124" draw:layer="layout" svg:width="2.172cm" svg:height="1.097cm" svg:x="13.533cm" svg:y="14.3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1" xml:id="id126" draw:id="id126" draw:layer="layout" svg:width="2.172cm" svg:height="1.146cm" svg:x="13.533cm" svg:y="11.2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22" draw:layer="layout" svg:width="1.434cm" svg:height="0.77cm" svg:x="13.95cm" svg:y="11.43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0" draw:text-style-name="P22" draw:layer="layout" svg:width="1.365cm" svg:height="0.652cm" svg:x="13.996cm" svg:y="14.622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1" draw:text-style-name="P38" draw:layer="layout" svg:width="0.875cm" svg:height="0.945cm" svg:x="12.313cm" svg:y="12.831cm">
          <draw:text-box>
            <text:p><text:span text:style-name="T9">+</text:span></text:p>
          </draw:text-box>
        </draw:frame>
        <draw:line draw:style-name="gr34" draw:text-style-name="P8" draw:layer="layout" svg:x1="4.527cm" svg:y1="15.379cm" svg:x2="4.527cm" svg:y2="13.332cm">
          <text:p/>
        </draw:line>
        <draw:line draw:style-name="gr36" draw:text-style-name="P8" draw:layer="layout" svg:x1="10.893cm" svg:y1="15.388cm" svg:x2="10.893cm" svg:y2="11.596cm">
          <text:p/>
        </draw:line>
        <draw:line draw:style-name="gr41" draw:text-style-name="P8" draw:layer="layout" svg:x1="10.893cm" svg:y1="13.271cm" svg:x2="10.893cm" svg:y2="11.913cm">
          <text:p/>
        </draw:line>
        <draw:ellipse draw:style-name="gr15" draw:text-style-name="P10" xml:id="id125" draw:id="id125" draw:layer="layout" svg:width="1.963cm" svg:height="1.248cm" draw:transform="skewX (-0.00802851455917391) rotate (-1.5707963267949) translate (11.52cm 11.029cm)" draw:kind="cut" draw:start-angle="88.96" draw:end-angle="271.12">
          <text:p/>
        </draw:ellipse>
        <draw:frame draw:style-name="gr161" draw:text-style-name="P38" draw:layer="layout" svg:width="0.875cm" svg:height="0.945cm" svg:x="10.471cm" svg:y="11.144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10.179cm 13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3.811cm 15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" draw:layer="layout" svg:width="14.067cm" svg:height="6.227cm" svg:x="16.116cm" svg:y="10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18.512cm" svg:y1="13.307cm" svg:x2="26.575cm" svg:y2="13.307cm">
          <text:p/>
        </draw:line>
        <draw:line draw:style-name="gr35" draw:text-style-name="P20" draw:layer="layout" svg:x1="16.472cm" svg:y1="15.359cm" svg:x2="18.347cm" svg:y2="15.36cm">
          <text:p/>
        </draw:line>
        <draw:line draw:style-name="gr36" draw:text-style-name="P32" draw:layer="layout" svg:x1="17.514cm" svg:y1="15.359cm" svg:x2="25.035cm" svg:y2="15.359cm">
          <text:p/>
        </draw:line>
        <draw:custom-shape draw:style-name="gr37" draw:text-style-name="P21" draw:layer="layout" svg:width="1.333cm" svg:height="1.346cm" svg:x="21.146cm" svg:y="1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22" draw:layer="layout" svg:width="0.515cm" svg:height="1.066cm" svg:x="21.555cm" svg:y="14.884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24.952cm" svg:y1="13.307cm" svg:x2="26.52cm" svg:y2="13.307cm">
          <text:p/>
        </draw:line>
        <draw:ellipse draw:style-name="gr15" draw:text-style-name="P10" xml:id="id127" draw:id="id127" draw:layer="layout" svg:width="1.945cm" svg:height="1.26cm" draw:transform="skewX (-0.00785398163397448) rotate (-3.14159265358979) translate (27.398cm 13.94cm)" draw:kind="cut" draw:start-angle="88.96" draw:end-angle="271.12">
          <text:p/>
        </draw:ellipse>
        <draw:connector draw:style-name="gr16" draw:text-style-name="P7" draw:layer="layout" draw:type="curve" svg:x1="27.393cm" svg:y1="13.31cm" svg:x2="28.682cm" svg:y2="14.367cm" draw:start-shape="id127" draw:start-glue-point="3" draw:end-shape="id128" draw:end-glue-point="0" svg:d="M27393 13310c860 0 1289 352 1289 1057" svg:viewBox="0 0 1290 1058">
          <text:p/>
        </draw:connector>
        <draw:connector draw:style-name="gr16" draw:text-style-name="P7" draw:layer="layout" draw:type="curve" draw:line-skew="0.333cm 0.087cm" svg:x1="24.96cm" svg:y1="11.034cm" svg:x2="27.596cm" svg:y2="11.802cm" draw:start-shape="id129" draw:start-glue-point="3" draw:end-shape="id130" draw:end-glue-point="3" svg:d="M24960 11034c0-252 852-210 1162 45s76 723 1474 723" svg:viewBox="0 0 2637 938">
          <text:p/>
        </draw:connector>
        <draw:custom-shape draw:style-name="gr157" draw:text-style-name="P21" xml:id="id128" draw:id="id128" draw:layer="layout" svg:width="2.172cm" svg:height="1.097cm" svg:x="27.596cm" svg:y="14.3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1" xml:id="id130" draw:id="id130" draw:layer="layout" svg:width="2.172cm" svg:height="1.146cm" svg:x="27.596cm" svg:y="11.2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22" draw:layer="layout" svg:width="1.434cm" svg:height="0.77cm" svg:x="28.013cm" svg:y="11.438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0" draw:text-style-name="P22" draw:layer="layout" svg:width="1.365cm" svg:height="0.652cm" svg:x="28.06cm" svg:y="14.622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1" draw:text-style-name="P38" draw:layer="layout" svg:width="0.875cm" svg:height="0.945cm" svg:x="26.377cm" svg:y="12.831cm">
          <draw:text-box>
            <text:p><text:span text:style-name="T9">+</text:span></text:p>
          </draw:text-box>
        </draw:frame>
        <draw:line draw:style-name="gr34" draw:text-style-name="P8" draw:layer="layout" svg:x1="18.59cm" svg:y1="15.379cm" svg:x2="18.59cm" svg:y2="13.332cm">
          <text:p/>
        </draw:line>
        <draw:line draw:style-name="gr36" draw:text-style-name="P8" draw:layer="layout" svg:x1="24.957cm" svg:y1="15.388cm" svg:x2="24.957cm" svg:y2="11.596cm">
          <text:p/>
        </draw:line>
        <draw:line draw:style-name="gr41" draw:text-style-name="P8" draw:layer="layout" svg:x1="24.957cm" svg:y1="13.271cm" svg:x2="24.957cm" svg:y2="11.913cm">
          <text:p/>
        </draw:line>
        <draw:ellipse draw:style-name="gr15" draw:text-style-name="P10" xml:id="id129" draw:id="id129" draw:layer="layout" svg:width="1.963cm" svg:height="1.248cm" draw:transform="skewX (-0.00802851455917391) rotate (-1.5707963267949) translate (25.584cm 11.029cm)" draw:kind="cut" draw:start-angle="88.96" draw:end-angle="271.12">
          <text:p/>
        </draw:ellipse>
        <draw:frame draw:style-name="gr161" draw:text-style-name="P38" draw:layer="layout" svg:width="0.875cm" svg:height="0.945cm" svg:x="24.535cm" svg:y="11.144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24.243cm 13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17.875cm 15.9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22" draw:layer="layout" svg:width="1.135cm" svg:height="1.182cm" svg:x="7.261cm" svg:y="14.835cm">
          <draw:image xlink:href="Pictures/100071FA0000175C00000BC875E92A5312F5EBF9.svg" xlink:type="simple" xlink:show="embed" xlink:actuate="onLoad" draw:mime-type="image/svg+xml">
            <text:p/>
          </draw:image>
          <draw:image xlink:href="Pictures/100000010000011B0000008EA2FAA5E2F2E0EF4D.png" xlink:type="simple" xlink:show="embed" xlink:actuate="onLoad" draw:mime-type="image/png"/>
        </draw:frame>
      </draw:page>
      <draw:page draw:name="page31" draw:style-name="dp1" draw:master-page-name="Default">
        <draw:custom-shape draw:style-name="gr163" draw:text-style-name="P1" draw:layer="layout" svg:width="12.637cm" svg:height="5.591cm" svg:x="2.052cm" svg:y="1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4.449cm" svg:y1="4.141cm" svg:x2="10.471cm" svg:y2="4.141cm">
          <text:p/>
        </draw:line>
        <draw:line draw:style-name="gr35" draw:text-style-name="P20" draw:layer="layout" svg:x1="2.408cm" svg:y1="6.194cm" svg:x2="4.283cm" svg:y2="6.195cm">
          <text:p/>
        </draw:line>
        <draw:line draw:style-name="gr36" draw:text-style-name="P32" draw:layer="layout" svg:x1="3.45cm" svg:y1="6.193cm" svg:x2="8.659cm" svg:y2="6.193cm">
          <text:p/>
        </draw:line>
        <draw:custom-shape draw:style-name="gr37" draw:text-style-name="P21" draw:layer="layout" svg:width="1.333cm" svg:height="1.346cm" svg:x="6.111cm" svg:y="5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22" draw:layer="layout" svg:width="0.515cm" svg:height="1.066cm" svg:x="6.52cm" svg:y="5.718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652DEF898FFD88CA.png" xlink:type="simple" xlink:show="embed" xlink:actuate="onLoad" draw:mime-type="image/png"/>
        </draw:frame>
        <draw:line draw:style-name="gr38" draw:text-style-name="P8" draw:layer="layout" svg:x1="8.654cm" svg:y1="4.141cm" svg:x2="10.222cm" svg:y2="4.141cm">
          <text:p/>
        </draw:line>
        <draw:ellipse draw:style-name="gr15" draw:text-style-name="P10" xml:id="id131" draw:id="id131" draw:layer="layout" svg:width="1.945cm" svg:height="1.26cm" draw:transform="skewX (-0.00785398163397448) rotate (-3.14159265358979) translate (11.099cm 4.774cm)" draw:kind="cut" draw:start-angle="88.96" draw:end-angle="271.12">
          <text:p/>
        </draw:ellipse>
        <draw:connector draw:style-name="gr16" draw:text-style-name="P7" draw:layer="layout" draw:type="curve" svg:x1="11.094cm" svg:y1="4.144cm" svg:x2="12.384cm" svg:y2="5.201cm" draw:start-shape="id131" draw:start-glue-point="3" draw:end-shape="id132" draw:end-glue-point="0" svg:d="M11094 4144c860 0 1290 352 1290 1057" svg:viewBox="0 0 1291 1058">
          <text:p/>
        </draw:connector>
        <draw:connector draw:style-name="gr16" draw:text-style-name="P7" draw:layer="layout" draw:type="curve" draw:line-skew="0.333cm 0.087cm" svg:x1="8.662cm" svg:y1="1.869cm" svg:x2="11.298cm" svg:y2="2.636cm" draw:start-shape="id133" draw:start-glue-point="3" draw:end-shape="id134" draw:end-glue-point="3" svg:d="M8662 1869c0-252 852-211 1162 44s76 723 1474 723" svg:viewBox="0 0 2637 937">
          <text:p/>
        </draw:connector>
        <draw:custom-shape draw:style-name="gr157" draw:text-style-name="P21" xml:id="id132" draw:id="id132" draw:layer="layout" svg:width="2.172cm" svg:height="1.097cm" svg:x="11.298cm" svg:y="5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1" xml:id="id134" draw:id="id134" draw:layer="layout" svg:width="2.172cm" svg:height="1.146cm" svg:x="11.298cm" svg:y="2.0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22" draw:layer="layout" svg:width="1.434cm" svg:height="0.77cm" svg:x="11.715cm" svg:y="2.27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0" draw:text-style-name="P22" draw:layer="layout" svg:width="1.365cm" svg:height="0.652cm" svg:x="11.762cm" svg:y="5.456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3E6D741DE6A2C725.png" xlink:type="simple" xlink:show="embed" xlink:actuate="onLoad" draw:mime-type="image/png"/>
        </draw:frame>
        <draw:frame draw:style-name="gr161" draw:text-style-name="P38" draw:layer="layout" svg:width="0.875cm" svg:height="0.945cm" svg:x="10.079cm" svg:y="3.665cm">
          <draw:text-box>
            <text:p><text:span text:style-name="T9">+</text:span></text:p>
          </draw:text-box>
        </draw:frame>
        <draw:line draw:style-name="gr34" draw:text-style-name="P8" draw:layer="layout" svg:x1="4.527cm" svg:y1="6.213cm" svg:x2="4.527cm" svg:y2="4.166cm">
          <text:p/>
        </draw:line>
        <draw:line draw:style-name="gr36" draw:text-style-name="P8" draw:layer="layout" svg:x1="8.659cm" svg:y1="6.222cm" svg:x2="8.659cm" svg:y2="2.43cm">
          <text:p/>
        </draw:line>
        <draw:line draw:style-name="gr41" draw:text-style-name="P8" draw:layer="layout" svg:x1="8.659cm" svg:y1="4.106cm" svg:x2="8.659cm" svg:y2="2.748cm">
          <text:p/>
        </draw:line>
        <draw:ellipse draw:style-name="gr15" draw:text-style-name="P10" xml:id="id133" draw:id="id133" draw:layer="layout" svg:width="1.963cm" svg:height="1.248cm" draw:transform="skewX (-0.00802851455917391) rotate (-1.5707963267949) translate (9.286cm 1.864cm)" draw:kind="cut" draw:start-angle="88.96" draw:end-angle="271.12">
          <text:p/>
        </draw:ellipse>
        <draw:frame draw:style-name="gr161" draw:text-style-name="P38" draw:layer="layout" svg:width="0.875cm" svg:height="0.945cm" svg:x="8.237cm" svg:y="1.978cm">
          <draw:text-box>
            <text:p><text:span text:style-name="T10">−</text:span></text:p>
          </draw:text-box>
        </draw:frame>
        <draw:custom-shape draw:style-name="gr39" draw:text-style-name="P9" draw:layer="layout" svg:width="1.834cm" svg:height="0.199cm" draw:transform="skewX (0.0101229096615672) rotate (0.790110552377833) translate (7.944cm 4.7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834cm" svg:height="0.199cm" draw:transform="skewX (0.0101229096615672) rotate (0.790110552377833) translate (3.811cm 6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5" draw:text-style-name="P1" draw:layer="layout" svg:width="14.067cm" svg:height="6.227cm" svg:x="2.052cm" svg:y="7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8" draw:layer="layout" svg:x1="4.448cm" svg:y1="11.005cm" svg:x2="12.511cm" svg:y2="11.005cm">
            <text:p/>
          </draw:line>
          <draw:line draw:style-name="gr35" draw:text-style-name="P20" draw:layer="layout" svg:x1="2.408cm" svg:y1="13.058cm" svg:x2="4.283cm" svg:y2="13.059cm">
            <text:p/>
          </draw:line>
          <draw:line draw:style-name="gr36" draw:text-style-name="P32" draw:layer="layout" svg:x1="3.449cm" svg:y1="13.058cm" svg:x2="10.97cm" svg:y2="13.058cm">
            <text:p/>
          </draw:line>
          <draw:custom-shape draw:style-name="gr164" draw:text-style-name="P21" draw:layer="layout" svg:width="1.333cm" svg:height="1.345cm" svg:x="7.082cm" svg:y="1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22" draw:layer="layout" svg:width="0.515cm" svg:height="1.066cm" svg:x="7.491cm" svg:y="12.582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652DEF898FFD88CA.png" xlink:type="simple" xlink:show="embed" xlink:actuate="onLoad" draw:mime-type="image/png"/>
          </draw:frame>
          <draw:line draw:style-name="gr38" draw:text-style-name="P8" draw:layer="layout" svg:x1="10.888cm" svg:y1="11.005cm" svg:x2="12.456cm" svg:y2="11.005cm">
            <text:p/>
          </draw:line>
          <draw:ellipse draw:style-name="gr15" draw:text-style-name="P10" xml:id="id135" draw:id="id135" draw:layer="layout" svg:width="1.945cm" svg:height="1.26cm" draw:transform="skewX (-0.00715584993317675) rotate (-3.14159265358979) translate (13.333cm 11.638cm)" draw:kind="cut" draw:start-angle="88.96" draw:end-angle="271.12">
            <text:p/>
          </draw:ellipse>
          <draw:connector draw:style-name="gr16" draw:text-style-name="P7" draw:layer="layout" draw:type="curve" svg:x1="13.328cm" svg:y1="11.008cm" svg:x2="14.618cm" svg:y2="12.065cm" draw:start-shape="id135" draw:start-glue-point="3" draw:end-shape="id136" draw:end-glue-point="0" svg:d="M13328 11008c860 0 1290 352 1290 1057" svg:viewBox="0 0 1291 1058">
            <text:p/>
          </draw:connector>
          <draw:connector draw:style-name="gr16" draw:text-style-name="P7" draw:layer="layout" draw:type="curve" svg:x1="10.896cm" svg:y1="8.732cm" svg:x2="13.532cm" svg:y2="9.5cm" draw:start-shape="id137" draw:start-glue-point="3" draw:end-shape="id138" draw:end-glue-point="3" svg:d="M10896 8732c0-751 809-627 1086-247s22 1015 1550 1015" svg:viewBox="0 0 2637 1318">
            <text:p/>
          </draw:connector>
          <draw:custom-shape draw:style-name="gr165" draw:text-style-name="P21" xml:id="id136" draw:id="id136" draw:layer="layout" svg:width="2.172cm" svg:height="1.096cm" svg:x="13.532cm" svg:y="12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6" draw:text-style-name="P21" xml:id="id138" draw:id="id138" draw:layer="layout" svg:width="2.172cm" svg:height="1.145cm" svg:x="13.532cm" svg:y="8.9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9" draw:text-style-name="P22" draw:layer="layout" svg:width="1.434cm" svg:height="0.77cm" svg:x="13.949cm" svg:y="9.136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0" draw:text-style-name="P22" draw:layer="layout" svg:width="1.365cm" svg:height="0.652cm" svg:x="13.996cm" svg:y="12.32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7" draw:text-style-name="P39" draw:layer="layout" svg:width="0.875cm" svg:height="0.962cm" svg:x="12.313cm" svg:y="10.529cm">
            <draw:text-box>
              <text:p><text:span text:style-name="T11">+</text:span></text:p>
            </draw:text-box>
          </draw:frame>
          <draw:line draw:style-name="gr34" draw:text-style-name="P8" draw:layer="layout" svg:x1="4.526cm" svg:y1="13.078cm" svg:x2="4.526cm" svg:y2="11.031cm">
            <text:p/>
          </draw:line>
          <draw:line draw:style-name="gr36" draw:text-style-name="P8" draw:layer="layout" svg:x1="10.893cm" svg:y1="13.086cm" svg:x2="10.893cm" svg:y2="9.294cm">
            <text:p/>
          </draw:line>
          <draw:line draw:style-name="gr41" draw:text-style-name="P8" draw:layer="layout" svg:x1="10.893cm" svg:y1="10.97cm" svg:x2="10.893cm" svg:y2="9.612cm">
            <text:p/>
          </draw:line>
          <draw:ellipse draw:style-name="gr15" draw:text-style-name="P10" xml:id="id137" draw:id="id137" draw:layer="layout" svg:width="1.963cm" svg:height="1.248cm" draw:transform="skewX (-0.00715584993317675) rotate (-1.5707963267949) translate (11.52cm 8.728cm)" draw:kind="cut" draw:start-angle="88.96" draw:end-angle="271.12">
            <text:p/>
          </draw:ellipse>
          <draw:frame draw:style-name="gr167" draw:text-style-name="P39" draw:layer="layout" svg:width="0.875cm" svg:height="0.962cm" svg:x="10.471cm" svg:y="8.842cm">
            <draw:text-box>
              <text:p><text:span text:style-name="T12">−</text:span></text:p>
            </draw:text-box>
          </draw:frame>
          <draw:custom-shape draw:style-name="gr39" draw:text-style-name="P9" draw:layer="layout" svg:width="1.834cm" svg:height="0.198cm" draw:transform="skewX (0.0101229096615671) rotate (0.790110552377833) translate (10.179cm 11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4" draw:layer="layout" svg:width="1.834cm" svg:height="0.199cm" draw:transform="skewX (0.0101229096615672) rotate (0.790110552377833) translate (3.811cm 13.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5" draw:text-style-name="P1" draw:layer="layout" svg:width="14.067cm" svg:height="6.227cm" svg:x="2.052cm" svg:y="7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8" draw:layer="layout" svg:x1="4.448cm" svg:y1="11.005cm" svg:x2="12.511cm" svg:y2="11.005cm">
              <text:p/>
            </draw:line>
            <draw:line draw:style-name="gr35" draw:text-style-name="P20" draw:layer="layout" svg:x1="2.408cm" svg:y1="13.058cm" svg:x2="4.283cm" svg:y2="13.059cm">
              <text:p/>
            </draw:line>
            <draw:line draw:style-name="gr36" draw:text-style-name="P32" draw:layer="layout" svg:x1="3.449cm" svg:y1="13.058cm" svg:x2="10.97cm" svg:y2="13.058cm">
              <text:p/>
            </draw:line>
            <draw:custom-shape draw:style-name="gr164" draw:text-style-name="P21" draw:layer="layout" svg:width="1.333cm" svg:height="1.345cm" svg:x="7.082cm" svg:y="12.3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6" draw:text-style-name="P22" draw:layer="layout" svg:width="0.515cm" svg:height="1.066cm" svg:x="7.491cm" svg:y="12.582cm">
              <draw:image xlink:href="Pictures/10006D4C0000175C00000BC867F77FC176D8AF34.svg" xlink:type="simple" xlink:show="embed" xlink:actuate="onLoad" draw:mime-type="image/svg+xml">
                <text:p/>
              </draw:image>
              <draw:image xlink:href="Pictures/100000010000011B0000008E652DEF898FFD88CA.png" xlink:type="simple" xlink:show="embed" xlink:actuate="onLoad" draw:mime-type="image/png"/>
            </draw:frame>
            <draw:line draw:style-name="gr38" draw:text-style-name="P8" draw:layer="layout" svg:x1="10.888cm" svg:y1="11.005cm" svg:x2="12.456cm" svg:y2="11.005cm">
              <text:p/>
            </draw:line>
            <draw:ellipse draw:style-name="gr15" draw:text-style-name="P10" xml:id="id139" draw:id="id139" draw:layer="layout" svg:width="1.945cm" svg:height="1.26cm" draw:transform="skewX (-0.00715584993317675) rotate (-3.14159265358979) translate (13.333cm 11.638cm)" draw:kind="cut" draw:start-angle="88.96" draw:end-angle="271.12">
              <text:p/>
            </draw:ellipse>
            <draw:connector draw:style-name="gr16" draw:text-style-name="P7" draw:layer="layout" draw:type="curve" svg:x1="13.328cm" svg:y1="11.008cm" svg:x2="14.618cm" svg:y2="12.065cm" draw:start-shape="id139" draw:start-glue-point="3" draw:end-shape="id140" draw:end-glue-point="0" svg:d="M13328 11008c860 0 1290 352 1290 1057" svg:viewBox="0 0 1291 1058">
              <text:p/>
            </draw:connector>
            <draw:connector draw:style-name="gr16" draw:text-style-name="P7" draw:layer="layout" draw:type="curve" svg:x1="10.896cm" svg:y1="8.732cm" svg:x2="13.532cm" svg:y2="9.5cm" draw:start-shape="id141" draw:start-glue-point="3" draw:end-shape="id142" draw:end-glue-point="3" svg:d="M10896 8732c0-751 809-627 1086-247s22 1015 1550 1015" svg:viewBox="0 0 2637 1318">
              <text:p/>
            </draw:connector>
            <draw:custom-shape draw:style-name="gr165" draw:text-style-name="P21" xml:id="id140" draw:id="id140" draw:layer="layout" svg:width="2.172cm" svg:height="1.096cm" svg:x="13.532cm" svg:y="12.06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6" draw:text-style-name="P21" xml:id="id142" draw:id="id142" draw:layer="layout" svg:width="2.172cm" svg:height="1.145cm" svg:x="13.532cm" svg:y="8.9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9" draw:text-style-name="P22" draw:layer="layout" svg:width="1.434cm" svg:height="0.77cm" svg:x="13.949cm" svg:y="9.136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0" draw:text-style-name="P22" draw:layer="layout" svg:width="1.365cm" svg:height="0.652cm" svg:x="13.996cm" svg:y="12.32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7" draw:text-style-name="P39" draw:layer="layout" svg:width="0.875cm" svg:height="0.962cm" svg:x="12.313cm" svg:y="10.529cm">
              <draw:text-box>
                <text:p><text:span text:style-name="T11">+</text:span></text:p>
              </draw:text-box>
            </draw:frame>
            <draw:line draw:style-name="gr34" draw:text-style-name="P8" draw:layer="layout" svg:x1="4.526cm" svg:y1="13.078cm" svg:x2="4.526cm" svg:y2="11.031cm">
              <text:p/>
            </draw:line>
            <draw:line draw:style-name="gr36" draw:text-style-name="P8" draw:layer="layout" svg:x1="10.893cm" svg:y1="13.086cm" svg:x2="10.893cm" svg:y2="9.294cm">
              <text:p/>
            </draw:line>
            <draw:line draw:style-name="gr41" draw:text-style-name="P8" draw:layer="layout" svg:x1="10.893cm" svg:y1="10.97cm" svg:x2="10.893cm" svg:y2="9.612cm">
              <text:p/>
            </draw:line>
            <draw:ellipse draw:style-name="gr15" draw:text-style-name="P10" xml:id="id141" draw:id="id141" draw:layer="layout" svg:width="1.963cm" svg:height="1.248cm" draw:transform="skewX (-0.00715584993317675) rotate (-1.5707963267949) translate (11.52cm 8.728cm)" draw:kind="cut" draw:start-angle="88.96" draw:end-angle="271.12">
              <text:p/>
            </draw:ellipse>
            <draw:frame draw:style-name="gr167" draw:text-style-name="P39" draw:layer="layout" svg:width="0.875cm" svg:height="0.962cm" svg:x="10.471cm" svg:y="8.842cm">
              <draw:text-box>
                <text:p><text:span text:style-name="T12">−</text:span></text:p>
              </draw:text-box>
            </draw:frame>
            <draw:custom-shape draw:style-name="gr39" draw:text-style-name="P9" draw:layer="layout" svg:width="1.834cm" svg:height="0.198cm" draw:transform="skewX (0.0101229096615671) rotate (0.790110552377833) translate (10.179cm 11.5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34" draw:layer="layout" svg:width="1.834cm" svg:height="0.199cm" draw:transform="skewX (0.0101229096615672) rotate (0.790110552377833) translate (3.811cm 13.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55" draw:text-style-name="P1" draw:layer="layout" svg:width="14.067cm" svg:height="6.227cm" svg:x="2.052cm" svg:y="14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8" draw:layer="layout" svg:x1="4.448cm" svg:y1="17.229cm" svg:x2="12.511cm" svg:y2="17.229cm">
            <text:p/>
          </draw:line>
          <draw:line draw:style-name="gr35" draw:text-style-name="P20" draw:layer="layout" svg:x1="2.408cm" svg:y1="19.282cm" svg:x2="4.283cm" svg:y2="19.283cm">
            <text:p/>
          </draw:line>
          <draw:line draw:style-name="gr36" draw:text-style-name="P32" draw:layer="layout" svg:x1="3.449cm" svg:y1="19.282cm" svg:x2="10.97cm" svg:y2="19.282cm">
            <text:p/>
          </draw:line>
          <draw:custom-shape draw:style-name="gr164" draw:text-style-name="P21" draw:layer="layout" svg:width="1.333cm" svg:height="1.345cm" svg:x="7.082cm" svg:y="18.6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22" draw:layer="layout" svg:width="0.515cm" svg:height="1.066cm" svg:x="7.491cm" svg:y="18.806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652DEF898FFD88CA.png" xlink:type="simple" xlink:show="embed" xlink:actuate="onLoad" draw:mime-type="image/png"/>
          </draw:frame>
          <draw:line draw:style-name="gr38" draw:text-style-name="P8" draw:layer="layout" svg:x1="10.888cm" svg:y1="17.229cm" svg:x2="12.456cm" svg:y2="17.229cm">
            <text:p/>
          </draw:line>
          <draw:ellipse draw:style-name="gr15" draw:text-style-name="P10" xml:id="id143" draw:id="id143" draw:layer="layout" svg:width="1.945cm" svg:height="1.26cm" draw:transform="skewX (-0.00715584993317675) rotate (-3.14159265358979) translate (13.333cm 17.862cm)" draw:kind="cut" draw:start-angle="88.96" draw:end-angle="271.12">
            <text:p/>
          </draw:ellipse>
          <draw:connector draw:style-name="gr16" draw:text-style-name="P7" draw:layer="layout" draw:type="curve" svg:x1="13.328cm" svg:y1="17.232cm" svg:x2="14.618cm" svg:y2="18.289cm" draw:start-shape="id143" draw:start-glue-point="3" draw:end-shape="id144" draw:end-glue-point="0" svg:d="M13328 17232c860 0 1290 352 1290 1057" svg:viewBox="0 0 1291 1058">
            <text:p/>
          </draw:connector>
          <draw:connector draw:style-name="gr16" draw:text-style-name="P7" draw:layer="layout" draw:type="curve" svg:x1="10.896cm" svg:y1="14.956cm" svg:x2="13.532cm" svg:y2="15.724cm" draw:start-shape="id145" draw:start-glue-point="3" draw:end-shape="id146" draw:end-glue-point="3" svg:d="M10896 14956c0-751 809-627 1086-247s22 1015 1550 1015" svg:viewBox="0 0 2637 1318">
            <text:p/>
          </draw:connector>
          <draw:custom-shape draw:style-name="gr165" draw:text-style-name="P21" xml:id="id144" draw:id="id144" draw:layer="layout" svg:width="2.172cm" svg:height="1.096cm" svg:x="13.532cm" svg:y="18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6" draw:text-style-name="P21" xml:id="id146" draw:id="id146" draw:layer="layout" svg:width="2.172cm" svg:height="1.145cm" svg:x="13.532cm" svg:y="15.1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9" draw:text-style-name="P22" draw:layer="layout" svg:width="1.434cm" svg:height="0.77cm" svg:x="13.949cm" svg:y="15.36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0" draw:text-style-name="P22" draw:layer="layout" svg:width="1.365cm" svg:height="0.652cm" svg:x="13.996cm" svg:y="18.544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3E6D741DE6A2C725.png" xlink:type="simple" xlink:show="embed" xlink:actuate="onLoad" draw:mime-type="image/png"/>
          </draw:frame>
          <draw:frame draw:style-name="gr167" draw:text-style-name="P39" draw:layer="layout" svg:width="0.875cm" svg:height="0.962cm" svg:x="12.313cm" svg:y="16.753cm">
            <draw:text-box>
              <text:p><text:span text:style-name="T11">+</text:span></text:p>
            </draw:text-box>
          </draw:frame>
          <draw:line draw:style-name="gr34" draw:text-style-name="P8" draw:layer="layout" svg:x1="4.526cm" svg:y1="19.302cm" svg:x2="4.526cm" svg:y2="17.255cm">
            <text:p/>
          </draw:line>
          <draw:line draw:style-name="gr36" draw:text-style-name="P8" draw:layer="layout" svg:x1="10.893cm" svg:y1="19.31cm" svg:x2="10.893cm" svg:y2="15.518cm">
            <text:p/>
          </draw:line>
          <draw:line draw:style-name="gr41" draw:text-style-name="P8" draw:layer="layout" svg:x1="10.893cm" svg:y1="17.194cm" svg:x2="10.893cm" svg:y2="15.836cm">
            <text:p/>
          </draw:line>
          <draw:ellipse draw:style-name="gr15" draw:text-style-name="P10" xml:id="id145" draw:id="id145" draw:layer="layout" svg:width="1.963cm" svg:height="1.248cm" draw:transform="skewX (-0.00715584993317675) rotate (-1.5707963267949) translate (11.52cm 14.952cm)" draw:kind="cut" draw:start-angle="88.96" draw:end-angle="271.12">
            <text:p/>
          </draw:ellipse>
          <draw:frame draw:style-name="gr167" draw:text-style-name="P39" draw:layer="layout" svg:width="0.875cm" svg:height="0.962cm" svg:x="10.471cm" svg:y="15.066cm">
            <draw:text-box>
              <text:p><text:span text:style-name="T12">−</text:span></text:p>
            </draw:text-box>
          </draw:frame>
          <draw:custom-shape draw:style-name="gr39" draw:text-style-name="P9" draw:layer="layout" svg:width="1.834cm" svg:height="0.198cm" draw:transform="skewX (0.0101229096615671) rotate (0.790110552377833) translate (10.179cm 17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4" draw:layer="layout" svg:width="1.834cm" svg:height="0.199cm" draw:transform="skewX (0.0101229096615672) rotate (0.790110552377833) translate (3.811cm 19.8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5" draw:text-style-name="P1" draw:layer="layout" svg:width="14.067cm" svg:height="6.227cm" svg:x="2.052cm" svg:y="14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8" draw:layer="layout" svg:x1="4.448cm" svg:y1="17.229cm" svg:x2="12.511cm" svg:y2="17.229cm">
              <text:p/>
            </draw:line>
            <draw:line draw:style-name="gr35" draw:text-style-name="P20" draw:layer="layout" svg:x1="2.408cm" svg:y1="19.282cm" svg:x2="4.283cm" svg:y2="19.283cm">
              <text:p/>
            </draw:line>
            <draw:line draw:style-name="gr36" draw:text-style-name="P32" draw:layer="layout" svg:x1="3.449cm" svg:y1="19.282cm" svg:x2="10.97cm" svg:y2="19.282cm">
              <text:p/>
            </draw:line>
            <draw:custom-shape draw:style-name="gr164" draw:text-style-name="P21" draw:layer="layout" svg:width="1.333cm" svg:height="1.345cm" svg:x="7.082cm" svg:y="18.6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6" draw:text-style-name="P22" draw:layer="layout" svg:width="0.515cm" svg:height="1.066cm" svg:x="7.491cm" svg:y="18.806cm">
              <draw:image xlink:href="Pictures/10006D4C0000175C00000BC867F77FC176D8AF34.svg" xlink:type="simple" xlink:show="embed" xlink:actuate="onLoad" draw:mime-type="image/svg+xml">
                <text:p/>
              </draw:image>
              <draw:image xlink:href="Pictures/100000010000011B0000008E652DEF898FFD88CA.png" xlink:type="simple" xlink:show="embed" xlink:actuate="onLoad" draw:mime-type="image/png"/>
            </draw:frame>
            <draw:line draw:style-name="gr38" draw:text-style-name="P8" draw:layer="layout" svg:x1="10.888cm" svg:y1="17.229cm" svg:x2="12.456cm" svg:y2="17.229cm">
              <text:p/>
            </draw:line>
            <draw:ellipse draw:style-name="gr15" draw:text-style-name="P10" xml:id="id147" draw:id="id147" draw:layer="layout" svg:width="1.945cm" svg:height="1.26cm" draw:transform="skewX (-0.00715584993317675) rotate (-3.14159265358979) translate (13.333cm 17.862cm)" draw:kind="cut" draw:start-angle="88.96" draw:end-angle="271.12">
              <text:p/>
            </draw:ellipse>
            <draw:connector draw:style-name="gr16" draw:text-style-name="P7" draw:layer="layout" draw:type="curve" svg:x1="13.328cm" svg:y1="17.232cm" svg:x2="14.618cm" svg:y2="18.289cm" draw:start-shape="id147" draw:start-glue-point="3" draw:end-shape="id148" draw:end-glue-point="0" svg:d="M13328 17232c860 0 1290 352 1290 1057" svg:viewBox="0 0 1291 1058">
              <text:p/>
            </draw:connector>
            <draw:connector draw:style-name="gr16" draw:text-style-name="P7" draw:layer="layout" draw:type="curve" svg:x1="10.896cm" svg:y1="14.956cm" svg:x2="13.532cm" svg:y2="15.724cm" draw:start-shape="id149" draw:start-glue-point="3" draw:end-shape="id150" draw:end-glue-point="3" svg:d="M10896 14956c0-751 809-627 1086-247s22 1015 1550 1015" svg:viewBox="0 0 2637 1318">
              <text:p/>
            </draw:connector>
            <draw:custom-shape draw:style-name="gr165" draw:text-style-name="P21" xml:id="id148" draw:id="id148" draw:layer="layout" svg:width="2.172cm" svg:height="1.096cm" svg:x="13.532cm" svg:y="18.28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6" draw:text-style-name="P21" xml:id="id150" draw:id="id150" draw:layer="layout" svg:width="2.172cm" svg:height="1.145cm" svg:x="13.532cm" svg:y="15.1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9" draw:text-style-name="P22" draw:layer="layout" svg:width="1.434cm" svg:height="0.77cm" svg:x="13.949cm" svg:y="15.36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0" draw:text-style-name="P22" draw:layer="layout" svg:width="1.365cm" svg:height="0.652cm" svg:x="13.996cm" svg:y="18.544cm">
              <draw:image xlink:href="Pictures/100044A6000013A30000099D6E8963A6514AE4DF.svg" xlink:type="simple" xlink:show="embed" xlink:actuate="onLoad" draw:mime-type="image/svg+xml">
                <text:p/>
              </draw:image>
              <draw:image xlink:href="Pictures/10000001000000ED000000743E6D741DE6A2C725.png" xlink:type="simple" xlink:show="embed" xlink:actuate="onLoad" draw:mime-type="image/png"/>
            </draw:frame>
            <draw:frame draw:style-name="gr167" draw:text-style-name="P39" draw:layer="layout" svg:width="0.875cm" svg:height="0.962cm" svg:x="12.313cm" svg:y="16.753cm">
              <draw:text-box>
                <text:p><text:span text:style-name="T11">+</text:span></text:p>
              </draw:text-box>
            </draw:frame>
            <draw:line draw:style-name="gr34" draw:text-style-name="P8" draw:layer="layout" svg:x1="4.526cm" svg:y1="19.302cm" svg:x2="4.526cm" svg:y2="17.255cm">
              <text:p/>
            </draw:line>
            <draw:line draw:style-name="gr36" draw:text-style-name="P8" draw:layer="layout" svg:x1="10.893cm" svg:y1="19.31cm" svg:x2="10.893cm" svg:y2="15.518cm">
              <text:p/>
            </draw:line>
            <draw:line draw:style-name="gr41" draw:text-style-name="P8" draw:layer="layout" svg:x1="10.893cm" svg:y1="17.194cm" svg:x2="10.893cm" svg:y2="15.836cm">
              <text:p/>
            </draw:line>
            <draw:ellipse draw:style-name="gr15" draw:text-style-name="P10" xml:id="id149" draw:id="id149" draw:layer="layout" svg:width="1.963cm" svg:height="1.248cm" draw:transform="skewX (-0.00715584993317675) rotate (-1.5707963267949) translate (11.52cm 14.952cm)" draw:kind="cut" draw:start-angle="88.96" draw:end-angle="271.12">
              <text:p/>
            </draw:ellipse>
            <draw:frame draw:style-name="gr167" draw:text-style-name="P39" draw:layer="layout" svg:width="0.875cm" svg:height="0.962cm" svg:x="10.471cm" svg:y="15.066cm">
              <draw:text-box>
                <text:p><text:span text:style-name="T12">−</text:span></text:p>
              </draw:text-box>
            </draw:frame>
            <draw:custom-shape draw:style-name="gr39" draw:text-style-name="P9" draw:layer="layout" svg:width="1.834cm" svg:height="0.198cm" draw:transform="skewX (0.0101229096615671) rotate (0.790110552377833) translate (10.179cm 17.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34" draw:layer="layout" svg:width="1.834cm" svg:height="0.199cm" draw:transform="skewX (0.0101229096615672) rotate (0.790110552377833) translate (3.811cm 19.8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32" draw:style-name="dp1" draw:master-page-name="Default">
        <draw:custom-shape draw:style-name="gr168" draw:text-style-name="P1" draw:layer="layout" svg:width="16.435cm" svg:height="8.219cm" svg:x="7.895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8" draw:layer="layout" svg:x1="9.693cm" svg:y1="10.165cm" svg:x2="21.529cm" svg:y2="10.165cm">
          <text:p/>
        </draw:line>
        <draw:line draw:style-name="gr35" draw:text-style-name="P20" draw:layer="layout" svg:x1="8.164cm" svg:y1="13.204cm" svg:x2="9.645cm" svg:y2="13.205cm">
          <text:p/>
        </draw:line>
        <draw:line draw:style-name="gr36" draw:text-style-name="P8" draw:layer="layout" svg:x1="8.196cm" svg:y1="13.203cm" svg:x2="19.977cm" svg:y2="13.203cm">
          <text:p/>
        </draw:line>
        <draw:custom-shape draw:style-name="gr37" draw:text-style-name="P21" draw:layer="layout" svg:width="1.333cm" svg:height="1.346cm" svg:x="14.264cm" svg:y="12.521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0.093cm" svg:y1="10.165cm" svg:x2="21.661cm" svg:y2="10.165cm">
          <text:p/>
        </draw:line>
        <draw:line draw:style-name="gr34" draw:text-style-name="P8" draw:layer="layout" svg:x1="9.77cm" svg:y1="13.204cm" svg:x2="9.77cm" svg:y2="10.094cm">
          <text:p/>
        </draw:line>
        <draw:custom-shape draw:style-name="gr39" draw:text-style-name="P9" draw:layer="layout" svg:width="1.834cm" svg:height="0.199cm" draw:transform="skewX (0.0101229096615672) rotate (0.790110552377833) translate (9.055cm 13.7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8" draw:layer="layout" svg:x1="19.9cm" svg:y1="13.282cm" svg:x2="19.9cm" svg:y2="8.63cm">
          <text:p/>
        </draw:line>
        <draw:line draw:style-name="gr41" draw:text-style-name="P8" draw:layer="layout" svg:x1="19.9cm" svg:y1="9.988cm" svg:x2="19.9cm" svg:y2="8.63cm">
          <text:p/>
        </draw:line>
        <draw:custom-shape draw:style-name="gr39" draw:text-style-name="P9" draw:layer="controls" svg:width="1.834cm" svg:height="0.199cm" draw:transform="skewX (0.0101229096615672) rotate (0.790110552377833) translate (19.186cm 10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22" draw:layer="layout" svg:width="1.801cm" svg:height="0.837cm" svg:x="10.607cm" svg:y="12.30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3" draw:text-style-name="P22" draw:layer="layout" svg:width="1.679cm" svg:height="0.837cm" svg:x="11.329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3.065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0.63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06" draw:text-style-name="P22" draw:layer="layout" svg:width="0.665cm" svg:height="0.837cm" svg:x="12.407cm" svg:y="12.303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10" draw:text-style-name="P22" draw:layer="layout" svg:width="0.975cm" svg:height="1.032cm" svg:x="14.442cm" svg:y="12.67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111" draw:text-style-name="P24" draw:layer="layout" svg:width="3.159cm" svg:height="5.081cm" svg:x="10.573cm" svg:y="8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5" draw:layer="layout" svg:width="2.024cm" svg:height="0.896cm" svg:x="11.141cm" svg:y="1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22" draw:layer="layout" svg:width="1.974cm" svg:height="0.837cm" svg:x="11.165cm" svg:y="13.6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g>
          <draw:frame draw:style-name="gr107" draw:text-style-name="P22" draw:layer="layout" svg:width="1.749cm" svg:height="0.83cm" svg:x="17.155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8" draw:text-style-name="P22" draw:layer="layout" svg:width="0.7cm" svg:height="0.83cm" svg:x="18.926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9" draw:text-style-name="P22" draw:layer="layout" svg:width="1.033cm" svg:height="0.83cm" svg:x="16.136cm" svg:y="12.3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ellipse draw:style-name="gr15" draw:text-style-name="P40" draw:layer="layout" svg:width="1.945cm" svg:height="1.26cm" draw:transform="skewX (-0.00785398163397448) rotate (-3.14159265358979) translate (22.699cm 10.768cm)" draw:kind="cut" draw:start-angle="88.96" draw:end-angle="271.12">
          <text:p/>
        </draw:ellipse>
        <draw:ellipse draw:style-name="gr15" draw:text-style-name="P10" draw:layer="layout" svg:width="1.963cm" svg:height="1.248cm" draw:transform="skewX (-0.00802851455917391) rotate (-1.5707963267949) translate (20.516cm 7.429cm)" draw:kind="cut" draw:start-angle="88.96" draw:end-angle="271.12">
          <text:p/>
        </draw:ellipse>
        <draw:custom-shape draw:style-name="gr157" draw:text-style-name="P21" xml:id="id151" draw:id="id151" draw:layer="layout" svg:width="2.172cm" svg:height="1.097cm" svg:x="21.841cm" svg:y="11.3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1" xml:id="id152" draw:id="id152" draw:layer="layout" svg:width="2.172cm" svg:height="1.146cm" svg:x="21.915cm" svg:y="6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38" draw:layer="layout" svg:width="0.875cm" svg:height="0.945cm" svg:x="19.467cm" svg:y="7.465cm">
          <draw:text-box>
            <text:p><text:span text:style-name="T10">−</text:span></text:p>
          </draw:text-box>
        </draw:frame>
        <draw:frame draw:style-name="gr161" draw:text-style-name="P38" draw:layer="layout" svg:width="0.875cm" svg:height="0.945cm" svg:x="21.771cm" svg:y="9.666cm">
          <draw:text-box>
            <text:p><text:span text:style-name="T9">+</text:span></text:p>
          </draw:text-box>
        </draw:frame>
        <draw:frame draw:style-name="gr98" draw:text-style-name="P22" draw:layer="layout" svg:width="0.806cm" svg:height="0.781cm" svg:x="22.598cm" svg:y="7.138cm">
          <draw:image xlink:href="Pictures/100000010000007C00000077444E8605DA2E1EB3.png" xlink:type="simple" xlink:show="embed" xlink:actuate="onLoad" draw:mime-type="image/png">
            <text:p/>
          </draw:image>
        </draw:frame>
        <draw:frame draw:style-name="gr98" draw:text-style-name="P22" draw:layer="layout" svg:width="0.806cm" svg:height="0.781cm" svg:x="22.552cm" svg:y="11.477cm">
          <draw:image xlink:href="Pictures/100000010000007C00000077444E8605DA2E1EB3.png" xlink:type="simple" xlink:show="embed" xlink:actuate="onLoad" draw:mime-type="image/png">
            <text:p/>
          </draw:image>
        </draw:frame>
        <draw:g>
          <draw:frame draw:style-name="gr103" draw:text-style-name="P22" draw:layer="layout" svg:width="1.679cm" svg:height="0.837cm" svg:x="16.965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8.701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6.266cm" svg:y="9.242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connector draw:style-name="gr169" draw:text-style-name="P7" draw:layer="layout" draw:type="line" svg:x1="21.841cm" svg:y1="11.903cm" svg:x2="22.051cm" svg:y2="12.945cm" draw:start-shape="id151" draw:start-glue-point="3" svg:d="M21841 11903l210 1042" svg:viewBox="0 0 211 1043">
          <text:p/>
        </draw:connector>
        <draw:connector draw:style-name="gr169" draw:text-style-name="P7" draw:layer="layout" draw:type="line" svg:x1="22.168cm" svg:y1="8.187cm" svg:x2="23.001cm" svg:y2="8.125cm" draw:end-shape="id152" draw:end-glue-point="2" svg:d="M22168 8187l833-62" svg:viewBox="0 0 834 63">
          <text:p/>
        </draw:connector>
      </draw:page>
      <draw:page draw:name="page33" draw:style-name="dp1" draw:master-page-name="Default">
        <draw:custom-shape draw:style-name="gr30" draw:text-style-name="P1" draw:layer="layout" svg:width="5.972cm" svg:height="8.218cm" svg:x="7.896cm" svg:y="6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5.479cm" svg:height="8.219cm" svg:x="13.872cm" svg:y="6.764cm">
          <text:p text:style-name="P2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985cm" svg:height="8.219cm" svg:x="19.352cm" svg:y="6.753cm">
          <text:p text:style-name="P2"><text:span text:style-name="T1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3" draw:text-style-name="P16" draw:layer="layout" svg:width="4.486cm" svg:height="0.962cm" svg:x="7.896cm" svg:y="6.861cm">
          <draw:text-box>
            <text:p><text:span text:style-name="T2">Pre-selection</text:span></text:p>
          </draw:text-box>
        </draw:frame>
        <draw:frame draw:style-name="gr24" draw:text-style-name="P16" draw:layer="layout" svg:width="4.841cm" svg:height="0.962cm" svg:x="19.352cm" svg:y="14.04cm">
          <draw:text-box>
            <text:p><text:span text:style-name="T2">Post-selection</text:span></text:p>
          </draw:text-box>
        </draw:frame>
        <draw:frame draw:style-name="gr25" draw:text-style-name="P16" draw:layer="layout" svg:width="3.749cm" svg:height="0.962cm" svg:x="13.872cm" svg:y="6.861cm">
          <draw:text-box>
            <text:p><text:span text:style-name="T2">Interaction</text:span></text:p>
          </draw:text-box>
        </draw:frame>
        <draw:line draw:style-name="gr33" draw:text-style-name="P7" draw:layer="layout" svg:x1="13.872cm" svg:y1="6.764cm" svg:x2="13.872cm" svg:y2="14.983cm">
          <text:p/>
        </draw:line>
        <draw:line draw:style-name="gr34" draw:text-style-name="P8" draw:layer="layout" svg:x1="9.693cm" svg:y1="10.557cm" svg:x2="16.64cm" svg:y2="10.557cm">
          <text:p/>
        </draw:line>
        <draw:line draw:style-name="gr33" draw:text-style-name="P7" draw:layer="layout" svg:x1="19.352cm" svg:y1="6.764cm" svg:x2="19.352cm" svg:y2="14.983cm">
          <text:p/>
        </draw:line>
        <draw:line draw:style-name="gr35" draw:text-style-name="P20" draw:layer="layout" svg:x1="8.164cm" svg:y1="13.597cm" svg:x2="9.645cm" svg:y2="13.598cm">
          <text:p/>
        </draw:line>
        <draw:line draw:style-name="gr36" draw:text-style-name="P8" draw:layer="layout" svg:x1="8.196cm" svg:y1="13.595cm" svg:x2="20.774cm" svg:y2="13.595cm">
          <text:p/>
        </draw:line>
        <draw:custom-shape draw:style-name="gr37" draw:text-style-name="P21" draw:layer="layout" svg:width="1.333cm" svg:height="1.346cm" svg:x="14.081cm" svg:y="12.914cm">
          <text:p/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20.774cm" svg:y1="10.557cm" svg:x2="23.28cm" svg:y2="10.557cm">
          <text:p/>
        </draw:line>
        <draw:ellipse draw:style-name="gr15" draw:text-style-name="P10" xml:id="id153" draw:id="id153" draw:layer="layout" svg:width="1.348cm" svg:height="0.996cm" draw:transform="skewX (-0.0101229096615671) rotate (-3.14159265358979) translate (23.752cm 11.054cm)" draw:kind="cut" draw:start-angle="88.96" draw:end-angle="271.12">
          <text:p/>
        </draw:ellipse>
        <draw:connector draw:style-name="gr16" draw:text-style-name="P7" draw:layer="layout" draw:type="curve" draw:line-skew="-0.275cm" svg:x1="23.747cm" svg:y1="10.556cm" svg:x2="23.612cm" svg:y2="8.926cm" draw:start-shape="id153" draw:start-glue-point="3" svg:d="M23747 10556c339 0 406-1630-135-1630" svg:viewBox="0 0 399 1631">
          <text:p/>
        </draw:connector>
        <draw:line draw:style-name="gr34" draw:text-style-name="P8" draw:layer="layout" svg:x1="9.77cm" svg:y1="13.596cm" svg:x2="9.77cm" svg:y2="10.486cm">
          <text:p/>
        </draw:line>
        <draw:custom-shape draw:style-name="gr39" draw:text-style-name="P9" draw:layer="layout" svg:width="1.834cm" svg:height="0.199cm" draw:transform="skewX (0.0101229096615672) rotate (0.790110552377833) translate (9.055cm 1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2.055cm" svg:height="0.899cm" svg:x="20.909cm" svg:y="10.629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36" draw:text-style-name="P8" draw:layer="layout" svg:x1="20.774cm" svg:y1="13.673cm" svg:x2="20.774cm" svg:y2="7.91cm">
          <text:p/>
        </draw:line>
        <draw:connector draw:style-name="gr16" draw:text-style-name="P7" draw:layer="layout" draw:type="curve" svg:x1="20.772cm" svg:y1="7.529cm" svg:x2="22.477cm" svg:y2="7.174cm" draw:start-shape="id154" draw:start-glue-point="3" svg:d="M20772 7529c0-751 1705-574 1705-355" svg:viewBox="0 0 1706 545">
          <text:p/>
        </draw:connector>
        <draw:ellipse draw:style-name="gr15" draw:text-style-name="P10" xml:id="id154" draw:id="id154" draw:layer="layout" svg:width="1.359cm" svg:height="0.987cm" draw:transform="skewX (-0.0101229096615671) rotate (-1.5707963267949) translate (21.265cm 7.524cm)" draw:kind="cut" draw:start-angle="88.96" draw:end-angle="271.12">
          <text:p/>
        </draw:ellipse>
        <draw:frame draw:style-name="gr47" draw:text-style-name="P22" draw:layer="layout" svg:width="2.105cm" svg:height="0.844cm" draw:transform="rotate (1.5707963267949) translate (19.827cm 10.425cm)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39" draw:text-style-name="P9" draw:layer="controls" svg:width="1.834cm" svg:height="0.199cm" draw:transform="skewX (0.0101229096615672) rotate (0.790110552377833) translate (20.061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3" draw:text-style-name="P22" draw:layer="layout" svg:width="1.679cm" svg:height="0.837cm" svg:x="11.329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4" draw:text-style-name="P22" draw:layer="layout" svg:width="0.671cm" svg:height="0.837cm" svg:x="13.065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5" draw:text-style-name="P22" draw:layer="layout" svg:width="0.724cm" svg:height="0.837cm" svg:x="10.63cm" svg:y="9.634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4" draw:text-style-name="P31" draw:layer="layout" svg:width="2.211cm" svg:height="0.823cm" svg:x="15.635cm" svg:y="8.759cm">
          <draw:text-box>
            <text:p text:style-name="P27"><text:span text:style-name="T3">Blocker</text:span></text:p>
          </draw:text-box>
        </draw:frame>
        <draw:custom-shape draw:style-name="gr57" draw:text-style-name="P9" draw:layer="layout" svg:width="0.79cm" svg:height="2.141cm" svg:x="16.27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07" draw:text-style-name="P22" draw:layer="layout" svg:width="1.749cm" svg:height="0.83cm" svg:x="16.746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8" draw:text-style-name="P22" draw:layer="layout" svg:width="0.7cm" svg:height="0.83cm" svg:x="18.51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  <draw:frame draw:style-name="gr109" draw:text-style-name="P22" draw:layer="layout" svg:width="1.033cm" svg:height="0.83cm" svg:x="15.727cm" svg:y="12.705cm">
            <draw:image xlink:href="Pictures/10006FE500001266000004729C468BAEBC076208.svg" xlink:type="simple" xlink:show="embed" xlink:actuate="onLoad" draw:mime-type="image/svg+xml">
              <text:p/>
            </draw:image>
            <draw:image xlink:href="Pictures/10000001000000DE00000036C45E3F5B2491EEF9.png" xlink:type="simple" xlink:show="embed" xlink:actuate="onLoad" draw:mime-type="image/png"/>
          </draw:frame>
        </draw:g>
        <draw:frame draw:style-name="gr110" draw:text-style-name="P22" draw:layer="layout" svg:width="0.975cm" svg:height="1.032cm" svg:x="14.26cm" svg:y="13.0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custom-shape draw:style-name="gr53" draw:text-style-name="P5" draw:layer="layout" svg:width="16.435cm" svg:height="8.219cm" svg:x="7.895cm" svg:y="6.76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3.159cm" svg:height="5.081cm" svg:x="10.573cm" svg:y="9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5" draw:layer="layout" svg:width="2.024cm" svg:height="0.896cm" svg:x="11.141cm" svg:y="13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22" draw:layer="layout" svg:width="1.974cm" svg:height="0.837cm" svg:x="11.165cm" svg:y="14.009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2" draw:text-style-name="P22" draw:layer="layout" svg:width="1.801cm" svg:height="0.837cm" svg:x="10.901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  <draw:frame draw:style-name="gr106" draw:text-style-name="P22" draw:layer="layout" svg:width="0.665cm" svg:height="0.837cm" svg:x="12.7cm" svg:y="12.672cm">
          <draw:image xlink:href="Pictures/10006FE500001266000004729C468BAEBC076208.svg" xlink:type="simple" xlink:show="embed" xlink:actuate="onLoad" draw:mime-type="image/svg+xml">
            <text:p/>
          </draw:image>
          <draw:image xlink:href="Pictures/10000001000000DE00000036C45E3F5B2491EEF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4" draw:display-name="Gradient 54" draw:style="axial" draw:start-color="#ffffff" draw:end-color="#999999" draw:start-intensity="100%" draw:end-intensity="100%" draw:angle="13deg" draw:border="0%"/>
    <draw:gradient draw:name="Gradient_20_56" draw:display-name="Gradient 56" draw:style="axial" draw:start-color="#ffffff" draw:end-color="#cccccc" draw:start-intensity="100%" draw:end-intensity="100%" draw:angle="13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_20_equal" draw:display-name="Dash equal" draw:style="rect" draw:dots1="1" draw:dots1-length="150%" draw:distance="150%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10:43:45.040870796</meta:creation-date>
    <dc:date>2026-02-04T14:48:54.626465709</dc:date>
    <meta:editing-duration>P18DT7H35M58S</meta:editing-duration>
    <meta:editing-cycles>223</meta:editing-cycles>
    <meta:generator>LibreOffice/7.3.7.2$Linux_X86_64 LibreOffice_project/30$Build-2</meta:generator>
    <meta:document-statistic meta:object-count="1454"/>
  </office:meta>
</office:document-meta>
</file>